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0.5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="0.002cm solid #000000"/>
      <style:text-properties style:font-name="DejaVu Sans" style:font-name-asian="DejaVu Sans1" style:font-name-complex="DejaVu Sans1"/>
    </style:style>
    <style:style style:name="ce5" style:family="table-cell" style:parent-style-name="Default">
      <style:text-properties style:font-name="DejaVu Sans" style:font-name-asian="DejaVu Sans1" style:font-name-complex="DejaVu Sans1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ext-properties style:font-name="DejaVu Sans" style:text-underline-style="none" style:font-name-asian="DejaVu Sans1" style:font-name-complex="DejaVu Sans1"/>
    </style:style>
    <style:style style:name="gr1" style:family="graphic">
      <style:graphic-properties draw:ole-draw-aspect="1"/>
    </style:style>
  </office:automatic-styles>
  <office:body>
    <office:spreadsheet>
      <table:table table:name="reportes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REPORTES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office:value-type="string">
            <text:p>LATENCIA EN RTLINUX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style-name="ce3" office:value-type="string" table:number-columns-spanned="3" table:number-rows-spanned="1">
            <text:p>FRECUENCIAS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10000">
            <text:p>10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EDIA</text:p>
          </table:table-cell>
          <table:table-cell table:style-name="ce1" table:formula="oooc:=AVERAGE([datos.B3:.B502])" office:value-type="float" office:value="999996.608">
            <text:p>999996,61</text:p>
          </table:table-cell>
          <table:table-cell table:style-name="ce1" table:formula="oooc:=AVERAGE([datos.C3:.C502])" office:value-type="float" office:value="499998.656">
            <text:p>499998,66</text:p>
          </table:table-cell>
          <table:table-cell table:style-name="ce1" table:formula="oooc:=AVERAGE([datos.D3:.D502])" office:value-type="float" office:value="199999.168">
            <text:p>199999,1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TD</text:p>
          </table:table-cell>
          <table:table-cell table:style-name="ce1" table:formula="oooc:=STDEV([datos.B3:.B502])" office:value-type="float" office:value="1079.01833880939">
            <text:p>1079,02</text:p>
          </table:table-cell>
          <table:table-cell table:style-name="ce1" table:formula="oooc:=STDEV([datos.C3:.C502])" office:value-type="float" office:value="1702.81844451308">
            <text:p>1702,82</text:p>
          </table:table-cell>
          <table:table-cell table:style-name="ce1" table:formula="oooc:=STDEV([datos.D3:.D502])" office:value-type="float" office:value="2229.71065364409">
            <text:p>2229,7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IN</text:p>
          </table:table-cell>
          <table:table-cell table:style-name="ce1" table:formula="oooc:=MIN([datos.B3:.B502])" office:value-type="float" office:value="987424">
            <text:p>987424</text:p>
          </table:table-cell>
          <table:table-cell table:style-name="ce1" table:formula="oooc:=MIN([datos.C3:.C502])" office:value-type="float" office:value="486880">
            <text:p>486880</text:p>
          </table:table-cell>
          <table:table-cell table:style-name="ce1" table:formula="oooc:=MIN([datos.D3:.D502])" office:value-type="float" office:value="186624">
            <text:p>1866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AX</text:p>
          </table:table-cell>
          <table:table-cell table:style-name="ce1" table:formula="oooc:=MAX([datos.B3:.B502])" office:value-type="float" office:value="1012000">
            <text:p>1012000</text:p>
          </table:table-cell>
          <table:table-cell table:style-name="ce1" table:formula="oooc:=MAX([datos.C3:.C502])" office:value-type="float" office:value="513184">
            <text:p>513184</text:p>
          </table:table-cell>
          <table:table-cell table:style-name="ce1" table:formula="oooc:=MAX([datos.D3:.D502])" office:value-type="float" office:value="213152">
            <text:p>21315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ADLINES</text:p>
          </table:table-cell>
          <table:table-cell table:style-name="ce1" table:number-columns-repeated="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EDICIONES DE MINIX4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3" office:value-type="string" table:number-columns-spanned="3" table:number-rows-spanned="1">
            <text:p>FRECUENCIAS EN VACIO</text:p>
          </table:table-cell>
          <table:covered-table-cell table:number-columns-repeated="2" table:style-name="ce1"/>
          <table:table-cell table:style-name="ce3" office:value-type="string" table:number-columns-spanned="3" table:number-rows-spanned="1">
            <text:p>FRECUENCIAS CON CARGA</text:p>
          </table:table-cell>
          <table:covered-table-cell table:number-columns-repeated="2" table:style-name="ce1"/>
        </table:table-row>
        <table:table-row table:style-name="ro1">
          <table:table-cell table:style-name="ce1"/>
          <table:table-cell table:style-name="ce1" office:value-type="float" office:value="10000">
            <text:p>10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000">
            <text:p>1000</text:p>
          </table:table-cell>
        </table:table-row>
        <table:table-row table:style-name="ro1">
          <table:table-cell table:style-name="ce1" office:value-type="string">
            <text:p>MEDIA</text:p>
          </table:table-cell>
          <table:table-cell table:style-name="ce4" table:formula="oooc:=AVERAGE([datos.G3:.G502])" office:value-type="float" office:value="999102.528">
            <text:p>999102,53</text:p>
          </table:table-cell>
          <table:table-cell table:style-name="ce4" table:formula="oooc:=AVERAGE([datos.H3:.H502])" office:value-type="float" office:value="499566.272">
            <text:p>499566,27</text:p>
          </table:table-cell>
          <table:table-cell table:style-name="ce4" table:formula="oooc:=AVERAGE([datos.I3:.I502])" office:value-type="float" office:value="199488.064">
            <text:p>199488,06</text:p>
          </table:table-cell>
          <table:table-cell table:style-name="ce4" table:formula="oooc:=AVERAGE([datos.L3:.L502])" office:value-type="float" office:value="999122.112">
            <text:p>999122,11</text:p>
          </table:table-cell>
          <table:table-cell table:style-name="ce4" table:formula="oooc:=AVERAGE([datos.M3:.M502])" office:value-type="float" office:value="499548.288">
            <text:p>499548,29</text:p>
          </table:table-cell>
          <table:table-cell table:style-name="ce4" table:formula="oooc:=AVERAGE([datos.N3:.N502])" office:value-type="float" office:value="199408.832">
            <text:p>199408,83</text:p>
          </table:table-cell>
        </table:table-row>
        <table:table-row table:style-name="ro1">
          <table:table-cell table:style-name="ce1" office:value-type="string">
            <text:p>STD</text:p>
          </table:table-cell>
          <table:table-cell table:style-name="ce1" table:formula="oooc:=STDEV([datos.G3:.G502])" office:value-type="float" office:value="14372.6001405039">
            <text:p>14372,6</text:p>
          </table:table-cell>
          <table:table-cell table:style-name="ce1" table:formula="oooc:=STDEV([datos.H3:.H502])" office:value-type="float" office:value="2791.26154705433">
            <text:p>2791,26</text:p>
          </table:table-cell>
          <table:table-cell table:style-name="ce1" table:formula="oooc:=STDEV([datos.I3:.I502])" office:value-type="float" office:value="3314.7239428856">
            <text:p>3314,72</text:p>
          </table:table-cell>
          <table:table-cell table:style-name="ce1" table:formula="oooc:=STDEV([datos.L3:.L502])" office:value-type="float" office:value="10896.3794963149">
            <text:p>10896,38</text:p>
          </table:table-cell>
          <table:table-cell table:style-name="ce1" table:formula="oooc:=STDEV([datos.M3:.M502])" office:value-type="float" office:value="12700.6739630339">
            <text:p>12700,67</text:p>
          </table:table-cell>
          <table:table-cell table:style-name="ce1" table:formula="oooc:=STDEV([datos.N3:.N502])" office:value-type="float" office:value="5012.85171058557">
            <text:p>5012,85</text:p>
          </table:table-cell>
        </table:table-row>
        <table:table-row table:style-name="ro1">
          <table:table-cell table:style-name="ce1" office:value-type="string">
            <text:p>MIN</text:p>
          </table:table-cell>
          <table:table-cell table:style-name="ce1" table:formula="oooc:=MIN([datos.G3:.G502])" office:value-type="float" office:value="771840">
            <text:p>771840</text:p>
          </table:table-cell>
          <table:table-cell table:style-name="ce1" table:formula="oooc:=MIN([datos.H3:.H502])" office:value-type="float" office:value="485440">
            <text:p>485440</text:p>
          </table:table-cell>
          <table:table-cell table:style-name="ce1" table:formula="oooc:=MIN([datos.I3:.I502])" office:value-type="float" office:value="178144">
            <text:p>178144</text:p>
          </table:table-cell>
          <table:table-cell table:style-name="ce1" table:formula="oooc:=MIN([datos.L3:.L502])" office:value-type="float" office:value="862976">
            <text:p>862976</text:p>
          </table:table-cell>
          <table:table-cell table:style-name="ce1" table:formula="oooc:=MIN([datos.M3:.M502])" office:value-type="float" office:value="311456">
            <text:p>311456</text:p>
          </table:table-cell>
          <table:table-cell table:style-name="ce1" table:formula="oooc:=MIN([datos.N3:.N502])" office:value-type="float" office:value="157696">
            <text:p>157696</text:p>
          </table:table-cell>
        </table:table-row>
        <table:table-row table:style-name="ro1">
          <table:table-cell table:style-name="ce1" office:value-type="string">
            <text:p>MAX</text:p>
          </table:table-cell>
          <table:table-cell table:style-name="ce1" table:formula="oooc:=MAX([datos.G3:.G502])" office:value-type="float" office:value="1218144">
            <text:p>1218144</text:p>
          </table:table-cell>
          <table:table-cell table:style-name="ce1" table:formula="oooc:=MAX([datos.H3:.H502])" office:value-type="float" office:value="518048">
            <text:p>518048</text:p>
          </table:table-cell>
          <table:table-cell table:style-name="ce1" table:formula="oooc:=MAX([datos.I3:.I502])" office:value-type="float" office:value="212544">
            <text:p>212544</text:p>
          </table:table-cell>
          <table:table-cell table:style-name="ce1" table:formula="oooc:=MAX([datos.L3:.L502])" office:value-type="float" office:value="1136064">
            <text:p>1136064</text:p>
          </table:table-cell>
          <table:table-cell table:style-name="ce1" table:formula="oooc:=MAX([datos.M3:.M502])" office:value-type="float" office:value="688192">
            <text:p>688192</text:p>
          </table:table-cell>
          <table:table-cell table:style-name="ce1" table:formula="oooc:=MAX([datos.N3:.N502])" office:value-type="float" office:value="236320">
            <text:p>236320</text:p>
          </table:table-cell>
        </table:table-row>
        <table:table-row table:style-name="ro1">
          <table:table-cell table:style-name="ce1" office:value-type="string">
            <text:p>DEADLINES</text:p>
          </table:table-cell>
          <table:table-cell table:style-name="ce1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reportes.D41" table:end-x="1.809cm" table:end-y="0.214cm" draw:z-index="0" draw:style-name="gr1" svg:width="7.988cm" svg:height="6.991cm" svg:x="0.594cm" svg:y="0.026cm">
              <draw:object draw:notify-on-update-of-ranges="datos.A508:datos.E5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reportes.H41" table:end-x="1.648cm" table:end-y="0.276cm" draw:z-index="1" draw:style-name="gr1" svg:width="7.999cm" svg:height="6.999cm" svg:x="0.422cm" svg:y="0.08cm">
              <draw:object draw:notify-on-update-of-ranges="datos.G508:datos.J5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reportes.F59" table:end-x="1.961cm" table:end-y="0.303cm" draw:z-index="2" draw:style-name="gr1" svg:width="7.999cm" svg:height="6.999cm" svg:x="0.735cm" svg:y="0.107cm">
              <draw:object draw:notify-on-update-of-ranges="datos.L508:datos.O5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  <table:table table:name="dato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 table:number-columns-spanned="3" table:number-rows-spanned="1">
            <text:p>Frecuencias latencia (ms)</text:p>
          </table:table-cell>
          <table:covered-table-cell table:number-columns-repeated="2"/>
          <table:table-cell table:number-columns-repeated="2"/>
          <table:table-cell table:style-name="ce2" office:value-type="string" table:number-columns-spanned="3" table:number-rows-spanned="1">
            <text:p>Frecuencias sin carga (ms)</text:p>
          </table:table-cell>
          <table:covered-table-cell table:number-columns-repeated="2"/>
          <table:table-cell table:number-columns-repeated="2"/>
          <table:table-cell table:style-name="ce2" office:value-type="string" table:number-columns-spanned="3" table:number-rows-spanned="1">
            <text:p>Frecuencias con carga (ms)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9872">
            <text:p>999872</text:p>
          </table:table-cell>
          <table:table-cell office:value-type="float" office:value="500608">
            <text:p>500608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1">
            <text:p>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">
            <text:p>1</text:p>
          </table:table-cell>
          <table:table-cell office:value-type="float" office:value="997056">
            <text:p>997056</text:p>
          </table:table-cell>
          <table:table-cell office:value-type="float" office:value="503296">
            <text:p>503296</text:p>
          </table:table-cell>
          <table:table-cell office:value-type="float" office:value="180640">
            <text:p>18064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704">
            <text:p>1000704</text:p>
          </table:table-cell>
          <table:table-cell office:value-type="float" office:value="500384">
            <text:p>500384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">
            <text:p>2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">
            <text:p>2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216000">
            <text:p>216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">
            <text:p>3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">
            <text:p>3</text:p>
          </table:table-cell>
          <table:table-cell office:value-type="float" office:value="1001952">
            <text:p>1001952</text:p>
          </table:table-cell>
          <table:table-cell office:value-type="float" office:value="489600">
            <text:p>48960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99840">
            <text:p>999840</text:p>
          </table:table-cell>
          <table:table-cell office:value-type="float" office:value="499232">
            <text:p>499232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4">
            <text:p>4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">
            <text:p>4</text:p>
          </table:table-cell>
          <table:table-cell office:value-type="float" office:value="997056">
            <text:p>997056</text:p>
          </table:table-cell>
          <table:table-cell office:value-type="float" office:value="510272">
            <text:p>5102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5">
            <text:p>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5">
            <text:p>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85152">
            <text:p>18515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9488">
            <text:p>999488</text:p>
          </table:table-cell>
          <table:table-cell office:value-type="float" office:value="500320">
            <text:p>500320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6">
            <text:p>6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">
            <text:p>6</text:p>
          </table:table-cell>
          <table:table-cell office:value-type="float" office:value="999872">
            <text:p>999872</text:p>
          </table:table-cell>
          <table:table-cell office:value-type="float" office:value="489088">
            <text:p>489088</text:p>
          </table:table-cell>
          <table:table-cell office:value-type="float" office:value="211712">
            <text:p>21171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960">
            <text:p>1000960</text:p>
          </table:table-cell>
          <table:table-cell office:value-type="float" office:value="500320">
            <text:p>50032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7">
            <text:p>7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7">
            <text:p>7</text:p>
          </table:table-cell>
          <table:table-cell office:value-type="float" office:value="999680">
            <text:p>999680</text:p>
          </table:table-cell>
          <table:table-cell office:value-type="float" office:value="512864">
            <text:p>512864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99936">
            <text:p>999936</text:p>
          </table:table-cell>
          <table:table-cell office:value-type="float" office:value="499232">
            <text:p>49923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8">
            <text:p>8</text:p>
          </table:table-cell>
          <table:table-cell office:value-type="float" office:value="999328">
            <text:p>999328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8">
            <text:p>8</text:p>
          </table:table-cell>
          <table:table-cell office:value-type="float" office:value="999328">
            <text:p>999328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9872">
            <text:p>999872</text:p>
          </table:table-cell>
          <table:table-cell office:value-type="float" office:value="500576">
            <text:p>500576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9">
            <text:p>9</text:p>
          </table:table-cell>
          <table:table-cell office:value-type="float" office:value="999680">
            <text:p>999680</text:p>
          </table:table-cell>
          <table:table-cell office:value-type="float" office:value="503584">
            <text:p>50358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">
            <text:p>9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9488">
            <text:p>999488</text:p>
          </table:table-cell>
          <table:table-cell office:value-type="float" office:value="500416">
            <text:p>500416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10">
            <text:p>10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">
            <text:p>10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1">
            <text:p>11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1">
            <text:p>11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12">
            <text:p>12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2">
            <text:p>12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0992">
            <text:p>1000992</text:p>
          </table:table-cell>
          <table:table-cell office:value-type="float" office:value="499776">
            <text:p>499776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13">
            <text:p>13</text:p>
          </table:table-cell>
          <table:table-cell office:value-type="float" office:value="997568">
            <text:p>997568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">
            <text:p>13</text:p>
          </table:table-cell>
          <table:table-cell office:value-type="float" office:value="992704">
            <text:p>992704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14">
            <text:p>14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0464">
            <text:p>190464</text:p>
          </table:table-cell>
          <table:table-cell/>
          <table:table-cell office:value-type="float" office:value="14">
            <text:p>14</text:p>
          </table:table-cell>
          <table:table-cell office:value-type="float" office:value="1004224">
            <text:p>1004224</text:p>
          </table:table-cell>
          <table:table-cell office:value-type="float" office:value="498368">
            <text:p>49836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5">
            <text:p>15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208480">
            <text:p>208480</text:p>
          </table:table-cell>
          <table:table-cell/>
          <table:table-cell office:value-type="float" office:value="15">
            <text:p>15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16">
            <text:p>1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6">
            <text:p>16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7">
            <text:p>1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">
            <text:p>17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0640">
            <text:p>1000640</text:p>
          </table:table-cell>
          <table:table-cell office:value-type="float" office:value="500384">
            <text:p>500384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18">
            <text:p>18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8">
            <text:p>18</text:p>
          </table:table-cell>
          <table:table-cell office:value-type="float" office:value="1001984">
            <text:p>1001984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99840">
            <text:p>999840</text:p>
          </table:table-cell>
          <table:table-cell office:value-type="float" office:value="500000">
            <text:p>50000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19">
            <text:p>19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9">
            <text:p>19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9616">
            <text:p>999616</text:p>
          </table:table-cell>
          <table:table-cell office:value-type="float" office:value="499776">
            <text:p>499776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0">
            <text:p>20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0">
            <text:p>20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21">
            <text:p>21</text:p>
          </table:table-cell>
          <table:table-cell office:value-type="float" office:value="992384">
            <text:p>992384</text:p>
          </table:table-cell>
          <table:table-cell office:value-type="float" office:value="496064">
            <text:p>496064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21">
            <text:p>21</text:p>
          </table:table-cell>
          <table:table-cell office:value-type="float" office:value="999360">
            <text:p>999360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99776">
            <text:p>999776</text:p>
          </table:table-cell>
          <table:table-cell office:value-type="float" office:value="500320">
            <text:p>500320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22">
            <text:p>22</text:p>
          </table:table-cell>
          <table:table-cell office:value-type="float" office:value="1004544">
            <text:p>1004544</text:p>
          </table:table-cell>
          <table:table-cell office:value-type="float" office:value="503616">
            <text:p>503616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22">
            <text:p>22</text:p>
          </table:table-cell>
          <table:table-cell office:value-type="float" office:value="999648">
            <text:p>999648</text:p>
          </table:table-cell>
          <table:table-cell office:value-type="float" office:value="496608">
            <text:p>49660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99872">
            <text:p>999872</text:p>
          </table:table-cell>
          <table:table-cell office:value-type="float" office:value="499232">
            <text:p>499232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23">
            <text:p>23</text:p>
          </table:table-cell>
          <table:table-cell office:value-type="float" office:value="1001952">
            <text:p>1001952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3">
            <text:p>23</text:p>
          </table:table-cell>
          <table:table-cell office:value-type="float" office:value="997600">
            <text:p>997600</text:p>
          </table:table-cell>
          <table:table-cell office:value-type="float" office:value="503040">
            <text:p>50304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0672">
            <text:p>1000672</text:p>
          </table:table-cell>
          <table:table-cell office:value-type="float" office:value="500640">
            <text:p>50064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4">
            <text:p>24</text:p>
          </table:table-cell>
          <table:table-cell office:value-type="float" office:value="997056">
            <text:p>997056</text:p>
          </table:table-cell>
          <table:table-cell office:value-type="float" office:value="498720">
            <text:p>49872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4">
            <text:p>24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99872">
            <text:p>999872</text:p>
          </table:table-cell>
          <table:table-cell office:value-type="float" office:value="500000">
            <text:p>50000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25">
            <text:p>25</text:p>
          </table:table-cell>
          <table:table-cell office:value-type="float" office:value="1001952">
            <text:p>1001952</text:p>
          </table:table-cell>
          <table:table-cell office:value-type="float" office:value="498880">
            <text:p>49888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5">
            <text:p>25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99840">
            <text:p>999840</text:p>
          </table:table-cell>
          <table:table-cell office:value-type="float" office:value="499840">
            <text:p>4998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6">
            <text:p>26</text:p>
          </table:table-cell>
          <table:table-cell office:value-type="float" office:value="997600">
            <text:p>997600</text:p>
          </table:table-cell>
          <table:table-cell office:value-type="float" office:value="503072">
            <text:p>50307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6">
            <text:p>26</text:p>
          </table:table-cell>
          <table:table-cell office:value-type="float" office:value="999904">
            <text:p>999904</text:p>
          </table:table-cell>
          <table:table-cell office:value-type="float" office:value="492288">
            <text:p>4922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99872">
            <text:p>999872</text:p>
          </table:table-cell>
          <table:table-cell office:value-type="float" office:value="499488">
            <text:p>499488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27">
            <text:p>27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7">
            <text:p>27</text:p>
          </table:table-cell>
          <table:table-cell office:value-type="float" office:value="997056">
            <text:p>997056</text:p>
          </table:table-cell>
          <table:table-cell office:value-type="float" office:value="504768">
            <text:p>50476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99808">
            <text:p>999808</text:p>
          </table:table-cell>
          <table:table-cell office:value-type="float" office:value="500352">
            <text:p>50035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8">
            <text:p>28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8">
            <text:p>28</text:p>
          </table:table-cell>
          <table:table-cell office:value-type="float" office:value="994752">
            <text:p>994752</text:p>
          </table:table-cell>
          <table:table-cell office:value-type="float" office:value="500960">
            <text:p>50096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736">
            <text:p>1000736</text:p>
          </table:table-cell>
          <table:table-cell office:value-type="float" office:value="500384">
            <text:p>500384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9">
            <text:p>29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9">
            <text:p>29</text:p>
          </table:table-cell>
          <table:table-cell office:value-type="float" office:value="1002496">
            <text:p>1002496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99488">
            <text:p>999488</text:p>
          </table:table-cell>
          <table:table-cell office:value-type="float" office:value="499488">
            <text:p>499488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30">
            <text:p>30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0">
            <text:p>30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31">
            <text:p>31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1">
            <text:p>31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99904">
            <text:p>999904</text:p>
          </table:table-cell>
          <table:table-cell office:value-type="float" office:value="500640">
            <text:p>50064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2">
            <text:p>32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2">
            <text:p>32</text:p>
          </table:table-cell>
          <table:table-cell office:value-type="float" office:value="999904">
            <text:p>999904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33">
            <text:p>33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3">
            <text:p>33</text:p>
          </table:table-cell>
          <table:table-cell office:value-type="float" office:value="992672">
            <text:p>992672</text:p>
          </table:table-cell>
          <table:table-cell office:value-type="float" office:value="500960">
            <text:p>500960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99808">
            <text:p>999808</text:p>
          </table:table-cell>
          <table:table-cell office:value-type="float" office:value="500672">
            <text:p>50067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4">
            <text:p>34</text:p>
          </table:table-cell>
          <table:table-cell office:value-type="float" office:value="994784">
            <text:p>994784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4">
            <text:p>34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00992">
            <text:p>1000992</text:p>
          </table:table-cell>
          <table:table-cell office:value-type="float" office:value="499488">
            <text:p>49948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5">
            <text:p>35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5">
            <text:p>35</text:p>
          </table:table-cell>
          <table:table-cell office:value-type="float" office:value="1004032">
            <text:p>1004032</text:p>
          </table:table-cell>
          <table:table-cell office:value-type="float" office:value="498368">
            <text:p>49836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36">
            <text:p>36</text:p>
          </table:table-cell>
          <table:table-cell office:value-type="float" office:value="999872">
            <text:p>999872</text:p>
          </table:table-cell>
          <table:table-cell office:value-type="float" office:value="489056">
            <text:p>48905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6">
            <text:p>36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37">
            <text:p>37</text:p>
          </table:table-cell>
          <table:table-cell office:value-type="float" office:value="999680">
            <text:p>999680</text:p>
          </table:table-cell>
          <table:table-cell office:value-type="float" office:value="508480">
            <text:p>50848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7">
            <text:p>37</text:p>
          </table:table-cell>
          <table:table-cell office:value-type="float" office:value="999360">
            <text:p>999360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8">
            <text:p>38</text:p>
          </table:table-cell>
          <table:table-cell office:value-type="float" office:value="997056">
            <text:p>997056</text:p>
          </table:table-cell>
          <table:table-cell office:value-type="float" office:value="500512">
            <text:p>5005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8">
            <text:p>38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39">
            <text:p>39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9">
            <text:p>39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0">
            <text:p>40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0">
            <text:p>40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00992">
            <text:p>1000992</text:p>
          </table:table-cell>
          <table:table-cell office:value-type="float" office:value="500064">
            <text:p>500064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41">
            <text:p>41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1">
            <text:p>41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99776">
            <text:p>999776</text:p>
          </table:table-cell>
          <table:table-cell office:value-type="float" office:value="499520">
            <text:p>49952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2">
            <text:p>42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2">
            <text:p>42</text:p>
          </table:table-cell>
          <table:table-cell office:value-type="float" office:value="995296">
            <text:p>995296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99872">
            <text:p>999872</text:p>
          </table:table-cell>
          <table:table-cell office:value-type="float" office:value="500640">
            <text:p>5006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3">
            <text:p>43</text:p>
          </table:table-cell>
          <table:table-cell office:value-type="float" office:value="999680">
            <text:p>999680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3">
            <text:p>43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99616">
            <text:p>999616</text:p>
          </table:table-cell>
          <table:table-cell office:value-type="float" office:value="500000">
            <text:p>500000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44">
            <text:p>44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4">
            <text:p>44</text:p>
          </table:table-cell>
          <table:table-cell office:value-type="float" office:value="999328">
            <text:p>999328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45">
            <text:p>45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5">
            <text:p>4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00608">
            <text:p>1000608</text:p>
          </table:table-cell>
          <table:table-cell office:value-type="float" office:value="500320">
            <text:p>5003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6">
            <text:p>46</text:p>
          </table:table-cell>
          <table:table-cell office:value-type="float" office:value="999872">
            <text:p>999872</text:p>
          </table:table-cell>
          <table:table-cell office:value-type="float" office:value="496640">
            <text:p>496640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46">
            <text:p>46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47">
            <text:p>47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7">
            <text:p>47</text:p>
          </table:table-cell>
          <table:table-cell office:value-type="float" office:value="862976">
            <text:p>862976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99840">
            <text:p>999840</text:p>
          </table:table-cell>
          <table:table-cell office:value-type="float" office:value="499168">
            <text:p>4991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8">
            <text:p>48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8">
            <text:p>48</text:p>
          </table:table-cell>
          <table:table-cell office:value-type="float" office:value="1136064">
            <text:p>1136064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9872">
            <text:p>999872</text:p>
          </table:table-cell>
          <table:table-cell office:value-type="float" office:value="499776">
            <text:p>499776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49">
            <text:p>49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9">
            <text:p>49</text:p>
          </table:table-cell>
          <table:table-cell office:value-type="float" office:value="997568">
            <text:p>997568</text:p>
          </table:table-cell>
          <table:table-cell office:value-type="float" office:value="498720">
            <text:p>49872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50">
            <text:p>50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50">
            <text:p>50</text:p>
          </table:table-cell>
          <table:table-cell office:value-type="float" office:value="999360">
            <text:p>999360</text:p>
          </table:table-cell>
          <table:table-cell office:value-type="float" office:value="498880">
            <text:p>49888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99584">
            <text:p>999584</text:p>
          </table:table-cell>
          <table:table-cell office:value-type="float" office:value="500320">
            <text:p>50032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51">
            <text:p>5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51">
            <text:p>5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00992">
            <text:p>1000992</text:p>
          </table:table-cell>
          <table:table-cell office:value-type="float" office:value="499232">
            <text:p>49923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52">
            <text:p>52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52">
            <text:p>52</text:p>
          </table:table-cell>
          <table:table-cell office:value-type="float" office:value="997568">
            <text:p>997568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99872">
            <text:p>999872</text:p>
          </table:table-cell>
          <table:table-cell office:value-type="float" office:value="500672">
            <text:p>50067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53">
            <text:p>53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53">
            <text:p>53</text:p>
          </table:table-cell>
          <table:table-cell office:value-type="float" office:value="994976">
            <text:p>994976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99808">
            <text:p>999808</text:p>
          </table:table-cell>
          <table:table-cell office:value-type="float" office:value="499488">
            <text:p>4994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54">
            <text:p>54</text:p>
          </table:table-cell>
          <table:table-cell office:value-type="float" office:value="994976">
            <text:p>994976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54">
            <text:p>54</text:p>
          </table:table-cell>
          <table:table-cell office:value-type="float" office:value="999680">
            <text:p>999680</text:p>
          </table:table-cell>
          <table:table-cell office:value-type="float" office:value="496064">
            <text:p>496064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55">
            <text:p>55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55">
            <text:p>55</text:p>
          </table:table-cell>
          <table:table-cell office:value-type="float" office:value="1006336">
            <text:p>100633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99904">
            <text:p>999904</text:p>
          </table:table-cell>
          <table:table-cell office:value-type="float" office:value="499456">
            <text:p>499456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56">
            <text:p>56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56">
            <text:p>56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00704">
            <text:p>1000704</text:p>
          </table:table-cell>
          <table:table-cell office:value-type="float" office:value="500320">
            <text:p>50032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57">
            <text:p>57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57">
            <text:p>5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99488">
            <text:p>999488</text:p>
          </table:table-cell>
          <table:table-cell office:value-type="float" office:value="500384">
            <text:p>500384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58">
            <text:p>5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58">
            <text:p>58</text:p>
          </table:table-cell>
          <table:table-cell office:value-type="float" office:value="994976">
            <text:p>994976</text:p>
          </table:table-cell>
          <table:table-cell office:value-type="float" office:value="498912">
            <text:p>49891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59">
            <text:p>59</text:p>
          </table:table-cell>
          <table:table-cell office:value-type="float" office:value="1001984">
            <text:p>1001984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59">
            <text:p>59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60">
            <text:p>60</text:p>
          </table:table-cell>
          <table:table-cell office:value-type="float" office:value="997024">
            <text:p>997024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60">
            <text:p>60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00160">
            <text:p>1000160</text:p>
          </table:table-cell>
          <table:table-cell office:value-type="float" office:value="500576">
            <text:p>50057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61">
            <text:p>61</text:p>
          </table:table-cell>
          <table:table-cell office:value-type="float" office:value="771840">
            <text:p>771840</text:p>
          </table:table-cell>
          <table:table-cell office:value-type="float" office:value="496096">
            <text:p>49609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1">
            <text:p>61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99552">
            <text:p>999552</text:p>
          </table:table-cell>
          <table:table-cell office:value-type="float" office:value="499520">
            <text:p>49952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62">
            <text:p>62</text:p>
          </table:table-cell>
          <table:table-cell office:value-type="float" office:value="1218144">
            <text:p>1218144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62">
            <text:p>62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00992">
            <text:p>1000992</text:p>
          </table:table-cell>
          <table:table-cell office:value-type="float" office:value="500064">
            <text:p>50006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63">
            <text:p>63</text:p>
          </table:table-cell>
          <table:table-cell office:value-type="float" office:value="1009248">
            <text:p>1009248</text:p>
          </table:table-cell>
          <table:table-cell office:value-type="float" office:value="500992">
            <text:p>500992</text:p>
          </table:table-cell>
          <table:table-cell office:value-type="float" office:value="197088">
            <text:p>197088</text:p>
          </table:table-cell>
          <table:table-cell/>
          <table:table-cell office:value-type="float" office:value="63">
            <text:p>63</text:p>
          </table:table-cell>
          <table:table-cell office:value-type="float" office:value="999872">
            <text:p>999872</text:p>
          </table:table-cell>
          <table:table-cell office:value-type="float" office:value="493792">
            <text:p>493792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9552">
            <text:p>999552</text:p>
          </table:table-cell>
          <table:table-cell office:value-type="float" office:value="499552">
            <text:p>49955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64">
            <text:p>64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64">
            <text:p>64</text:p>
          </table:table-cell>
          <table:table-cell office:value-type="float" office:value="997056">
            <text:p>997056</text:p>
          </table:table-cell>
          <table:table-cell office:value-type="float" office:value="508160">
            <text:p>50816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65">
            <text:p>65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5">
            <text:p>65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66">
            <text:p>66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66">
            <text:p>66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9776">
            <text:p>999776</text:p>
          </table:table-cell>
          <table:table-cell office:value-type="float" office:value="499168">
            <text:p>49916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67">
            <text:p>67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7">
            <text:p>67</text:p>
          </table:table-cell>
          <table:table-cell office:value-type="float" office:value="994240">
            <text:p>994240</text:p>
          </table:table-cell>
          <table:table-cell office:value-type="float" office:value="484736">
            <text:p>484736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00224">
            <text:p>1000224</text:p>
          </table:table-cell>
          <table:table-cell office:value-type="float" office:value="500640">
            <text:p>50064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68">
            <text:p>68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68">
            <text:p>68</text:p>
          </table:table-cell>
          <table:table-cell office:value-type="float" office:value="1002688">
            <text:p>1002688</text:p>
          </table:table-cell>
          <table:table-cell office:value-type="float" office:value="510240">
            <text:p>510240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00704">
            <text:p>1000704</text:p>
          </table:table-cell>
          <table:table-cell office:value-type="float" office:value="499520">
            <text:p>4995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69">
            <text:p>69</text:p>
          </table:table-cell>
          <table:table-cell office:value-type="float" office:value="999904">
            <text:p>999904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9">
            <text:p>69</text:p>
          </table:table-cell>
          <table:table-cell office:value-type="float" office:value="974144">
            <text:p>974144</text:p>
          </table:table-cell>
          <table:table-cell office:value-type="float" office:value="493792">
            <text:p>4937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9776">
            <text:p>999776</text:p>
          </table:table-cell>
          <table:table-cell office:value-type="float" office:value="500320">
            <text:p>50032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70">
            <text:p>70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70">
            <text:p>70</text:p>
          </table:table-cell>
          <table:table-cell office:value-type="float" office:value="1036768">
            <text:p>1036768</text:p>
          </table:table-cell>
          <table:table-cell office:value-type="float" office:value="496608">
            <text:p>49660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9872">
            <text:p>999872</text:p>
          </table:table-cell>
          <table:table-cell office:value-type="float" office:value="499232">
            <text:p>49923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71">
            <text:p>71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71">
            <text:p>71</text:p>
          </table:table-cell>
          <table:table-cell office:value-type="float" office:value="999328">
            <text:p>999328</text:p>
          </table:table-cell>
          <table:table-cell office:value-type="float" office:value="510272">
            <text:p>510272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9840">
            <text:p>999840</text:p>
          </table:table-cell>
          <table:table-cell office:value-type="float" office:value="500608">
            <text:p>500608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72">
            <text:p>72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72">
            <text:p>72</text:p>
          </table:table-cell>
          <table:table-cell office:value-type="float" office:value="1001984">
            <text:p>1001984</text:p>
          </table:table-cell>
          <table:table-cell office:value-type="float" office:value="486784">
            <text:p>486784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9552">
            <text:p>999552</text:p>
          </table:table-cell>
          <table:table-cell office:value-type="float" office:value="500032">
            <text:p>50003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73">
            <text:p>73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73">
            <text:p>73</text:p>
          </table:table-cell>
          <table:table-cell office:value-type="float" office:value="995296">
            <text:p>995296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00992">
            <text:p>1000992</text:p>
          </table:table-cell>
          <table:table-cell office:value-type="float" office:value="499520">
            <text:p>49952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74">
            <text:p>74</text:p>
          </table:table-cell>
          <table:table-cell office:value-type="float" office:value="994976">
            <text:p>99497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74">
            <text:p>74</text:p>
          </table:table-cell>
          <table:table-cell office:value-type="float" office:value="992672">
            <text:p>992672</text:p>
          </table:table-cell>
          <table:table-cell office:value-type="float" office:value="510272">
            <text:p>5102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9872">
            <text:p>999872</text:p>
          </table:table-cell>
          <table:table-cell office:value-type="float" office:value="500640">
            <text:p>50064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75">
            <text:p>75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75">
            <text:p>75</text:p>
          </table:table-cell>
          <table:table-cell office:value-type="float" office:value="1008640">
            <text:p>1008640</text:p>
          </table:table-cell>
          <table:table-cell office:value-type="float" office:value="491712">
            <text:p>49171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9808">
            <text:p>999808</text:p>
          </table:table-cell>
          <table:table-cell office:value-type="float" office:value="499520">
            <text:p>4995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76">
            <text:p>76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76">
            <text:p>76</text:p>
          </table:table-cell>
          <table:table-cell office:value-type="float" office:value="999648">
            <text:p>999648</text:p>
          </table:table-cell>
          <table:table-cell office:value-type="float" office:value="498592">
            <text:p>498592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9584">
            <text:p>999584</text:p>
          </table:table-cell>
          <table:table-cell office:value-type="float" office:value="500384">
            <text:p>50038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77">
            <text:p>77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77">
            <text:p>77</text:p>
          </table:table-cell>
          <table:table-cell office:value-type="float" office:value="999904">
            <text:p>999904</text:p>
          </table:table-cell>
          <table:table-cell office:value-type="float" office:value="501280">
            <text:p>50128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672">
            <text:p>200672</text:p>
          </table:table-cell>
          <table:table-cell/>
          <table:table-cell office:value-type="float" office:value="78">
            <text:p>78</text:p>
          </table:table-cell>
          <table:table-cell office:value-type="float" office:value="997568">
            <text:p>997568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78">
            <text:p>78</text:p>
          </table:table-cell>
          <table:table-cell office:value-type="float" office:value="997056">
            <text:p>997056</text:p>
          </table:table-cell>
          <table:table-cell office:value-type="float" office:value="505344">
            <text:p>50534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9808">
            <text:p>999808</text:p>
          </table:table-cell>
          <table:table-cell office:value-type="float" office:value="499232">
            <text:p>499232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79">
            <text:p>79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79">
            <text:p>79</text:p>
          </table:table-cell>
          <table:table-cell office:value-type="float" office:value="999648">
            <text:p>999648</text:p>
          </table:table-cell>
          <table:table-cell office:value-type="float" office:value="491712">
            <text:p>491712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0704">
            <text:p>1000704</text:p>
          </table:table-cell>
          <table:table-cell office:value-type="float" office:value="500608">
            <text:p>50060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80">
            <text:p>80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80">
            <text:p>80</text:p>
          </table:table-cell>
          <table:table-cell office:value-type="float" office:value="997600">
            <text:p>997600</text:p>
          </table:table-cell>
          <table:table-cell office:value-type="float" office:value="510272">
            <text:p>5102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9584">
            <text:p>999584</text:p>
          </table:table-cell>
          <table:table-cell office:value-type="float" office:value="500032">
            <text:p>500032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81">
            <text:p>81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81">
            <text:p>81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9808">
            <text:p>999808</text:p>
          </table:table-cell>
          <table:table-cell office:value-type="float" office:value="499840">
            <text:p>4998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82">
            <text:p>82</text:p>
          </table:table-cell>
          <table:table-cell office:value-type="float" office:value="999904">
            <text:p>999904</text:p>
          </table:table-cell>
          <table:table-cell office:value-type="float" office:value="498336">
            <text:p>498336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82">
            <text:p>82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00160">
            <text:p>1000160</text:p>
          </table:table-cell>
          <table:table-cell office:value-type="float" office:value="499456">
            <text:p>499456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83">
            <text:p>83</text:p>
          </table:table-cell>
          <table:table-cell office:value-type="float" office:value="997024">
            <text:p>99702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83">
            <text:p>83</text:p>
          </table:table-cell>
          <table:table-cell office:value-type="float" office:value="1001984">
            <text:p>1001984</text:p>
          </table:table-cell>
          <table:table-cell office:value-type="float" office:value="498912">
            <text:p>49891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9840">
            <text:p>999840</text:p>
          </table:table-cell>
          <table:table-cell office:value-type="float" office:value="500352">
            <text:p>50035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84">
            <text:p>84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84">
            <text:p>84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0704">
            <text:p>1000704</text:p>
          </table:table-cell>
          <table:table-cell office:value-type="float" office:value="500064">
            <text:p>50006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85">
            <text:p>85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85">
            <text:p>85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9552">
            <text:p>999552</text:p>
          </table:table-cell>
          <table:table-cell office:value-type="float" office:value="499776">
            <text:p>499776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86">
            <text:p>86</text:p>
          </table:table-cell>
          <table:table-cell office:value-type="float" office:value="1001952">
            <text:p>1001952</text:p>
          </table:table-cell>
          <table:table-cell office:value-type="float" office:value="496064">
            <text:p>496064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86">
            <text:p>86</text:p>
          </table:table-cell>
          <table:table-cell office:value-type="float" office:value="999680">
            <text:p>999680</text:p>
          </table:table-cell>
          <table:table-cell office:value-type="float" office:value="498336">
            <text:p>498336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87">
            <text:p>87</text:p>
          </table:table-cell>
          <table:table-cell office:value-type="float" office:value="997056">
            <text:p>997056</text:p>
          </table:table-cell>
          <table:table-cell office:value-type="float" office:value="494016">
            <text:p>494016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87">
            <text:p>87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88">
            <text:p>88</text:p>
          </table:table-cell>
          <table:table-cell office:value-type="float" office:value="999648">
            <text:p>999648</text:p>
          </table:table-cell>
          <table:table-cell office:value-type="float" office:value="507936">
            <text:p>5079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88">
            <text:p>88</text:p>
          </table:table-cell>
          <table:table-cell office:value-type="float" office:value="983424">
            <text:p>983424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00128">
            <text:p>1000128</text:p>
          </table:table-cell>
          <table:table-cell office:value-type="float" office:value="499488">
            <text:p>49948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89">
            <text:p>89</text:p>
          </table:table-cell>
          <table:table-cell office:value-type="float" office:value="999904">
            <text:p>999904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89">
            <text:p>89</text:p>
          </table:table-cell>
          <table:table-cell office:value-type="float" office:value="992672">
            <text:p>992672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90">
            <text:p>90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0">
            <text:p>90</text:p>
          </table:table-cell>
          <table:table-cell office:value-type="float" office:value="992704">
            <text:p>992704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00640">
            <text:p>1000640</text:p>
          </table:table-cell>
          <table:table-cell office:value-type="float" office:value="499456">
            <text:p>49945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91">
            <text:p>9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91">
            <text:p>91</text:p>
          </table:table-cell>
          <table:table-cell office:value-type="float" office:value="980128">
            <text:p>980128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9616">
            <text:p>999616</text:p>
          </table:table-cell>
          <table:table-cell office:value-type="float" office:value="500032">
            <text:p>50003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92">
            <text:p>92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2">
            <text:p>92</text:p>
          </table:table-cell>
          <table:table-cell office:value-type="float" office:value="1016096">
            <text:p>1016096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93">
            <text:p>93</text:p>
          </table:table-cell>
          <table:table-cell office:value-type="float" office:value="997056">
            <text:p>997056</text:p>
          </table:table-cell>
          <table:table-cell office:value-type="float" office:value="498720">
            <text:p>498720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93">
            <text:p>93</text:p>
          </table:table-cell>
          <table:table-cell office:value-type="float" office:value="1009632">
            <text:p>1009632</text:p>
          </table:table-cell>
          <table:table-cell office:value-type="float" office:value="498368">
            <text:p>49836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9776">
            <text:p>999776</text:p>
          </table:table-cell>
          <table:table-cell office:value-type="float" office:value="500320">
            <text:p>5003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94">
            <text:p>94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94">
            <text:p>94</text:p>
          </table:table-cell>
          <table:table-cell office:value-type="float" office:value="978496">
            <text:p>978496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95">
            <text:p>95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95">
            <text:p>95</text:p>
          </table:table-cell>
          <table:table-cell office:value-type="float" office:value="1006880">
            <text:p>1006880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96">
            <text:p>96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6">
            <text:p>96</text:p>
          </table:table-cell>
          <table:table-cell office:value-type="float" office:value="992704">
            <text:p>992704</text:p>
          </table:table-cell>
          <table:table-cell office:value-type="float" office:value="500992">
            <text:p>500992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00704">
            <text:p>1000704</text:p>
          </table:table-cell>
          <table:table-cell office:value-type="float" office:value="500608">
            <text:p>50060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97">
            <text:p>97</text:p>
          </table:table-cell>
          <table:table-cell office:value-type="float" office:value="997024">
            <text:p>997024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97">
            <text:p>97</text:p>
          </table:table-cell>
          <table:table-cell office:value-type="float" office:value="1020512">
            <text:p>1020512</text:p>
          </table:table-cell>
          <table:table-cell office:value-type="float" office:value="498880">
            <text:p>498880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98">
            <text:p>98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8">
            <text:p>98</text:p>
          </table:table-cell>
          <table:table-cell office:value-type="float" office:value="1015584">
            <text:p>1015584</text:p>
          </table:table-cell>
          <table:table-cell office:value-type="float" office:value="498688">
            <text:p>498688</text:p>
          </table:table-cell>
          <table:table-cell office:value-type="float" office:value="192544">
            <text:p>19254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99584">
            <text:p>999584</text:p>
          </table:table-cell>
          <table:table-cell office:value-type="float" office:value="499168">
            <text:p>49916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99">
            <text:p>99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99">
            <text:p>99</text:p>
          </table:table-cell>
          <table:table-cell office:value-type="float" office:value="994976">
            <text:p>994976</text:p>
          </table:table-cell>
          <table:table-cell office:value-type="float" office:value="498368">
            <text:p>49836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00">
            <text:p>100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00">
            <text:p>100</text:p>
          </table:table-cell>
          <table:table-cell office:value-type="float" office:value="1004576">
            <text:p>1004576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99552">
            <text:p>999552</text:p>
          </table:table-cell>
          <table:table-cell office:value-type="float" office:value="499840">
            <text:p>49984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01">
            <text:p>101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01">
            <text:p>101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76288">
            <text:p>17628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00960">
            <text:p>1000960</text:p>
          </table:table-cell>
          <table:table-cell office:value-type="float" office:value="500320">
            <text:p>5003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02">
            <text:p>102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02">
            <text:p>102</text:p>
          </table:table-cell>
          <table:table-cell office:value-type="float" office:value="997600">
            <text:p>997600</text:p>
          </table:table-cell>
          <table:table-cell office:value-type="float" office:value="496640">
            <text:p>496640</text:p>
          </table:table-cell>
          <table:table-cell office:value-type="float" office:value="218272">
            <text:p>21827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03">
            <text:p>103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3">
            <text:p>103</text:p>
          </table:table-cell>
          <table:table-cell office:value-type="float" office:value="999648">
            <text:p>999648</text:p>
          </table:table-cell>
          <table:table-cell office:value-type="float" office:value="496064">
            <text:p>4960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99904">
            <text:p>999904</text:p>
          </table:table-cell>
          <table:table-cell office:value-type="float" office:value="499168">
            <text:p>49916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04">
            <text:p>104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04">
            <text:p>104</text:p>
          </table:table-cell>
          <table:table-cell office:value-type="float" office:value="999360">
            <text:p>999360</text:p>
          </table:table-cell>
          <table:table-cell office:value-type="float" office:value="503584">
            <text:p>50358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99552">
            <text:p>999552</text:p>
          </table:table-cell>
          <table:table-cell office:value-type="float" office:value="499776">
            <text:p>499776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05">
            <text:p>105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5">
            <text:p>105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06">
            <text:p>106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06">
            <text:p>10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99776">
            <text:p>999776</text:p>
          </table:table-cell>
          <table:table-cell office:value-type="float" office:value="500000">
            <text:p>50000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07">
            <text:p>10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7">
            <text:p>107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00416">
            <text:p>1000416</text:p>
          </table:table-cell>
          <table:table-cell office:value-type="float" office:value="499840">
            <text:p>49984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08">
            <text:p>108</text:p>
          </table:table-cell>
          <table:table-cell office:value-type="float" office:value="999872">
            <text:p>999872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08">
            <text:p>108</text:p>
          </table:table-cell>
          <table:table-cell office:value-type="float" office:value="983392">
            <text:p>983392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09">
            <text:p>109</text:p>
          </table:table-cell>
          <table:table-cell office:value-type="float" office:value="999680">
            <text:p>999680</text:p>
          </table:table-cell>
          <table:table-cell office:value-type="float" office:value="498720">
            <text:p>49872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9">
            <text:p>109</text:p>
          </table:table-cell>
          <table:table-cell office:value-type="float" office:value="1016160">
            <text:p>1016160</text:p>
          </table:table-cell>
          <table:table-cell office:value-type="float" office:value="498912">
            <text:p>498912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110">
            <text:p>110</text:p>
          </table:table-cell>
          <table:table-cell office:value-type="float" office:value="997024">
            <text:p>997024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10">
            <text:p>110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99840">
            <text:p>999840</text:p>
          </table:table-cell>
          <table:table-cell office:value-type="float" office:value="499232">
            <text:p>499232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111">
            <text:p>111</text:p>
          </table:table-cell>
          <table:table-cell office:value-type="float" office:value="999904">
            <text:p>999904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11">
            <text:p>11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112">
            <text:p>112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12">
            <text:p>11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00704">
            <text:p>1000704</text:p>
          </table:table-cell>
          <table:table-cell office:value-type="float" office:value="500320">
            <text:p>500320</text:p>
          </table:table-cell>
          <table:table-cell office:value-type="float" office:value="199232">
            <text:p>199232</text:p>
          </table:table-cell>
          <table:table-cell/>
          <table:table-cell office:value-type="float" office:value="113">
            <text:p>113</text:p>
          </table:table-cell>
          <table:table-cell office:value-type="float" office:value="992896">
            <text:p>99289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13">
            <text:p>113</text:p>
          </table:table-cell>
          <table:table-cell office:value-type="float" office:value="983392">
            <text:p>983392</text:p>
          </table:table-cell>
          <table:table-cell office:value-type="float" office:value="498336">
            <text:p>498336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14">
            <text:p>114</text:p>
          </table:table-cell>
          <table:table-cell office:value-type="float" office:value="1004352">
            <text:p>1004352</text:p>
          </table:table-cell>
          <table:table-cell office:value-type="float" office:value="498336">
            <text:p>498336</text:p>
          </table:table-cell>
          <table:table-cell office:value-type="float" office:value="192192">
            <text:p>192192</text:p>
          </table:table-cell>
          <table:table-cell/>
          <table:table-cell office:value-type="float" office:value="114">
            <text:p>114</text:p>
          </table:table-cell>
          <table:table-cell office:value-type="float" office:value="1009152">
            <text:p>1009152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99776">
            <text:p>999776</text:p>
          </table:table-cell>
          <table:table-cell office:value-type="float" office:value="499168">
            <text:p>499168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15">
            <text:p>115</text:p>
          </table:table-cell>
          <table:table-cell office:value-type="float" office:value="1001984">
            <text:p>1001984</text:p>
          </table:table-cell>
          <table:table-cell office:value-type="float" office:value="498720">
            <text:p>498720</text:p>
          </table:table-cell>
          <table:table-cell office:value-type="float" office:value="206720">
            <text:p>206720</text:p>
          </table:table-cell>
          <table:table-cell/>
          <table:table-cell office:value-type="float" office:value="115">
            <text:p>115</text:p>
          </table:table-cell>
          <table:table-cell office:value-type="float" office:value="1004064">
            <text:p>100406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000224">
            <text:p>1000224</text:p>
          </table:table-cell>
          <table:table-cell office:value-type="float" office:value="500576">
            <text:p>500576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16">
            <text:p>116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201504">
            <text:p>201504</text:p>
          </table:table-cell>
          <table:table-cell/>
          <table:table-cell office:value-type="float" office:value="116">
            <text:p>116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99840">
            <text:p>999840</text:p>
          </table:table-cell>
          <table:table-cell office:value-type="float" office:value="500416">
            <text:p>500416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117">
            <text:p>11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7408">
            <text:p>197408</text:p>
          </table:table-cell>
          <table:table-cell/>
          <table:table-cell office:value-type="float" office:value="117">
            <text:p>117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99872">
            <text:p>999872</text:p>
          </table:table-cell>
          <table:table-cell office:value-type="float" office:value="499168">
            <text:p>49916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18">
            <text:p>118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18">
            <text:p>118</text:p>
          </table:table-cell>
          <table:table-cell office:value-type="float" office:value="999328">
            <text:p>999328</text:p>
          </table:table-cell>
          <table:table-cell office:value-type="float" office:value="475424">
            <text:p>475424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000320">
            <text:p>1000320</text:p>
          </table:table-cell>
          <table:table-cell office:value-type="float" office:value="500384">
            <text:p>500384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19">
            <text:p>119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19">
            <text:p>119</text:p>
          </table:table-cell>
          <table:table-cell office:value-type="float" office:value="979040">
            <text:p>979040</text:p>
          </table:table-cell>
          <table:table-cell office:value-type="float" office:value="512352">
            <text:p>51235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120">
            <text:p>120</text:p>
          </table:table-cell>
          <table:table-cell office:value-type="float" office:value="999680">
            <text:p>999680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20">
            <text:p>120</text:p>
          </table:table-cell>
          <table:table-cell office:value-type="float" office:value="985504">
            <text:p>985504</text:p>
          </table:table-cell>
          <table:table-cell office:value-type="float" office:value="512544">
            <text:p>51254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21">
            <text:p>121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21">
            <text:p>121</text:p>
          </table:table-cell>
          <table:table-cell office:value-type="float" office:value="997568">
            <text:p>997568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122">
            <text:p>12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22">
            <text:p>122</text:p>
          </table:table-cell>
          <table:table-cell office:value-type="float" office:value="999360">
            <text:p>999360</text:p>
          </table:table-cell>
          <table:table-cell office:value-type="float" office:value="496608">
            <text:p>49660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99552">
            <text:p>999552</text:p>
          </table:table-cell>
          <table:table-cell office:value-type="float" office:value="500288">
            <text:p>50028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23">
            <text:p>123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23">
            <text:p>123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000928">
            <text:p>1000928</text:p>
          </table:table-cell>
          <table:table-cell office:value-type="float" office:value="500352">
            <text:p>50035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24">
            <text:p>124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24">
            <text:p>124</text:p>
          </table:table-cell>
          <table:table-cell office:value-type="float" office:value="1006304">
            <text:p>1006304</text:p>
          </table:table-cell>
          <table:table-cell office:value-type="float" office:value="496608">
            <text:p>49660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99616">
            <text:p>999616</text:p>
          </table:table-cell>
          <table:table-cell office:value-type="float" office:value="500384">
            <text:p>500384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25">
            <text:p>125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25">
            <text:p>125</text:p>
          </table:table-cell>
          <table:table-cell office:value-type="float" office:value="992704">
            <text:p>992704</text:p>
          </table:table-cell>
          <table:table-cell office:value-type="float" office:value="496064">
            <text:p>49606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26">
            <text:p>126</text:p>
          </table:table-cell>
          <table:table-cell office:value-type="float" office:value="999328">
            <text:p>999328</text:p>
          </table:table-cell>
          <table:table-cell office:value-type="float" office:value="496064">
            <text:p>49606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26">
            <text:p>126</text:p>
          </table:table-cell>
          <table:table-cell office:value-type="float" office:value="999680">
            <text:p>999680</text:p>
          </table:table-cell>
          <table:table-cell office:value-type="float" office:value="507968">
            <text:p>507968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99808">
            <text:p>999808</text:p>
          </table:table-cell>
          <table:table-cell office:value-type="float" office:value="499552">
            <text:p>499552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127">
            <text:p>12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2048">
            <text:p>202048</text:p>
          </table:table-cell>
          <table:table-cell/>
          <table:table-cell office:value-type="float" office:value="127">
            <text:p>127</text:p>
          </table:table-cell>
          <table:table-cell office:value-type="float" office:value="988288">
            <text:p>988288</text:p>
          </table:table-cell>
          <table:table-cell office:value-type="float" office:value="491328">
            <text:p>49132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99904">
            <text:p>999904</text:p>
          </table:table-cell>
          <table:table-cell office:value-type="float" office:value="500608">
            <text:p>500608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128">
            <text:p>12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28">
            <text:p>128</text:p>
          </table:table-cell>
          <table:table-cell office:value-type="float" office:value="1043456">
            <text:p>1043456</text:p>
          </table:table-cell>
          <table:table-cell office:value-type="float" office:value="503648">
            <text:p>50364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29">
            <text:p>129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29">
            <text:p>129</text:p>
          </table:table-cell>
          <table:table-cell office:value-type="float" office:value="994976">
            <text:p>994976</text:p>
          </table:table-cell>
          <table:table-cell office:value-type="float" office:value="491712">
            <text:p>491712</text:p>
          </table:table-cell>
          <table:table-cell office:value-type="float" office:value="192768">
            <text:p>19276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00992">
            <text:p>1000992</text:p>
          </table:table-cell>
          <table:table-cell office:value-type="float" office:value="499232">
            <text:p>499232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130">
            <text:p>13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0">
            <text:p>130</text:p>
          </table:table-cell>
          <table:table-cell office:value-type="float" office:value="969760">
            <text:p>969760</text:p>
          </table:table-cell>
          <table:table-cell office:value-type="float" office:value="510240">
            <text:p>51024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99808">
            <text:p>999808</text:p>
          </table:table-cell>
          <table:table-cell office:value-type="float" office:value="500640">
            <text:p>50064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31">
            <text:p>131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31">
            <text:p>131</text:p>
          </table:table-cell>
          <table:table-cell office:value-type="float" office:value="994752">
            <text:p>994752</text:p>
          </table:table-cell>
          <table:table-cell office:value-type="float" office:value="496640">
            <text:p>49664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99840">
            <text:p>999840</text:p>
          </table:table-cell>
          <table:table-cell office:value-type="float" office:value="500352">
            <text:p>500352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132">
            <text:p>132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32">
            <text:p>132</text:p>
          </table:table-cell>
          <table:table-cell office:value-type="float" office:value="1006880">
            <text:p>10068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99616">
            <text:p>999616</text:p>
          </table:table-cell>
          <table:table-cell office:value-type="float" office:value="499488">
            <text:p>49948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33">
            <text:p>133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33">
            <text:p>133</text:p>
          </table:table-cell>
          <table:table-cell office:value-type="float" office:value="985696">
            <text:p>985696</text:p>
          </table:table-cell>
          <table:table-cell office:value-type="float" office:value="498368">
            <text:p>49836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00096">
            <text:p>1000096</text:p>
          </table:table-cell>
          <table:table-cell office:value-type="float" office:value="499232">
            <text:p>499232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134">
            <text:p>134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4">
            <text:p>134</text:p>
          </table:table-cell>
          <table:table-cell office:value-type="float" office:value="1020512">
            <text:p>1020512</text:p>
          </table:table-cell>
          <table:table-cell office:value-type="float" office:value="494304">
            <text:p>494304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99840">
            <text:p>999840</text:p>
          </table:table-cell>
          <table:table-cell office:value-type="float" office:value="500608">
            <text:p>50060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35">
            <text:p>13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35">
            <text:p>135</text:p>
          </table:table-cell>
          <table:table-cell office:value-type="float" office:value="1022592">
            <text:p>1022592</text:p>
          </table:table-cell>
          <table:table-cell office:value-type="float" office:value="505344">
            <text:p>50534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000704">
            <text:p>1000704</text:p>
          </table:table-cell>
          <table:table-cell office:value-type="float" office:value="500352">
            <text:p>500352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136">
            <text:p>136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6">
            <text:p>136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99840">
            <text:p>999840</text:p>
          </table:table-cell>
          <table:table-cell office:value-type="float" office:value="500064">
            <text:p>50006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37">
            <text:p>137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37">
            <text:p>137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99872">
            <text:p>999872</text:p>
          </table:table-cell>
          <table:table-cell office:value-type="float" office:value="499520">
            <text:p>499520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138">
            <text:p>138</text:p>
          </table:table-cell>
          <table:table-cell office:value-type="float" office:value="1001952">
            <text:p>1001952</text:p>
          </table:table-cell>
          <table:table-cell office:value-type="float" office:value="489248">
            <text:p>48924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8">
            <text:p>138</text:p>
          </table:table-cell>
          <table:table-cell office:value-type="float" office:value="997600">
            <text:p>997600</text:p>
          </table:table-cell>
          <table:table-cell office:value-type="float" office:value="496064">
            <text:p>496064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99840">
            <text:p>999840</text:p>
          </table:table-cell>
          <table:table-cell office:value-type="float" office:value="499744">
            <text:p>499744</text:p>
          </table:table-cell>
          <table:table-cell office:value-type="float" office:value="200224">
            <text:p>200224</text:p>
          </table:table-cell>
          <table:table-cell/>
          <table:table-cell office:value-type="float" office:value="139">
            <text:p>139</text:p>
          </table:table-cell>
          <table:table-cell office:value-type="float" office:value="994784">
            <text:p>994784</text:p>
          </table:table-cell>
          <table:table-cell office:value-type="float" office:value="508096">
            <text:p>50809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39">
            <text:p>139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99872">
            <text:p>999872</text:p>
          </table:table-cell>
          <table:table-cell office:value-type="float" office:value="500416">
            <text:p>50041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40">
            <text:p>140</text:p>
          </table:table-cell>
          <table:table-cell office:value-type="float" office:value="1001952">
            <text:p>1001952</text:p>
          </table:table-cell>
          <table:table-cell office:value-type="float" office:value="498624">
            <text:p>49862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40">
            <text:p>140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00672">
            <text:p>1000672</text:p>
          </table:table-cell>
          <table:table-cell office:value-type="float" office:value="500320">
            <text:p>5003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41">
            <text:p>141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202048">
            <text:p>202048</text:p>
          </table:table-cell>
          <table:table-cell/>
          <table:table-cell office:value-type="float" office:value="141">
            <text:p>141</text:p>
          </table:table-cell>
          <table:table-cell office:value-type="float" office:value="999872">
            <text:p>999872</text:p>
          </table:table-cell>
          <table:table-cell office:value-type="float" office:value="507968">
            <text:p>507968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99872">
            <text:p>999872</text:p>
          </table:table-cell>
          <table:table-cell office:value-type="float" office:value="499488">
            <text:p>499488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142">
            <text:p>142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42">
            <text:p>142</text:p>
          </table:table-cell>
          <table:table-cell office:value-type="float" office:value="1001952">
            <text:p>1001952</text:p>
          </table:table-cell>
          <table:table-cell office:value-type="float" office:value="496064">
            <text:p>496064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999488">
            <text:p>999488</text:p>
          </table:table-cell>
          <table:table-cell office:value-type="float" office:value="500352">
            <text:p>500352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143">
            <text:p>143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43">
            <text:p>143</text:p>
          </table:table-cell>
          <table:table-cell office:value-type="float" office:value="997056">
            <text:p>997056</text:p>
          </table:table-cell>
          <table:table-cell office:value-type="float" office:value="493984">
            <text:p>49398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000160">
            <text:p>1000160</text:p>
          </table:table-cell>
          <table:table-cell office:value-type="float" office:value="500032">
            <text:p>50003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44">
            <text:p>144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6928">
            <text:p>196928</text:p>
          </table:table-cell>
          <table:table-cell/>
          <table:table-cell office:value-type="float" office:value="144">
            <text:p>144</text:p>
          </table:table-cell>
          <table:table-cell office:value-type="float" office:value="993920">
            <text:p>99392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45">
            <text:p>145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45">
            <text:p>145</text:p>
          </table:table-cell>
          <table:table-cell office:value-type="float" office:value="1005632">
            <text:p>1005632</text:p>
          </table:table-cell>
          <table:table-cell office:value-type="float" office:value="510240">
            <text:p>510240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00672">
            <text:p>1000672</text:p>
          </table:table-cell>
          <table:table-cell office:value-type="float" office:value="500320">
            <text:p>500320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146">
            <text:p>146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46">
            <text:p>146</text:p>
          </table:table-cell>
          <table:table-cell office:value-type="float" office:value="997056">
            <text:p>997056</text:p>
          </table:table-cell>
          <table:table-cell office:value-type="float" office:value="489440">
            <text:p>48944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99552">
            <text:p>999552</text:p>
          </table:table-cell>
          <table:table-cell office:value-type="float" office:value="499488">
            <text:p>49948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47">
            <text:p>147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47">
            <text:p>147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48">
            <text:p>148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48">
            <text:p>148</text:p>
          </table:table-cell>
          <table:table-cell office:value-type="float" office:value="995328">
            <text:p>995328</text:p>
          </table:table-cell>
          <table:table-cell office:value-type="float" office:value="505344">
            <text:p>50534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99552">
            <text:p>999552</text:p>
          </table:table-cell>
          <table:table-cell office:value-type="float" office:value="499520">
            <text:p>499520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49">
            <text:p>149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49">
            <text:p>149</text:p>
          </table:table-cell>
          <table:table-cell office:value-type="float" office:value="1004256">
            <text:p>1004256</text:p>
          </table:table-cell>
          <table:table-cell office:value-type="float" office:value="496608">
            <text:p>496608</text:p>
          </table:table-cell>
          <table:table-cell office:value-type="float" office:value="197376">
            <text:p>197376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0160">
            <text:p>1000160</text:p>
          </table:table-cell>
          <table:table-cell office:value-type="float" office:value="500640">
            <text:p>50064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50">
            <text:p>150</text:p>
          </table:table-cell>
          <table:table-cell office:value-type="float" office:value="997568">
            <text:p>997568</text:p>
          </table:table-cell>
          <table:table-cell office:value-type="float" office:value="498912">
            <text:p>498912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50">
            <text:p>150</text:p>
          </table:table-cell>
          <table:table-cell office:value-type="float" office:value="997024">
            <text:p>997024</text:p>
          </table:table-cell>
          <table:table-cell office:value-type="float" office:value="510272">
            <text:p>510272</text:p>
          </table:table-cell>
          <table:table-cell office:value-type="float" office:value="199264">
            <text:p>19926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51">
            <text:p>15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51">
            <text:p>151</text:p>
          </table:table-cell>
          <table:table-cell office:value-type="float" office:value="999680">
            <text:p>999680</text:p>
          </table:table-cell>
          <table:table-cell office:value-type="float" office:value="493984">
            <text:p>49398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000992">
            <text:p>1000992</text:p>
          </table:table-cell>
          <table:table-cell office:value-type="float" office:value="499456">
            <text:p>499456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52">
            <text:p>152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201472">
            <text:p>201472</text:p>
          </table:table-cell>
          <table:table-cell/>
          <table:table-cell office:value-type="float" office:value="152">
            <text:p>152</text:p>
          </table:table-cell>
          <table:table-cell office:value-type="float" office:value="999872">
            <text:p>999872</text:p>
          </table:table-cell>
          <table:table-cell office:value-type="float" office:value="505344">
            <text:p>50534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153">
            <text:p>153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7440">
            <text:p>197440</text:p>
          </table:table-cell>
          <table:table-cell/>
          <table:table-cell office:value-type="float" office:value="153">
            <text:p>153</text:p>
          </table:table-cell>
          <table:table-cell office:value-type="float" office:value="992704">
            <text:p>99270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54">
            <text:p>154</text:p>
          </table:table-cell>
          <table:table-cell office:value-type="float" office:value="994976">
            <text:p>994976</text:p>
          </table:table-cell>
          <table:table-cell office:value-type="float" office:value="498368">
            <text:p>498368</text:p>
          </table:table-cell>
          <table:table-cell office:value-type="float" office:value="201504">
            <text:p>201504</text:p>
          </table:table-cell>
          <table:table-cell/>
          <table:table-cell office:value-type="float" office:value="154">
            <text:p>154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99776">
            <text:p>999776</text:p>
          </table:table-cell>
          <table:table-cell office:value-type="float" office:value="499168">
            <text:p>499168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55">
            <text:p>15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55">
            <text:p>155</text:p>
          </table:table-cell>
          <table:table-cell office:value-type="float" office:value="1006848">
            <text:p>1006848</text:p>
          </table:table-cell>
          <table:table-cell office:value-type="float" office:value="500960">
            <text:p>500960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56">
            <text:p>156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56">
            <text:p>156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99616">
            <text:p>999616</text:p>
          </table:table-cell>
          <table:table-cell office:value-type="float" office:value="500320">
            <text:p>500320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57">
            <text:p>157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57">
            <text:p>157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000928">
            <text:p>1000928</text:p>
          </table:table-cell>
          <table:table-cell office:value-type="float" office:value="500320">
            <text:p>50032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58">
            <text:p>158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58">
            <text:p>158</text:p>
          </table:table-cell>
          <table:table-cell office:value-type="float" office:value="985696">
            <text:p>985696</text:p>
          </table:table-cell>
          <table:table-cell office:value-type="float" office:value="498368">
            <text:p>49836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99840">
            <text:p>999840</text:p>
          </table:table-cell>
          <table:table-cell office:value-type="float" office:value="500064">
            <text:p>50006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59">
            <text:p>159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59">
            <text:p>159</text:p>
          </table:table-cell>
          <table:table-cell office:value-type="float" office:value="1013856">
            <text:p>10138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60">
            <text:p>160</text:p>
          </table:table-cell>
          <table:table-cell office:value-type="float" office:value="997568">
            <text:p>997568</text:p>
          </table:table-cell>
          <table:table-cell office:value-type="float" office:value="498368">
            <text:p>49836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60">
            <text:p>160</text:p>
          </table:table-cell>
          <table:table-cell office:value-type="float" office:value="1001952">
            <text:p>1001952</text:p>
          </table:table-cell>
          <table:table-cell office:value-type="float" office:value="498912">
            <text:p>498912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99840">
            <text:p>999840</text:p>
          </table:table-cell>
          <table:table-cell office:value-type="float" office:value="499488">
            <text:p>49948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61">
            <text:p>16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61">
            <text:p>161</text:p>
          </table:table-cell>
          <table:table-cell office:value-type="float" office:value="994976">
            <text:p>994976</text:p>
          </table:table-cell>
          <table:table-cell office:value-type="float" office:value="500960">
            <text:p>50096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62">
            <text:p>162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62">
            <text:p>162</text:p>
          </table:table-cell>
          <table:table-cell office:value-type="float" office:value="983424">
            <text:p>983424</text:p>
          </table:table-cell>
          <table:table-cell office:value-type="float" office:value="498688">
            <text:p>49868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000992">
            <text:p>1000992</text:p>
          </table:table-cell>
          <table:table-cell office:value-type="float" office:value="500000">
            <text:p>500000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63">
            <text:p>163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63">
            <text:p>163</text:p>
          </table:table-cell>
          <table:table-cell office:value-type="float" office:value="976192">
            <text:p>976192</text:p>
          </table:table-cell>
          <table:table-cell office:value-type="float" office:value="498368">
            <text:p>49836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64">
            <text:p>164</text:p>
          </table:table-cell>
          <table:table-cell office:value-type="float" office:value="989472">
            <text:p>9894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64">
            <text:p>164</text:p>
          </table:table-cell>
          <table:table-cell office:value-type="float" office:value="1006880">
            <text:p>1006880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65">
            <text:p>165</text:p>
          </table:table-cell>
          <table:table-cell office:value-type="float" office:value="1007488">
            <text:p>100748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65">
            <text:p>16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99872">
            <text:p>999872</text:p>
          </table:table-cell>
          <table:table-cell office:value-type="float" office:value="500320">
            <text:p>5003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66">
            <text:p>166</text:p>
          </table:table-cell>
          <table:table-cell office:value-type="float" office:value="997568">
            <text:p>997568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66">
            <text:p>166</text:p>
          </table:table-cell>
          <table:table-cell office:value-type="float" office:value="987776">
            <text:p>987776</text:p>
          </table:table-cell>
          <table:table-cell office:value-type="float" office:value="500992">
            <text:p>500992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99488">
            <text:p>999488</text:p>
          </table:table-cell>
          <table:table-cell office:value-type="float" office:value="499232">
            <text:p>499232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167">
            <text:p>167</text:p>
          </table:table-cell>
          <table:table-cell office:value-type="float" office:value="1001984">
            <text:p>1001984</text:p>
          </table:table-cell>
          <table:table-cell office:value-type="float" office:value="503264">
            <text:p>503264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67">
            <text:p>167</text:p>
          </table:table-cell>
          <table:table-cell office:value-type="float" office:value="1006880">
            <text:p>1006880</text:p>
          </table:table-cell>
          <table:table-cell office:value-type="float" office:value="498880">
            <text:p>49888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68">
            <text:p>168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68">
            <text:p>168</text:p>
          </table:table-cell>
          <table:table-cell office:value-type="float" office:value="1013536">
            <text:p>1013536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000736">
            <text:p>1000736</text:p>
          </table:table-cell>
          <table:table-cell office:value-type="float" office:value="500384">
            <text:p>500384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169">
            <text:p>169</text:p>
          </table:table-cell>
          <table:table-cell office:value-type="float" office:value="997024">
            <text:p>997024</text:p>
          </table:table-cell>
          <table:table-cell office:value-type="float" office:value="496608">
            <text:p>49660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69">
            <text:p>169</text:p>
          </table:table-cell>
          <table:table-cell office:value-type="float" office:value="983392">
            <text:p>983392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170">
            <text:p>170</text:p>
          </table:table-cell>
          <table:table-cell office:value-type="float" office:value="999904">
            <text:p>999904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0">
            <text:p>170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171">
            <text:p>171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71">
            <text:p>171</text:p>
          </table:table-cell>
          <table:table-cell office:value-type="float" office:value="997056">
            <text:p>997056</text:p>
          </table:table-cell>
          <table:table-cell office:value-type="float" office:value="498336">
            <text:p>498336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2">
            <text:p>172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2">
            <text:p>172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73">
            <text:p>173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73">
            <text:p>173</text:p>
          </table:table-cell>
          <table:table-cell office:value-type="float" office:value="1011232">
            <text:p>1011232</text:p>
          </table:table-cell>
          <table:table-cell office:value-type="float" office:value="496608">
            <text:p>49660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00992">
            <text:p>1000992</text:p>
          </table:table-cell>
          <table:table-cell office:value-type="float" office:value="499168">
            <text:p>49916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74">
            <text:p>174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4">
            <text:p>174</text:p>
          </table:table-cell>
          <table:table-cell office:value-type="float" office:value="983424">
            <text:p>983424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175">
            <text:p>175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75">
            <text:p>175</text:p>
          </table:table-cell>
          <table:table-cell office:value-type="float" office:value="1039072">
            <text:p>103907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76">
            <text:p>176</text:p>
          </table:table-cell>
          <table:table-cell office:value-type="float" office:value="1001984">
            <text:p>1001984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76">
            <text:p>176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99552">
            <text:p>999552</text:p>
          </table:table-cell>
          <table:table-cell office:value-type="float" office:value="499488">
            <text:p>49948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77">
            <text:p>177</text:p>
          </table:table-cell>
          <table:table-cell office:value-type="float" office:value="997568">
            <text:p>997568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77">
            <text:p>177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000160">
            <text:p>1000160</text:p>
          </table:table-cell>
          <table:table-cell office:value-type="float" office:value="499232">
            <text:p>49923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8">
            <text:p>178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78">
            <text:p>178</text:p>
          </table:table-cell>
          <table:table-cell office:value-type="float" office:value="997600">
            <text:p>997600</text:p>
          </table:table-cell>
          <table:table-cell office:value-type="float" office:value="491648">
            <text:p>49164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999744">
            <text:p>999744</text:p>
          </table:table-cell>
          <table:table-cell office:value-type="float" office:value="500608">
            <text:p>50060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79">
            <text:p>179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2048">
            <text:p>202048</text:p>
          </table:table-cell>
          <table:table-cell/>
          <table:table-cell office:value-type="float" office:value="179">
            <text:p>179</text:p>
          </table:table-cell>
          <table:table-cell office:value-type="float" office:value="999648">
            <text:p>999648</text:p>
          </table:table-cell>
          <table:table-cell office:value-type="float" office:value="507744">
            <text:p>50774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0736">
            <text:p>1000736</text:p>
          </table:table-cell>
          <table:table-cell office:value-type="float" office:value="500384">
            <text:p>500384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180">
            <text:p>180</text:p>
          </table:table-cell>
          <table:table-cell office:value-type="float" office:value="999904">
            <text:p>999904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0">
            <text:p>180</text:p>
          </table:table-cell>
          <table:table-cell office:value-type="float" office:value="999360">
            <text:p>999360</text:p>
          </table:table-cell>
          <table:table-cell office:value-type="float" office:value="499168">
            <text:p>49916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99616">
            <text:p>999616</text:p>
          </table:table-cell>
          <table:table-cell office:value-type="float" office:value="500032">
            <text:p>500032</text:p>
          </table:table-cell>
          <table:table-cell office:value-type="float" office:value="199232">
            <text:p>199232</text:p>
          </table:table-cell>
          <table:table-cell/>
          <table:table-cell office:value-type="float" office:value="181">
            <text:p>181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81">
            <text:p>181</text:p>
          </table:table-cell>
          <table:table-cell office:value-type="float" office:value="981120">
            <text:p>98112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00096">
            <text:p>1000096</text:p>
          </table:table-cell>
          <table:table-cell office:value-type="float" office:value="499520">
            <text:p>49952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82">
            <text:p>182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2">
            <text:p>182</text:p>
          </table:table-cell>
          <table:table-cell office:value-type="float" office:value="988320">
            <text:p>988320</text:p>
          </table:table-cell>
          <table:table-cell office:value-type="float" office:value="491680">
            <text:p>49168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99840">
            <text:p>999840</text:p>
          </table:table-cell>
          <table:table-cell office:value-type="float" office:value="499840">
            <text:p>499840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183">
            <text:p>183</text:p>
          </table:table-cell>
          <table:table-cell office:value-type="float" office:value="997600">
            <text:p>997600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83">
            <text:p>183</text:p>
          </table:table-cell>
          <table:table-cell office:value-type="float" office:value="994976">
            <text:p>994976</text:p>
          </table:table-cell>
          <table:table-cell office:value-type="float" office:value="493792">
            <text:p>4937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84">
            <text:p>184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4">
            <text:p>184</text:p>
          </table:table-cell>
          <table:table-cell office:value-type="float" office:value="1022592">
            <text:p>102259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00992">
            <text:p>1000992</text:p>
          </table:table-cell>
          <table:table-cell office:value-type="float" office:value="500320">
            <text:p>50032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85">
            <text:p>185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85">
            <text:p>185</text:p>
          </table:table-cell>
          <table:table-cell office:value-type="float" office:value="981312">
            <text:p>981312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999872">
            <text:p>999872</text:p>
          </table:table-cell>
          <table:table-cell office:value-type="float" office:value="499232">
            <text:p>49923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186">
            <text:p>186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6">
            <text:p>186</text:p>
          </table:table-cell>
          <table:table-cell office:value-type="float" office:value="1006336">
            <text:p>100633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999840">
            <text:p>999840</text:p>
          </table:table-cell>
          <table:table-cell office:value-type="float" office:value="500608">
            <text:p>50060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87">
            <text:p>187</text:p>
          </table:table-cell>
          <table:table-cell office:value-type="float" office:value="997568">
            <text:p>99756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87">
            <text:p>187</text:p>
          </table:table-cell>
          <table:table-cell office:value-type="float" office:value="1016160">
            <text:p>1016160</text:p>
          </table:table-cell>
          <table:table-cell office:value-type="float" office:value="496608">
            <text:p>49660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999872">
            <text:p>999872</text:p>
          </table:table-cell>
          <table:table-cell office:value-type="float" office:value="500352">
            <text:p>50035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88">
            <text:p>188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8">
            <text:p>188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999840">
            <text:p>999840</text:p>
          </table:table-cell>
          <table:table-cell office:value-type="float" office:value="499520">
            <text:p>4995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89">
            <text:p>189</text:p>
          </table:table-cell>
          <table:table-cell office:value-type="float" office:value="999680">
            <text:p>999680</text:p>
          </table:table-cell>
          <table:table-cell office:value-type="float" office:value="491616">
            <text:p>491616</text:p>
          </table:table-cell>
          <table:table-cell office:value-type="float" office:value="197440">
            <text:p>197440</text:p>
          </table:table-cell>
          <table:table-cell/>
          <table:table-cell office:value-type="float" office:value="189">
            <text:p>189</text:p>
          </table:table-cell>
          <table:table-cell office:value-type="float" office:value="997056">
            <text:p>997056</text:p>
          </table:table-cell>
          <table:table-cell office:value-type="float" office:value="498336">
            <text:p>49833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90">
            <text:p>190</text:p>
          </table:table-cell>
          <table:table-cell office:value-type="float" office:value="1000096">
            <text:p>1000096</text:p>
          </table:table-cell>
          <table:table-cell office:value-type="float" office:value="508256">
            <text:p>508256</text:p>
          </table:table-cell>
          <table:table-cell office:value-type="float" office:value="201472">
            <text:p>201472</text:p>
          </table:table-cell>
          <table:table-cell/>
          <table:table-cell office:value-type="float" office:value="190">
            <text:p>190</text:p>
          </table:table-cell>
          <table:table-cell office:value-type="float" office:value="1001984">
            <text:p>1001984</text:p>
          </table:table-cell>
          <table:table-cell office:value-type="float" office:value="496640">
            <text:p>49664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000640">
            <text:p>1000640</text:p>
          </table:table-cell>
          <table:table-cell office:value-type="float" office:value="499488">
            <text:p>49948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191">
            <text:p>191</text:p>
          </table:table-cell>
          <table:table-cell office:value-type="float" office:value="996832">
            <text:p>99683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91">
            <text:p>191</text:p>
          </table:table-cell>
          <table:table-cell office:value-type="float" office:value="997568">
            <text:p>997568</text:p>
          </table:table-cell>
          <table:table-cell office:value-type="float" office:value="503040">
            <text:p>503040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92">
            <text:p>192</text:p>
          </table:table-cell>
          <table:table-cell office:value-type="float" office:value="999680">
            <text:p>999680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92">
            <text:p>192</text:p>
          </table:table-cell>
          <table:table-cell office:value-type="float" office:value="999360">
            <text:p>999360</text:p>
          </table:table-cell>
          <table:table-cell office:value-type="float" office:value="498912">
            <text:p>49891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999872">
            <text:p>999872</text:p>
          </table:table-cell>
          <table:table-cell office:value-type="float" office:value="500672">
            <text:p>50067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93">
            <text:p>193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93">
            <text:p>193</text:p>
          </table:table-cell>
          <table:table-cell office:value-type="float" office:value="995296">
            <text:p>995296</text:p>
          </table:table-cell>
          <table:table-cell office:value-type="float" office:value="500992">
            <text:p>50099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9840">
            <text:p>999840</text:p>
          </table:table-cell>
          <table:table-cell office:value-type="float" office:value="499232">
            <text:p>49923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194">
            <text:p>194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94">
            <text:p>194</text:p>
          </table:table-cell>
          <table:table-cell office:value-type="float" office:value="997056">
            <text:p>997056</text:p>
          </table:table-cell>
          <table:table-cell office:value-type="float" office:value="496064">
            <text:p>496064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99552">
            <text:p>999552</text:p>
          </table:table-cell>
          <table:table-cell office:value-type="float" office:value="500256">
            <text:p>500256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95">
            <text:p>19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95">
            <text:p>195</text:p>
          </table:table-cell>
          <table:table-cell office:value-type="float" office:value="1002528">
            <text:p>1002528</text:p>
          </table:table-cell>
          <table:table-cell office:value-type="float" office:value="503584">
            <text:p>503584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96">
            <text:p>196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96">
            <text:p>196</text:p>
          </table:table-cell>
          <table:table-cell office:value-type="float" office:value="1003680">
            <text:p>1003680</text:p>
          </table:table-cell>
          <table:table-cell office:value-type="float" office:value="498368">
            <text:p>49836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000384">
            <text:p>1000384</text:p>
          </table:table-cell>
          <table:table-cell office:value-type="float" office:value="500384">
            <text:p>500384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97">
            <text:p>19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97">
            <text:p>197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198">
            <text:p>198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98">
            <text:p>198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99">
            <text:p>199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99">
            <text:p>199</text:p>
          </table:table-cell>
          <table:table-cell office:value-type="float" office:value="997024">
            <text:p>997024</text:p>
          </table:table-cell>
          <table:table-cell office:value-type="float" office:value="498880">
            <text:p>49888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200">
            <text:p>200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00">
            <text:p>200</text:p>
          </table:table-cell>
          <table:table-cell office:value-type="float" office:value="979040">
            <text:p>97904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9232">
            <text:p>199232</text:p>
          </table:table-cell>
          <table:table-cell/>
          <table:table-cell office:value-type="float" office:value="201">
            <text:p>201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01">
            <text:p>201</text:p>
          </table:table-cell>
          <table:table-cell office:value-type="float" office:value="1006336">
            <text:p>1006336</text:p>
          </table:table-cell>
          <table:table-cell office:value-type="float" office:value="498688">
            <text:p>498688</text:p>
          </table:table-cell>
          <table:table-cell office:value-type="float" office:value="157696">
            <text:p>157696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00704">
            <text:p>1000704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202">
            <text:p>202</text:p>
          </table:table-cell>
          <table:table-cell office:value-type="float" office:value="994976">
            <text:p>99497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02">
            <text:p>202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236320">
            <text:p>23632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999776">
            <text:p>999776</text:p>
          </table:table-cell>
          <table:table-cell office:value-type="float" office:value="499168">
            <text:p>499168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203">
            <text:p>203</text:p>
          </table:table-cell>
          <table:table-cell office:value-type="float" office:value="1001952">
            <text:p>1001952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03">
            <text:p>203</text:p>
          </table:table-cell>
          <table:table-cell office:value-type="float" office:value="1011264">
            <text:p>1011264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99872">
            <text:p>999872</text:p>
          </table:table-cell>
          <table:table-cell office:value-type="float" office:value="500672">
            <text:p>50067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04">
            <text:p>204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04">
            <text:p>204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99616">
            <text:p>999616</text:p>
          </table:table-cell>
          <table:table-cell office:value-type="float" office:value="499232">
            <text:p>49923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205">
            <text:p>205</text:p>
          </table:table-cell>
          <table:table-cell office:value-type="float" office:value="999328">
            <text:p>999328</text:p>
          </table:table-cell>
          <table:table-cell office:value-type="float" office:value="498336">
            <text:p>49833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05">
            <text:p>205</text:p>
          </table:table-cell>
          <table:table-cell office:value-type="float" office:value="1001952">
            <text:p>1001952</text:p>
          </table:table-cell>
          <table:table-cell office:value-type="float" office:value="494336">
            <text:p>49433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00128">
            <text:p>1000128</text:p>
          </table:table-cell>
          <table:table-cell office:value-type="float" office:value="500640">
            <text:p>500640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206">
            <text:p>206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06">
            <text:p>206</text:p>
          </table:table-cell>
          <table:table-cell office:value-type="float" office:value="999680">
            <text:p>999680</text:p>
          </table:table-cell>
          <table:table-cell office:value-type="float" office:value="503264">
            <text:p>503264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999808">
            <text:p>999808</text:p>
          </table:table-cell>
          <table:table-cell office:value-type="float" office:value="500000">
            <text:p>500000</text:p>
          </table:table-cell>
          <table:table-cell office:value-type="float" office:value="200512">
            <text:p>200512</text:p>
          </table:table-cell>
          <table:table-cell/>
          <table:table-cell office:value-type="float" office:value="207">
            <text:p>20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07">
            <text:p>207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00704">
            <text:p>1000704</text:p>
          </table:table-cell>
          <table:table-cell office:value-type="float" office:value="499840">
            <text:p>499840</text:p>
          </table:table-cell>
          <table:table-cell office:value-type="float" office:value="200480">
            <text:p>200480</text:p>
          </table:table-cell>
          <table:table-cell/>
          <table:table-cell office:value-type="float" office:value="208">
            <text:p>208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08">
            <text:p>208</text:p>
          </table:table-cell>
          <table:table-cell office:value-type="float" office:value="997056">
            <text:p>997056</text:p>
          </table:table-cell>
          <table:table-cell office:value-type="float" office:value="496064">
            <text:p>4960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09">
            <text:p>209</text:p>
          </table:table-cell>
          <table:table-cell office:value-type="float" office:value="997600">
            <text:p>997600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09">
            <text:p>20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210">
            <text:p>210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10">
            <text:p>210</text:p>
          </table:table-cell>
          <table:table-cell office:value-type="float" office:value="1001952">
            <text:p>1001952</text:p>
          </table:table-cell>
          <table:table-cell office:value-type="float" office:value="311456">
            <text:p>311456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211">
            <text:p>21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211">
            <text:p>211</text:p>
          </table:table-cell>
          <table:table-cell office:value-type="float" office:value="997600">
            <text:p>997600</text:p>
          </table:table-cell>
          <table:table-cell office:value-type="float" office:value="688192">
            <text:p>6881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99552">
            <text:p>999552</text:p>
          </table:table-cell>
          <table:table-cell office:value-type="float" office:value="499520">
            <text:p>4995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12">
            <text:p>212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212">
            <text:p>212</text:p>
          </table:table-cell>
          <table:table-cell office:value-type="float" office:value="999328">
            <text:p>999328</text:p>
          </table:table-cell>
          <table:table-cell office:value-type="float" office:value="498912">
            <text:p>49891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000992">
            <text:p>1000992</text:p>
          </table:table-cell>
          <table:table-cell office:value-type="float" office:value="500640">
            <text:p>50064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213">
            <text:p>213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13">
            <text:p>213</text:p>
          </table:table-cell>
          <table:table-cell office:value-type="float" office:value="981120">
            <text:p>981120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99872">
            <text:p>999872</text:p>
          </table:table-cell>
          <table:table-cell office:value-type="float" office:value="500000">
            <text:p>50000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14">
            <text:p>214</text:p>
          </table:table-cell>
          <table:table-cell office:value-type="float" office:value="997024">
            <text:p>997024</text:p>
          </table:table-cell>
          <table:table-cell office:value-type="float" office:value="498688">
            <text:p>498688</text:p>
          </table:table-cell>
          <table:table-cell office:value-type="float" office:value="192544">
            <text:p>192544</text:p>
          </table:table-cell>
          <table:table-cell/>
          <table:table-cell office:value-type="float" office:value="214">
            <text:p>214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99488">
            <text:p>999488</text:p>
          </table:table-cell>
          <table:table-cell office:value-type="float" office:value="499552">
            <text:p>499552</text:p>
          </table:table-cell>
          <table:table-cell office:value-type="float" office:value="200224">
            <text:p>200224</text:p>
          </table:table-cell>
          <table:table-cell/>
          <table:table-cell office:value-type="float" office:value="215">
            <text:p>215</text:p>
          </table:table-cell>
          <table:table-cell office:value-type="float" office:value="994176">
            <text:p>994176</text:p>
          </table:table-cell>
          <table:table-cell office:value-type="float" office:value="500960">
            <text:p>500960</text:p>
          </table:table-cell>
          <table:table-cell office:value-type="float" office:value="206368">
            <text:p>206368</text:p>
          </table:table-cell>
          <table:table-cell/>
          <table:table-cell office:value-type="float" office:value="215">
            <text:p>215</text:p>
          </table:table-cell>
          <table:table-cell office:value-type="float" office:value="1001984">
            <text:p>1001984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16">
            <text:p>216</text:p>
          </table:table-cell>
          <table:table-cell office:value-type="float" office:value="1007680">
            <text:p>1007680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16">
            <text:p>216</text:p>
          </table:table-cell>
          <table:table-cell office:value-type="float" office:value="997568">
            <text:p>997568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999904">
            <text:p>999904</text:p>
          </table:table-cell>
          <table:table-cell office:value-type="float" office:value="499552">
            <text:p>499552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217">
            <text:p>21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17">
            <text:p>217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18">
            <text:p>218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18">
            <text:p>218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000640">
            <text:p>1000640</text:p>
          </table:table-cell>
          <table:table-cell office:value-type="float" office:value="500032">
            <text:p>500032</text:p>
          </table:table-cell>
          <table:table-cell office:value-type="float" office:value="198880">
            <text:p>198880</text:p>
          </table:table-cell>
          <table:table-cell/>
          <table:table-cell office:value-type="float" office:value="219">
            <text:p>219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19">
            <text:p>219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200928">
            <text:p>200928</text:p>
          </table:table-cell>
          <table:table-cell/>
          <table:table-cell office:value-type="float" office:value="220">
            <text:p>22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20">
            <text:p>220</text:p>
          </table:table-cell>
          <table:table-cell office:value-type="float" office:value="997056">
            <text:p>997056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360">
            <text:p>199360</text:p>
          </table:table-cell>
          <table:table-cell/>
          <table:table-cell office:value-type="float" office:value="221">
            <text:p>221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21">
            <text:p>221</text:p>
          </table:table-cell>
          <table:table-cell office:value-type="float" office:value="999648">
            <text:p>999648</text:p>
          </table:table-cell>
          <table:table-cell office:value-type="float" office:value="503584">
            <text:p>50358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000160">
            <text:p>1000160</text:p>
          </table:table-cell>
          <table:table-cell office:value-type="float" office:value="500000">
            <text:p>500000</text:p>
          </table:table-cell>
          <table:table-cell office:value-type="float" office:value="188928">
            <text:p>188928</text:p>
          </table:table-cell>
          <table:table-cell/>
          <table:table-cell office:value-type="float" office:value="222">
            <text:p>22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222">
            <text:p>222</text:p>
          </table:table-cell>
          <table:table-cell office:value-type="float" office:value="999904">
            <text:p>999904</text:p>
          </table:table-cell>
          <table:table-cell office:value-type="float" office:value="494016">
            <text:p>494016</text:p>
          </table:table-cell>
          <table:table-cell office:value-type="float" office:value="190464">
            <text:p>19046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99840">
            <text:p>999840</text:p>
          </table:table-cell>
          <table:table-cell office:value-type="float" office:value="499552">
            <text:p>499552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223">
            <text:p>223</text:p>
          </table:table-cell>
          <table:table-cell office:value-type="float" office:value="997600">
            <text:p>997600</text:p>
          </table:table-cell>
          <table:table-cell office:value-type="float" office:value="496608">
            <text:p>496608</text:p>
          </table:table-cell>
          <table:table-cell office:value-type="float" office:value="197312">
            <text:p>197312</text:p>
          </table:table-cell>
          <table:table-cell/>
          <table:table-cell office:value-type="float" office:value="223">
            <text:p>223</text:p>
          </table:table-cell>
          <table:table-cell office:value-type="float" office:value="999680">
            <text:p>999680</text:p>
          </table:table-cell>
          <table:table-cell office:value-type="float" office:value="503040">
            <text:p>503040</text:p>
          </table:table-cell>
          <table:table-cell office:value-type="float" office:value="206368">
            <text:p>206368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00704">
            <text:p>1000704</text:p>
          </table:table-cell>
          <table:table-cell office:value-type="float" office:value="500608">
            <text:p>50060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24">
            <text:p>224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224">
            <text:p>224</text:p>
          </table:table-cell>
          <table:table-cell office:value-type="float" office:value="997024">
            <text:p>997024</text:p>
          </table:table-cell>
          <table:table-cell office:value-type="float" office:value="498912">
            <text:p>498912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25">
            <text:p>225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225">
            <text:p>225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26">
            <text:p>22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226">
            <text:p>226</text:p>
          </table:table-cell>
          <table:table-cell office:value-type="float" office:value="997600">
            <text:p>997600</text:p>
          </table:table-cell>
          <table:table-cell office:value-type="float" office:value="503264">
            <text:p>5032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999744">
            <text:p>999744</text:p>
          </table:table-cell>
          <table:table-cell office:value-type="float" office:value="499776">
            <text:p>4997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27">
            <text:p>227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27">
            <text:p>227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99584">
            <text:p>999584</text:p>
          </table:table-cell>
          <table:table-cell office:value-type="float" office:value="500384">
            <text:p>500384</text:p>
          </table:table-cell>
          <table:table-cell office:value-type="float" office:value="212480">
            <text:p>212480</text:p>
          </table:table-cell>
          <table:table-cell/>
          <table:table-cell office:value-type="float" office:value="228">
            <text:p>228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228">
            <text:p>228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000224">
            <text:p>1000224</text:p>
          </table:table-cell>
          <table:table-cell office:value-type="float" office:value="500320">
            <text:p>500320</text:p>
          </table:table-cell>
          <table:table-cell office:value-type="float" office:value="186624">
            <text:p>186624</text:p>
          </table:table-cell>
          <table:table-cell/>
          <table:table-cell office:value-type="float" office:value="229">
            <text:p>229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29">
            <text:p>229</text:p>
          </table:table-cell>
          <table:table-cell office:value-type="float" office:value="997568">
            <text:p>997568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000704">
            <text:p>1000704</text:p>
          </table:table-cell>
          <table:table-cell office:value-type="float" office:value="499232">
            <text:p>499232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230">
            <text:p>230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30">
            <text:p>230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99744">
            <text:p>999744</text:p>
          </table:table-cell>
          <table:table-cell office:value-type="float" office:value="500384">
            <text:p>500384</text:p>
          </table:table-cell>
          <table:table-cell office:value-type="float" office:value="200480">
            <text:p>200480</text:p>
          </table:table-cell>
          <table:table-cell/>
          <table:table-cell office:value-type="float" office:value="231">
            <text:p>231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231">
            <text:p>23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99584">
            <text:p>999584</text:p>
          </table:table-cell>
          <table:table-cell office:value-type="float" office:value="500608">
            <text:p>500608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232">
            <text:p>232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7088">
            <text:p>197088</text:p>
          </table:table-cell>
          <table:table-cell/>
          <table:table-cell office:value-type="float" office:value="232">
            <text:p>232</text:p>
          </table:table-cell>
          <table:table-cell office:value-type="float" office:value="999872">
            <text:p>999872</text:p>
          </table:table-cell>
          <table:table-cell office:value-type="float" office:value="496608">
            <text:p>49660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33">
            <text:p>233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33">
            <text:p>233</text:p>
          </table:table-cell>
          <table:table-cell office:value-type="float" office:value="992672">
            <text:p>992672</text:p>
          </table:table-cell>
          <table:table-cell office:value-type="float" office:value="498336">
            <text:p>498336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34">
            <text:p>234</text:p>
          </table:table-cell>
          <table:table-cell office:value-type="float" office:value="994976">
            <text:p>994976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34">
            <text:p>234</text:p>
          </table:table-cell>
          <table:table-cell office:value-type="float" office:value="1004064">
            <text:p>1004064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235">
            <text:p>235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235">
            <text:p>235</text:p>
          </table:table-cell>
          <table:table-cell office:value-type="float" office:value="999872">
            <text:p>999872</text:p>
          </table:table-cell>
          <table:table-cell office:value-type="float" office:value="503616">
            <text:p>50361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000384">
            <text:p>1000384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36">
            <text:p>236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36">
            <text:p>236</text:p>
          </table:table-cell>
          <table:table-cell office:value-type="float" office:value="999680">
            <text:p>999680</text:p>
          </table:table-cell>
          <table:table-cell office:value-type="float" office:value="498336">
            <text:p>498336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208064">
            <text:p>208064</text:p>
          </table:table-cell>
          <table:table-cell/>
          <table:table-cell office:value-type="float" office:value="237">
            <text:p>237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37">
            <text:p>237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99552">
            <text:p>999552</text:p>
          </table:table-cell>
          <table:table-cell office:value-type="float" office:value="500640">
            <text:p>500640</text:p>
          </table:table-cell>
          <table:table-cell office:value-type="float" office:value="193216">
            <text:p>193216</text:p>
          </table:table-cell>
          <table:table-cell/>
          <table:table-cell office:value-type="float" office:value="238">
            <text:p>23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38">
            <text:p>238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999808">
            <text:p>999808</text:p>
          </table:table-cell>
          <table:table-cell office:value-type="float" office:value="500352">
            <text:p>500352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239">
            <text:p>239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39">
            <text:p>23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00128">
            <text:p>1000128</text:p>
          </table:table-cell>
          <table:table-cell office:value-type="float" office:value="499488">
            <text:p>499488</text:p>
          </table:table-cell>
          <table:table-cell office:value-type="float" office:value="198528">
            <text:p>198528</text:p>
          </table:table-cell>
          <table:table-cell/>
          <table:table-cell office:value-type="float" office:value="240">
            <text:p>240</text:p>
          </table:table-cell>
          <table:table-cell office:value-type="float" office:value="997056">
            <text:p>997056</text:p>
          </table:table-cell>
          <table:table-cell office:value-type="float" office:value="491648">
            <text:p>491648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240">
            <text:p>240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00736">
            <text:p>1000736</text:p>
          </table:table-cell>
          <table:table-cell office:value-type="float" office:value="500384">
            <text:p>500384</text:p>
          </table:table-cell>
          <table:table-cell office:value-type="float" office:value="200992">
            <text:p>200992</text:p>
          </table:table-cell>
          <table:table-cell/>
          <table:table-cell office:value-type="float" office:value="241">
            <text:p>241</text:p>
          </table:table-cell>
          <table:table-cell office:value-type="float" office:value="999680">
            <text:p>999680</text:p>
          </table:table-cell>
          <table:table-cell office:value-type="float" office:value="505952">
            <text:p>505952</text:p>
          </table:table-cell>
          <table:table-cell office:value-type="float" office:value="197600">
            <text:p>197600</text:p>
          </table:table-cell>
          <table:table-cell/>
          <table:table-cell office:value-type="float" office:value="241">
            <text:p>241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99584">
            <text:p>999584</text:p>
          </table:table-cell>
          <table:table-cell office:value-type="float" office:value="499232">
            <text:p>499232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42">
            <text:p>242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185920">
            <text:p>185920</text:p>
          </table:table-cell>
          <table:table-cell/>
          <table:table-cell office:value-type="float" office:value="242">
            <text:p>242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99808">
            <text:p>999808</text:p>
          </table:table-cell>
          <table:table-cell office:value-type="float" office:value="500576">
            <text:p>500576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43">
            <text:p>243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9296">
            <text:p>199296</text:p>
          </table:table-cell>
          <table:table-cell/>
          <table:table-cell office:value-type="float" office:value="243">
            <text:p>243</text:p>
          </table:table-cell>
          <table:table-cell office:value-type="float" office:value="997056">
            <text:p>997056</text:p>
          </table:table-cell>
          <table:table-cell office:value-type="float" office:value="493984">
            <text:p>49398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44">
            <text:p>244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202784">
            <text:p>202784</text:p>
          </table:table-cell>
          <table:table-cell/>
          <table:table-cell office:value-type="float" office:value="244">
            <text:p>244</text:p>
          </table:table-cell>
          <table:table-cell office:value-type="float" office:value="999680">
            <text:p>999680</text:p>
          </table:table-cell>
          <table:table-cell office:value-type="float" office:value="503072">
            <text:p>5030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99840">
            <text:p>999840</text:p>
          </table:table-cell>
          <table:table-cell office:value-type="float" office:value="499520">
            <text:p>49952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245">
            <text:p>245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6640">
            <text:p>196640</text:p>
          </table:table-cell>
          <table:table-cell/>
          <table:table-cell office:value-type="float" office:value="245">
            <text:p>245</text:p>
          </table:table-cell>
          <table:table-cell office:value-type="float" office:value="990304">
            <text:p>990304</text:p>
          </table:table-cell>
          <table:table-cell office:value-type="float" office:value="498912">
            <text:p>498912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99840">
            <text:p>999840</text:p>
          </table:table-cell>
          <table:table-cell office:value-type="float" office:value="499744">
            <text:p>499744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46">
            <text:p>246</text:p>
          </table:table-cell>
          <table:table-cell office:value-type="float" office:value="999648">
            <text:p>999648</text:p>
          </table:table-cell>
          <table:table-cell office:value-type="float" office:value="496608">
            <text:p>496608</text:p>
          </table:table-cell>
          <table:table-cell office:value-type="float" office:value="201568">
            <text:p>201568</text:p>
          </table:table-cell>
          <table:table-cell/>
          <table:table-cell office:value-type="float" office:value="246">
            <text:p>246</text:p>
          </table:table-cell>
          <table:table-cell office:value-type="float" office:value="1009248">
            <text:p>1009248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000416">
            <text:p>1000416</text:p>
          </table:table-cell>
          <table:table-cell office:value-type="float" office:value="500416">
            <text:p>500416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47">
            <text:p>247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212128">
            <text:p>212128</text:p>
          </table:table-cell>
          <table:table-cell/>
          <table:table-cell office:value-type="float" office:value="247">
            <text:p>247</text:p>
          </table:table-cell>
          <table:table-cell office:value-type="float" office:value="997056">
            <text:p>997056</text:p>
          </table:table-cell>
          <table:table-cell office:value-type="float" office:value="496096">
            <text:p>496096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48">
            <text:p>248</text:p>
          </table:table-cell>
          <table:table-cell office:value-type="float" office:value="999648">
            <text:p>999648</text:p>
          </table:table-cell>
          <table:table-cell office:value-type="float" office:value="503072">
            <text:p>503072</text:p>
          </table:table-cell>
          <table:table-cell office:value-type="float" office:value="186656">
            <text:p>186656</text:p>
          </table:table-cell>
          <table:table-cell/>
          <table:table-cell office:value-type="float" office:value="248">
            <text:p>248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99840">
            <text:p>999840</text:p>
          </table:table-cell>
          <table:table-cell office:value-type="float" office:value="499232">
            <text:p>49923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49">
            <text:p>249</text:p>
          </table:table-cell>
          <table:table-cell office:value-type="float" office:value="999904">
            <text:p>999904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49">
            <text:p>24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99840">
            <text:p>999840</text:p>
          </table:table-cell>
          <table:table-cell office:value-type="float" office:value="500640">
            <text:p>500640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50">
            <text:p>250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50">
            <text:p>250</text:p>
          </table:table-cell>
          <table:table-cell office:value-type="float" office:value="999328">
            <text:p>999328</text:p>
          </table:table-cell>
          <table:table-cell office:value-type="float" office:value="496608">
            <text:p>49660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999872">
            <text:p>999872</text:p>
          </table:table-cell>
          <table:table-cell office:value-type="float" office:value="500000">
            <text:p>50000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51">
            <text:p>251</text:p>
          </table:table-cell>
          <table:table-cell office:value-type="float" office:value="999648">
            <text:p>999648</text:p>
          </table:table-cell>
          <table:table-cell office:value-type="float" office:value="498368">
            <text:p>49836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251">
            <text:p>25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00640">
            <text:p>1000640</text:p>
          </table:table-cell>
          <table:table-cell office:value-type="float" office:value="499840">
            <text:p>49984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252">
            <text:p>252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196608">
            <text:p>196608</text:p>
          </table:table-cell>
          <table:table-cell/>
          <table:table-cell office:value-type="float" office:value="252">
            <text:p>252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99904">
            <text:p>999904</text:p>
          </table:table-cell>
          <table:table-cell office:value-type="float" office:value="500320">
            <text:p>500320</text:p>
          </table:table-cell>
          <table:table-cell office:value-type="float" office:value="200064">
            <text:p>200064</text:p>
          </table:table-cell>
          <table:table-cell/>
          <table:table-cell office:value-type="float" office:value="253">
            <text:p>253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6768">
            <text:p>196768</text:p>
          </table:table-cell>
          <table:table-cell/>
          <table:table-cell office:value-type="float" office:value="253">
            <text:p>253</text:p>
          </table:table-cell>
          <table:table-cell office:value-type="float" office:value="992672">
            <text:p>992672</text:p>
          </table:table-cell>
          <table:table-cell office:value-type="float" office:value="498688">
            <text:p>498688</text:p>
          </table:table-cell>
          <table:table-cell office:value-type="float" office:value="194848">
            <text:p>194848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999840">
            <text:p>999840</text:p>
          </table:table-cell>
          <table:table-cell office:value-type="float" office:value="499520">
            <text:p>499520</text:p>
          </table:table-cell>
          <table:table-cell office:value-type="float" office:value="198816">
            <text:p>198816</text:p>
          </table:table-cell>
          <table:table-cell/>
          <table:table-cell office:value-type="float" office:value="254">
            <text:p>254</text:p>
          </table:table-cell>
          <table:table-cell office:value-type="float" office:value="994976">
            <text:p>994976</text:p>
          </table:table-cell>
          <table:table-cell office:value-type="float" office:value="500992">
            <text:p>500992</text:p>
          </table:table-cell>
          <table:table-cell office:value-type="float" office:value="204288">
            <text:p>204288</text:p>
          </table:table-cell>
          <table:table-cell/>
          <table:table-cell office:value-type="float" office:value="254">
            <text:p>254</text:p>
          </table:table-cell>
          <table:table-cell office:value-type="float" office:value="1004256">
            <text:p>1004256</text:p>
          </table:table-cell>
          <table:table-cell office:value-type="float" office:value="496096">
            <text:p>496096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255">
            <text:p>255</text:p>
          </table:table-cell>
          <table:table-cell office:value-type="float" office:value="1001984">
            <text:p>1001984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55">
            <text:p>255</text:p>
          </table:table-cell>
          <table:table-cell office:value-type="float" office:value="1001952">
            <text:p>1001952</text:p>
          </table:table-cell>
          <table:table-cell office:value-type="float" office:value="503264">
            <text:p>5032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56">
            <text:p>256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56">
            <text:p>256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00160">
            <text:p>1000160</text:p>
          </table:table-cell>
          <table:table-cell office:value-type="float" office:value="500640">
            <text:p>50064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57">
            <text:p>257</text:p>
          </table:table-cell>
          <table:table-cell office:value-type="float" office:value="999360">
            <text:p>999360</text:p>
          </table:table-cell>
          <table:table-cell office:value-type="float" office:value="498720">
            <text:p>49872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57">
            <text:p>257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00384">
            <text:p>1000384</text:p>
          </table:table-cell>
          <table:table-cell office:value-type="float" office:value="500384">
            <text:p>500384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58">
            <text:p>258</text:p>
          </table:table-cell>
          <table:table-cell office:value-type="float" office:value="997568">
            <text:p>997568</text:p>
          </table:table-cell>
          <table:table-cell office:value-type="float" office:value="498336">
            <text:p>498336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258">
            <text:p>258</text:p>
          </table:table-cell>
          <table:table-cell office:value-type="float" office:value="999872">
            <text:p>999872</text:p>
          </table:table-cell>
          <table:table-cell office:value-type="float" office:value="493248">
            <text:p>49324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00160">
            <text:p>1000160</text:p>
          </table:table-cell>
          <table:table-cell office:value-type="float" office:value="499456">
            <text:p>499456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259">
            <text:p>25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904">
            <text:p>199904</text:p>
          </table:table-cell>
          <table:table-cell/>
          <table:table-cell office:value-type="float" office:value="259">
            <text:p>259</text:p>
          </table:table-cell>
          <table:table-cell office:value-type="float" office:value="999680">
            <text:p>999680</text:p>
          </table:table-cell>
          <table:table-cell office:value-type="float" office:value="506400">
            <text:p>50640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260">
            <text:p>260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260">
            <text:p>260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1">
            <text:p>261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7184">
            <text:p>197184</text:p>
          </table:table-cell>
          <table:table-cell/>
          <table:table-cell office:value-type="float" office:value="261">
            <text:p>261</text:p>
          </table:table-cell>
          <table:table-cell office:value-type="float" office:value="999872">
            <text:p>999872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2">
            <text:p>262</text:p>
          </table:table-cell>
          <table:table-cell office:value-type="float" office:value="999904">
            <text:p>999904</text:p>
          </table:table-cell>
          <table:table-cell office:value-type="float" office:value="498880">
            <text:p>498880</text:p>
          </table:table-cell>
          <table:table-cell office:value-type="float" office:value="200864">
            <text:p>200864</text:p>
          </table:table-cell>
          <table:table-cell/>
          <table:table-cell office:value-type="float" office:value="262">
            <text:p>262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000640">
            <text:p>1000640</text:p>
          </table:table-cell>
          <table:table-cell office:value-type="float" office:value="500384">
            <text:p>500384</text:p>
          </table:table-cell>
          <table:table-cell office:value-type="float" office:value="200672">
            <text:p>200672</text:p>
          </table:table-cell>
          <table:table-cell/>
          <table:table-cell office:value-type="float" office:value="263">
            <text:p>263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63">
            <text:p>263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64">
            <text:p>264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64">
            <text:p>264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99904">
            <text:p>999904</text:p>
          </table:table-cell>
          <table:table-cell office:value-type="float" office:value="500384">
            <text:p>500384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65">
            <text:p>265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265">
            <text:p>265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6">
            <text:p>266</text:p>
          </table:table-cell>
          <table:table-cell office:value-type="float" office:value="994144">
            <text:p>99414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66">
            <text:p>266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000096">
            <text:p>1000096</text:p>
          </table:table-cell>
          <table:table-cell office:value-type="float" office:value="499168">
            <text:p>49916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7">
            <text:p>267</text:p>
          </table:table-cell>
          <table:table-cell office:value-type="float" office:value="1007168">
            <text:p>100716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67">
            <text:p>26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99840">
            <text:p>999840</text:p>
          </table:table-cell>
          <table:table-cell office:value-type="float" office:value="499520">
            <text:p>4995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8">
            <text:p>268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7888">
            <text:p>197888</text:p>
          </table:table-cell>
          <table:table-cell/>
          <table:table-cell office:value-type="float" office:value="268">
            <text:p>268</text:p>
          </table:table-cell>
          <table:table-cell office:value-type="float" office:value="999872">
            <text:p>999872</text:p>
          </table:table-cell>
          <table:table-cell office:value-type="float" office:value="498336">
            <text:p>498336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000416">
            <text:p>1000416</text:p>
          </table:table-cell>
          <table:table-cell office:value-type="float" office:value="500640">
            <text:p>500640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69">
            <text:p>269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69">
            <text:p>269</text:p>
          </table:table-cell>
          <table:table-cell office:value-type="float" office:value="999680">
            <text:p>999680</text:p>
          </table:table-cell>
          <table:table-cell office:value-type="float" office:value="498720">
            <text:p>49872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00160">
            <text:p>1000160</text:p>
          </table:table-cell>
          <table:table-cell office:value-type="float" office:value="500000">
            <text:p>50000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70">
            <text:p>270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8272">
            <text:p>198272</text:p>
          </table:table-cell>
          <table:table-cell/>
          <table:table-cell office:value-type="float" office:value="270">
            <text:p>270</text:p>
          </table:table-cell>
          <table:table-cell office:value-type="float" office:value="994976">
            <text:p>994976</text:p>
          </table:table-cell>
          <table:table-cell office:value-type="float" office:value="498880">
            <text:p>49888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99840">
            <text:p>999840</text:p>
          </table:table-cell>
          <table:table-cell office:value-type="float" office:value="499840">
            <text:p>499840</text:p>
          </table:table-cell>
          <table:table-cell office:value-type="float" office:value="200800">
            <text:p>200800</text:p>
          </table:table-cell>
          <table:table-cell/>
          <table:table-cell office:value-type="float" office:value="271">
            <text:p>27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216">
            <text:p>201216</text:p>
          </table:table-cell>
          <table:table-cell/>
          <table:table-cell office:value-type="float" office:value="271">
            <text:p>271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272">
            <text:p>272</text:p>
          </table:table-cell>
          <table:table-cell office:value-type="float" office:value="999872">
            <text:p>999872</text:p>
          </table:table-cell>
          <table:table-cell office:value-type="float" office:value="498336">
            <text:p>498336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72">
            <text:p>27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99872">
            <text:p>999872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73">
            <text:p>273</text:p>
          </table:table-cell>
          <table:table-cell office:value-type="float" office:value="997056">
            <text:p>997056</text:p>
          </table:table-cell>
          <table:table-cell office:value-type="float" office:value="498720">
            <text:p>49872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73">
            <text:p>273</text:p>
          </table:table-cell>
          <table:table-cell office:value-type="float" office:value="992672">
            <text:p>99267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999808">
            <text:p>999808</text:p>
          </table:table-cell>
          <table:table-cell office:value-type="float" office:value="499232">
            <text:p>499232</text:p>
          </table:table-cell>
          <table:table-cell office:value-type="float" office:value="201696">
            <text:p>201696</text:p>
          </table:table-cell>
          <table:table-cell/>
          <table:table-cell office:value-type="float" office:value="274">
            <text:p>274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274">
            <text:p>274</text:p>
          </table:table-cell>
          <table:table-cell office:value-type="float" office:value="1001984">
            <text:p>1001984</text:p>
          </table:table-cell>
          <table:table-cell office:value-type="float" office:value="498336">
            <text:p>49833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000736">
            <text:p>1000736</text:p>
          </table:table-cell>
          <table:table-cell office:value-type="float" office:value="500608">
            <text:p>500608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275">
            <text:p>275</text:p>
          </table:table-cell>
          <table:table-cell office:value-type="float" office:value="1001952">
            <text:p>1001952</text:p>
          </table:table-cell>
          <table:table-cell office:value-type="float" office:value="498912">
            <text:p>498912</text:p>
          </table:table-cell>
          <table:table-cell office:value-type="float" office:value="198176">
            <text:p>198176</text:p>
          </table:table-cell>
          <table:table-cell/>
          <table:table-cell office:value-type="float" office:value="275">
            <text:p>275</text:p>
          </table:table-cell>
          <table:table-cell office:value-type="float" office:value="1004256">
            <text:p>1004256</text:p>
          </table:table-cell>
          <table:table-cell office:value-type="float" office:value="498720">
            <text:p>49872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99488">
            <text:p>999488</text:p>
          </table:table-cell>
          <table:table-cell office:value-type="float" office:value="499552">
            <text:p>499552</text:p>
          </table:table-cell>
          <table:table-cell office:value-type="float" office:value="212032">
            <text:p>212032</text:p>
          </table:table-cell>
          <table:table-cell/>
          <table:table-cell office:value-type="float" office:value="276">
            <text:p>276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276">
            <text:p>276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000224">
            <text:p>1000224</text:p>
          </table:table-cell>
          <table:table-cell office:value-type="float" office:value="500384">
            <text:p>500384</text:p>
          </table:table-cell>
          <table:table-cell office:value-type="float" office:value="188416">
            <text:p>188416</text:p>
          </table:table-cell>
          <table:table-cell/>
          <table:table-cell office:value-type="float" office:value="277">
            <text:p>277</text:p>
          </table:table-cell>
          <table:table-cell office:value-type="float" office:value="997056">
            <text:p>997056</text:p>
          </table:table-cell>
          <table:table-cell office:value-type="float" office:value="498368">
            <text:p>498368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77">
            <text:p>277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99840">
            <text:p>999840</text:p>
          </table:table-cell>
          <table:table-cell office:value-type="float" office:value="500000">
            <text:p>50000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278">
            <text:p>278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8080">
            <text:p>198080</text:p>
          </table:table-cell>
          <table:table-cell/>
          <table:table-cell office:value-type="float" office:value="278">
            <text:p>278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999808">
            <text:p>999808</text:p>
          </table:table-cell>
          <table:table-cell office:value-type="float" office:value="499840">
            <text:p>49984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79">
            <text:p>27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79">
            <text:p>279</text:p>
          </table:table-cell>
          <table:table-cell office:value-type="float" office:value="999328">
            <text:p>999328</text:p>
          </table:table-cell>
          <table:table-cell office:value-type="float" office:value="498720">
            <text:p>49872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00384">
            <text:p>1000384</text:p>
          </table:table-cell>
          <table:table-cell office:value-type="float" office:value="500320">
            <text:p>5003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80">
            <text:p>280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200064">
            <text:p>200064</text:p>
          </table:table-cell>
          <table:table-cell/>
          <table:table-cell office:value-type="float" office:value="280">
            <text:p>280</text:p>
          </table:table-cell>
          <table:table-cell office:value-type="float" office:value="1001984">
            <text:p>1001984</text:p>
          </table:table-cell>
          <table:table-cell office:value-type="float" office:value="498336">
            <text:p>49833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281">
            <text:p>281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212448">
            <text:p>212448</text:p>
          </table:table-cell>
          <table:table-cell/>
          <table:table-cell office:value-type="float" office:value="281">
            <text:p>281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448">
            <text:p>200448</text:p>
          </table:table-cell>
          <table:table-cell/>
          <table:table-cell office:value-type="float" office:value="282">
            <text:p>282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86720">
            <text:p>186720</text:p>
          </table:table-cell>
          <table:table-cell/>
          <table:table-cell office:value-type="float" office:value="282">
            <text:p>282</text:p>
          </table:table-cell>
          <table:table-cell office:value-type="float" office:value="997600">
            <text:p>997600</text:p>
          </table:table-cell>
          <table:table-cell office:value-type="float" office:value="496640">
            <text:p>49664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212192">
            <text:p>212192</text:p>
          </table:table-cell>
          <table:table-cell/>
          <table:table-cell office:value-type="float" office:value="283">
            <text:p>283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83">
            <text:p>283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88768">
            <text:p>188768</text:p>
          </table:table-cell>
          <table:table-cell/>
          <table:table-cell office:value-type="float" office:value="284">
            <text:p>284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284">
            <text:p>284</text:p>
          </table:table-cell>
          <table:table-cell office:value-type="float" office:value="999648">
            <text:p>999648</text:p>
          </table:table-cell>
          <table:table-cell office:value-type="float" office:value="503264">
            <text:p>503264</text:p>
          </table:table-cell>
          <table:table-cell office:value-type="float" office:value="190464">
            <text:p>19046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285">
            <text:p>285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285">
            <text:p>285</text:p>
          </table:table-cell>
          <table:table-cell office:value-type="float" office:value="999904">
            <text:p>999904</text:p>
          </table:table-cell>
          <table:table-cell office:value-type="float" office:value="498720">
            <text:p>498720</text:p>
          </table:table-cell>
          <table:table-cell office:value-type="float" office:value="206400">
            <text:p>2064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000384">
            <text:p>1000384</text:p>
          </table:table-cell>
          <table:table-cell office:value-type="float" office:value="499456">
            <text:p>499456</text:p>
          </table:table-cell>
          <table:table-cell office:value-type="float" office:value="198784">
            <text:p>198784</text:p>
          </table:table-cell>
          <table:table-cell/>
          <table:table-cell office:value-type="float" office:value="286">
            <text:p>286</text:p>
          </table:table-cell>
          <table:table-cell office:value-type="float" office:value="997056">
            <text:p>997056</text:p>
          </table:table-cell>
          <table:table-cell office:value-type="float" office:value="496608">
            <text:p>496608</text:p>
          </table:table-cell>
          <table:table-cell office:value-type="float" office:value="197856">
            <text:p>197856</text:p>
          </table:table-cell>
          <table:table-cell/>
          <table:table-cell office:value-type="float" office:value="286">
            <text:p>286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000160">
            <text:p>1000160</text:p>
          </table:table-cell>
          <table:table-cell office:value-type="float" office:value="500352">
            <text:p>500352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287">
            <text:p>287</text:p>
          </table:table-cell>
          <table:table-cell office:value-type="float" office:value="999680">
            <text:p>999680</text:p>
          </table:table-cell>
          <table:table-cell office:value-type="float" office:value="503072">
            <text:p>503072</text:p>
          </table:table-cell>
          <table:table-cell office:value-type="float" office:value="191296">
            <text:p>191296</text:p>
          </table:table-cell>
          <table:table-cell/>
          <table:table-cell office:value-type="float" office:value="287">
            <text:p>287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999776">
            <text:p>999776</text:p>
          </table:table-cell>
          <table:table-cell office:value-type="float" office:value="500064">
            <text:p>500064</text:p>
          </table:table-cell>
          <table:table-cell office:value-type="float" office:value="198272">
            <text:p>198272</text:p>
          </table:table-cell>
          <table:table-cell/>
          <table:table-cell office:value-type="float" office:value="288">
            <text:p>288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209536">
            <text:p>209536</text:p>
          </table:table-cell>
          <table:table-cell/>
          <table:table-cell office:value-type="float" office:value="288">
            <text:p>288</text:p>
          </table:table-cell>
          <table:table-cell office:value-type="float" office:value="999904">
            <text:p>999904</text:p>
          </table:table-cell>
          <table:table-cell office:value-type="float" office:value="496064">
            <text:p>496064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999936">
            <text:p>999936</text:p>
          </table:table-cell>
          <table:table-cell office:value-type="float" office:value="499520">
            <text:p>4995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89">
            <text:p>289</text:p>
          </table:table-cell>
          <table:table-cell office:value-type="float" office:value="999680">
            <text:p>999680</text:p>
          </table:table-cell>
          <table:table-cell office:value-type="float" office:value="498720">
            <text:p>498720</text:p>
          </table:table-cell>
          <table:table-cell office:value-type="float" office:value="198944">
            <text:p>198944</text:p>
          </table:table-cell>
          <table:table-cell/>
          <table:table-cell office:value-type="float" office:value="289">
            <text:p>289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99552">
            <text:p>999552</text:p>
          </table:table-cell>
          <table:table-cell office:value-type="float" office:value="499840">
            <text:p>499840</text:p>
          </table:table-cell>
          <table:table-cell office:value-type="float" office:value="213152">
            <text:p>213152</text:p>
          </table:table-cell>
          <table:table-cell/>
          <table:table-cell office:value-type="float" office:value="290">
            <text:p>290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8048">
            <text:p>198048</text:p>
          </table:table-cell>
          <table:table-cell/>
          <table:table-cell office:value-type="float" office:value="290">
            <text:p>290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000640">
            <text:p>1000640</text:p>
          </table:table-cell>
          <table:table-cell office:value-type="float" office:value="500320">
            <text:p>500320</text:p>
          </table:table-cell>
          <table:table-cell office:value-type="float" office:value="187520">
            <text:p>187520</text:p>
          </table:table-cell>
          <table:table-cell/>
          <table:table-cell office:value-type="float" office:value="291">
            <text:p>291</text:p>
          </table:table-cell>
          <table:table-cell office:value-type="float" office:value="1001952">
            <text:p>1001952</text:p>
          </table:table-cell>
          <table:table-cell office:value-type="float" office:value="491392">
            <text:p>49139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291">
            <text:p>291</text:p>
          </table:table-cell>
          <table:table-cell office:value-type="float" office:value="999904">
            <text:p>999904</text:p>
          </table:table-cell>
          <table:table-cell office:value-type="float" office:value="498912">
            <text:p>49891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000128">
            <text:p>1000128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92">
            <text:p>292</text:p>
          </table:table-cell>
          <table:table-cell office:value-type="float" office:value="994976">
            <text:p>994976</text:p>
          </table:table-cell>
          <table:table-cell office:value-type="float" office:value="505664">
            <text:p>505664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292">
            <text:p>292</text:p>
          </table:table-cell>
          <table:table-cell office:value-type="float" office:value="997056">
            <text:p>997056</text:p>
          </table:table-cell>
          <table:table-cell office:value-type="float" office:value="496064">
            <text:p>49606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99872">
            <text:p>999872</text:p>
          </table:table-cell>
          <table:table-cell office:value-type="float" office:value="499232">
            <text:p>49923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93">
            <text:p>293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293">
            <text:p>293</text:p>
          </table:table-cell>
          <table:table-cell office:value-type="float" office:value="992672">
            <text:p>992672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999840">
            <text:p>999840</text:p>
          </table:table-cell>
          <table:table-cell office:value-type="float" office:value="500608">
            <text:p>50060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94">
            <text:p>294</text:p>
          </table:table-cell>
          <table:table-cell office:value-type="float" office:value="995328">
            <text:p>995328</text:p>
          </table:table-cell>
          <table:table-cell office:value-type="float" office:value="500960">
            <text:p>50096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294">
            <text:p>294</text:p>
          </table:table-cell>
          <table:table-cell office:value-type="float" office:value="1001952">
            <text:p>1001952</text:p>
          </table:table-cell>
          <table:table-cell office:value-type="float" office:value="503296">
            <text:p>50329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99872">
            <text:p>999872</text:p>
          </table:table-cell>
          <table:table-cell office:value-type="float" office:value="500352">
            <text:p>500352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95">
            <text:p>295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8304">
            <text:p>198304</text:p>
          </table:table-cell>
          <table:table-cell/>
          <table:table-cell office:value-type="float" office:value="295">
            <text:p>295</text:p>
          </table:table-cell>
          <table:table-cell office:value-type="float" office:value="1006880">
            <text:p>10068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99808">
            <text:p>999808</text:p>
          </table:table-cell>
          <table:table-cell office:value-type="float" office:value="499520">
            <text:p>499520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96">
            <text:p>296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96">
            <text:p>296</text:p>
          </table:table-cell>
          <table:table-cell office:value-type="float" office:value="987552">
            <text:p>987552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000736">
            <text:p>1000736</text:p>
          </table:table-cell>
          <table:table-cell office:value-type="float" office:value="500064">
            <text:p>500064</text:p>
          </table:table-cell>
          <table:table-cell office:value-type="float" office:value="212704">
            <text:p>212704</text:p>
          </table:table-cell>
          <table:table-cell/>
          <table:table-cell office:value-type="float" office:value="297">
            <text:p>297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97">
            <text:p>297</text:p>
          </table:table-cell>
          <table:table-cell office:value-type="float" office:value="1009184">
            <text:p>1009184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999840">
            <text:p>999840</text:p>
          </table:table-cell>
          <table:table-cell office:value-type="float" office:value="500640">
            <text:p>50064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298">
            <text:p>29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904">
            <text:p>199904</text:p>
          </table:table-cell>
          <table:table-cell/>
          <table:table-cell office:value-type="float" office:value="298">
            <text:p>298</text:p>
          </table:table-cell>
          <table:table-cell office:value-type="float" office:value="997568">
            <text:p>997568</text:p>
          </table:table-cell>
          <table:table-cell office:value-type="float" office:value="496608">
            <text:p>49660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999872">
            <text:p>999872</text:p>
          </table:table-cell>
          <table:table-cell office:value-type="float" office:value="499168">
            <text:p>499168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99">
            <text:p>299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212032">
            <text:p>212032</text:p>
          </table:table-cell>
          <table:table-cell/>
          <table:table-cell office:value-type="float" office:value="299">
            <text:p>299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4848">
            <text:p>19484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99488">
            <text:p>999488</text:p>
          </table:table-cell>
          <table:table-cell office:value-type="float" office:value="499520">
            <text:p>499520</text:p>
          </table:table-cell>
          <table:table-cell office:value-type="float" office:value="187552">
            <text:p>187552</text:p>
          </table:table-cell>
          <table:table-cell/>
          <table:table-cell office:value-type="float" office:value="300">
            <text:p>30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78144">
            <text:p>178144</text:p>
          </table:table-cell>
          <table:table-cell/>
          <table:table-cell office:value-type="float" office:value="300">
            <text:p>300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999904">
            <text:p>999904</text:p>
          </table:table-cell>
          <table:table-cell office:value-type="float" office:value="500640">
            <text:p>500640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01">
            <text:p>301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207424">
            <text:p>207424</text:p>
          </table:table-cell>
          <table:table-cell/>
          <table:table-cell office:value-type="float" office:value="301">
            <text:p>301</text:p>
          </table:table-cell>
          <table:table-cell office:value-type="float" office:value="999872">
            <text:p>999872</text:p>
          </table:table-cell>
          <table:table-cell office:value-type="float" office:value="498688">
            <text:p>498688</text:p>
          </table:table-cell>
          <table:table-cell office:value-type="float" office:value="180640">
            <text:p>18064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224">
            <text:p>200224</text:p>
          </table:table-cell>
          <table:table-cell/>
          <table:table-cell office:value-type="float" office:value="302">
            <text:p>302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302">
            <text:p>302</text:p>
          </table:table-cell>
          <table:table-cell office:value-type="float" office:value="997056">
            <text:p>997056</text:p>
          </table:table-cell>
          <table:table-cell office:value-type="float" office:value="496608">
            <text:p>496608</text:p>
          </table:table-cell>
          <table:table-cell office:value-type="float" office:value="215680">
            <text:p>21568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000640">
            <text:p>1000640</text:p>
          </table:table-cell>
          <table:table-cell office:value-type="float" office:value="500384">
            <text:p>5003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03">
            <text:p>303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264">
            <text:p>199264</text:p>
          </table:table-cell>
          <table:table-cell/>
          <table:table-cell office:value-type="float" office:value="303">
            <text:p>303</text:p>
          </table:table-cell>
          <table:table-cell office:value-type="float" office:value="1001952">
            <text:p>1001952</text:p>
          </table:table-cell>
          <table:table-cell office:value-type="float" office:value="503264">
            <text:p>5032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304">
            <text:p>304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04">
            <text:p>304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198880">
            <text:p>198880</text:p>
          </table:table-cell>
          <table:table-cell/>
          <table:table-cell office:value-type="float" office:value="305">
            <text:p>305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05">
            <text:p>305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306">
            <text:p>306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306">
            <text:p>306</text:p>
          </table:table-cell>
          <table:table-cell office:value-type="float" office:value="1001952">
            <text:p>1001952</text:p>
          </table:table-cell>
          <table:table-cell office:value-type="float" office:value="498336">
            <text:p>498336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000160">
            <text:p>1000160</text:p>
          </table:table-cell>
          <table:table-cell office:value-type="float" office:value="500032">
            <text:p>500032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307">
            <text:p>307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07">
            <text:p>307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000384">
            <text:p>1000384</text:p>
          </table:table-cell>
          <table:table-cell office:value-type="float" office:value="499520">
            <text:p>499520</text:p>
          </table:table-cell>
          <table:table-cell office:value-type="float" office:value="198080">
            <text:p>198080</text:p>
          </table:table-cell>
          <table:table-cell/>
          <table:table-cell office:value-type="float" office:value="308">
            <text:p>30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08">
            <text:p>308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000160">
            <text:p>1000160</text:p>
          </table:table-cell>
          <table:table-cell office:value-type="float" office:value="500640">
            <text:p>50064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09">
            <text:p>309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09">
            <text:p>309</text:p>
          </table:table-cell>
          <table:table-cell office:value-type="float" office:value="1001952">
            <text:p>1001952</text:p>
          </table:table-cell>
          <table:table-cell office:value-type="float" office:value="493536">
            <text:p>493536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99552">
            <text:p>999552</text:p>
          </table:table-cell>
          <table:table-cell office:value-type="float" office:value="500000">
            <text:p>50000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10">
            <text:p>31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310">
            <text:p>310</text:p>
          </table:table-cell>
          <table:table-cell office:value-type="float" office:value="997056">
            <text:p>997056</text:p>
          </table:table-cell>
          <table:table-cell office:value-type="float" office:value="506368">
            <text:p>50636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311">
            <text:p>311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8368">
            <text:p>198368</text:p>
          </table:table-cell>
          <table:table-cell/>
          <table:table-cell office:value-type="float" office:value="311">
            <text:p>311</text:p>
          </table:table-cell>
          <table:table-cell office:value-type="float" office:value="999872">
            <text:p>999872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999776">
            <text:p>999776</text:p>
          </table:table-cell>
          <table:table-cell office:value-type="float" office:value="499488">
            <text:p>499488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12">
            <text:p>312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648">
            <text:p>199648</text:p>
          </table:table-cell>
          <table:table-cell/>
          <table:table-cell office:value-type="float" office:value="312">
            <text:p>312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99936">
            <text:p>999936</text:p>
          </table:table-cell>
          <table:table-cell office:value-type="float" office:value="500384">
            <text:p>500384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313">
            <text:p>313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8496">
            <text:p>198496</text:p>
          </table:table-cell>
          <table:table-cell/>
          <table:table-cell office:value-type="float" office:value="313">
            <text:p>313</text:p>
          </table:table-cell>
          <table:table-cell office:value-type="float" office:value="987776">
            <text:p>987776</text:p>
          </table:table-cell>
          <table:table-cell office:value-type="float" office:value="498368">
            <text:p>49836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000384">
            <text:p>1000384</text:p>
          </table:table-cell>
          <table:table-cell office:value-type="float" office:value="500352">
            <text:p>500352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314">
            <text:p>314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3632">
            <text:p>193632</text:p>
          </table:table-cell>
          <table:table-cell/>
          <table:table-cell office:value-type="float" office:value="314">
            <text:p>314</text:p>
          </table:table-cell>
          <table:table-cell office:value-type="float" office:value="1009152">
            <text:p>1009152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000096">
            <text:p>1000096</text:p>
          </table:table-cell>
          <table:table-cell office:value-type="float" office:value="499488">
            <text:p>499488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315">
            <text:p>315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207136">
            <text:p>207136</text:p>
          </table:table-cell>
          <table:table-cell/>
          <table:table-cell office:value-type="float" office:value="315">
            <text:p>31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16">
            <text:p>316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16">
            <text:p>316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999872">
            <text:p>999872</text:p>
          </table:table-cell>
          <table:table-cell office:value-type="float" office:value="500320">
            <text:p>500320</text:p>
          </table:table-cell>
          <table:table-cell office:value-type="float" office:value="201536">
            <text:p>201536</text:p>
          </table:table-cell>
          <table:table-cell/>
          <table:table-cell office:value-type="float" office:value="317">
            <text:p>317</text:p>
          </table:table-cell>
          <table:table-cell office:value-type="float" office:value="992192">
            <text:p>992192</text:p>
          </table:table-cell>
          <table:table-cell office:value-type="float" office:value="500992">
            <text:p>500992</text:p>
          </table:table-cell>
          <table:table-cell office:value-type="float" office:value="198208">
            <text:p>198208</text:p>
          </table:table-cell>
          <table:table-cell/>
          <table:table-cell office:value-type="float" office:value="317">
            <text:p>317</text:p>
          </table:table-cell>
          <table:table-cell office:value-type="float" office:value="999872">
            <text:p>999872</text:p>
          </table:table-cell>
          <table:table-cell office:value-type="float" office:value="496640">
            <text:p>49664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999904">
            <text:p>999904</text:p>
          </table:table-cell>
          <table:table-cell office:value-type="float" office:value="499168">
            <text:p>499168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318">
            <text:p>318</text:p>
          </table:table-cell>
          <table:table-cell office:value-type="float" office:value="1005088">
            <text:p>1005088</text:p>
          </table:table-cell>
          <table:table-cell office:value-type="float" office:value="496064">
            <text:p>496064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318">
            <text:p>318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00640">
            <text:p>100064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19">
            <text:p>319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19">
            <text:p>319</text:p>
          </table:table-cell>
          <table:table-cell office:value-type="float" office:value="997056">
            <text:p>997056</text:p>
          </table:table-cell>
          <table:table-cell office:value-type="float" office:value="498368">
            <text:p>498368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99840">
            <text:p>999840</text:p>
          </table:table-cell>
          <table:table-cell office:value-type="float" office:value="499776">
            <text:p>499776</text:p>
          </table:table-cell>
          <table:table-cell office:value-type="float" office:value="198528">
            <text:p>198528</text:p>
          </table:table-cell>
          <table:table-cell/>
          <table:table-cell office:value-type="float" office:value="320">
            <text:p>320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20">
            <text:p>320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21">
            <text:p>321</text:p>
          </table:table-cell>
          <table:table-cell office:value-type="float" office:value="997600">
            <text:p>997600</text:p>
          </table:table-cell>
          <table:table-cell office:value-type="float" office:value="498880">
            <text:p>498880</text:p>
          </table:table-cell>
          <table:table-cell office:value-type="float" office:value="199328">
            <text:p>199328</text:p>
          </table:table-cell>
          <table:table-cell/>
          <table:table-cell office:value-type="float" office:value="321">
            <text:p>321</text:p>
          </table:table-cell>
          <table:table-cell office:value-type="float" office:value="994976">
            <text:p>994976</text:p>
          </table:table-cell>
          <table:table-cell office:value-type="float" office:value="503264">
            <text:p>5032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99808">
            <text:p>999808</text:p>
          </table:table-cell>
          <table:table-cell office:value-type="float" office:value="499168">
            <text:p>499168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322">
            <text:p>322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6608">
            <text:p>196608</text:p>
          </table:table-cell>
          <table:table-cell/>
          <table:table-cell office:value-type="float" office:value="322">
            <text:p>322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999584">
            <text:p>999584</text:p>
          </table:table-cell>
          <table:table-cell office:value-type="float" office:value="500608">
            <text:p>500608</text:p>
          </table:table-cell>
          <table:table-cell office:value-type="float" office:value="199904">
            <text:p>199904</text:p>
          </table:table-cell>
          <table:table-cell/>
          <table:table-cell office:value-type="float" office:value="323">
            <text:p>323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323">
            <text:p>323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24">
            <text:p>324</text:p>
          </table:table-cell>
          <table:table-cell office:value-type="float" office:value="999904">
            <text:p>999904</text:p>
          </table:table-cell>
          <table:table-cell office:value-type="float" office:value="498368">
            <text:p>498368</text:p>
          </table:table-cell>
          <table:table-cell office:value-type="float" office:value="198208">
            <text:p>198208</text:p>
          </table:table-cell>
          <table:table-cell/>
          <table:table-cell office:value-type="float" office:value="324">
            <text:p>324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000704">
            <text:p>1000704</text:p>
          </table:table-cell>
          <table:table-cell office:value-type="float" office:value="499168">
            <text:p>49916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25">
            <text:p>325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202784">
            <text:p>202784</text:p>
          </table:table-cell>
          <table:table-cell/>
          <table:table-cell office:value-type="float" office:value="325">
            <text:p>325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326">
            <text:p>326</text:p>
          </table:table-cell>
          <table:table-cell office:value-type="float" office:value="997056">
            <text:p>997056</text:p>
          </table:table-cell>
          <table:table-cell office:value-type="float" office:value="496640">
            <text:p>496640</text:p>
          </table:table-cell>
          <table:table-cell office:value-type="float" office:value="212160">
            <text:p>212160</text:p>
          </table:table-cell>
          <table:table-cell/>
          <table:table-cell office:value-type="float" office:value="326">
            <text:p>326</text:p>
          </table:table-cell>
          <table:table-cell office:value-type="float" office:value="997600">
            <text:p>997600</text:p>
          </table:table-cell>
          <table:table-cell office:value-type="float" office:value="496064">
            <text:p>496064</text:p>
          </table:table-cell>
          <table:table-cell office:value-type="float" office:value="206176">
            <text:p>206176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999808">
            <text:p>999808</text:p>
          </table:table-cell>
          <table:table-cell office:value-type="float" office:value="499840">
            <text:p>4998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27">
            <text:p>327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183584">
            <text:p>183584</text:p>
          </table:table-cell>
          <table:table-cell/>
          <table:table-cell office:value-type="float" office:value="327">
            <text:p>327</text:p>
          </table:table-cell>
          <table:table-cell office:value-type="float" office:value="999680">
            <text:p>999680</text:p>
          </table:table-cell>
          <table:table-cell office:value-type="float" office:value="503264">
            <text:p>503264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28">
            <text:p>328</text:p>
          </table:table-cell>
          <table:table-cell office:value-type="float" office:value="997024">
            <text:p>997024</text:p>
          </table:table-cell>
          <table:table-cell office:value-type="float" office:value="500992">
            <text:p>500992</text:p>
          </table:table-cell>
          <table:table-cell office:value-type="float" office:value="203008">
            <text:p>203008</text:p>
          </table:table-cell>
          <table:table-cell/>
          <table:table-cell office:value-type="float" office:value="328">
            <text:p>328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000160">
            <text:p>1000160</text:p>
          </table:table-cell>
          <table:table-cell office:value-type="float" office:value="500000">
            <text:p>500000</text:p>
          </table:table-cell>
          <table:table-cell office:value-type="float" office:value="200224">
            <text:p>200224</text:p>
          </table:table-cell>
          <table:table-cell/>
          <table:table-cell office:value-type="float" office:value="329">
            <text:p>329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329">
            <text:p>329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00384">
            <text:p>1000384</text:p>
          </table:table-cell>
          <table:table-cell office:value-type="float" office:value="499552">
            <text:p>49955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30">
            <text:p>330</text:p>
          </table:table-cell>
          <table:table-cell office:value-type="float" office:value="997568">
            <text:p>997568</text:p>
          </table:table-cell>
          <table:table-cell office:value-type="float" office:value="498368">
            <text:p>498368</text:p>
          </table:table-cell>
          <table:table-cell office:value-type="float" office:value="201216">
            <text:p>201216</text:p>
          </table:table-cell>
          <table:table-cell/>
          <table:table-cell office:value-type="float" office:value="330">
            <text:p>330</text:p>
          </table:table-cell>
          <table:table-cell office:value-type="float" office:value="999872">
            <text:p>999872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31">
            <text:p>331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31">
            <text:p>33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32">
            <text:p>332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32">
            <text:p>332</text:p>
          </table:table-cell>
          <table:table-cell office:value-type="float" office:value="999328">
            <text:p>999328</text:p>
          </table:table-cell>
          <table:table-cell office:value-type="float" office:value="498336">
            <text:p>498336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333">
            <text:p>333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7888">
            <text:p>197888</text:p>
          </table:table-cell>
          <table:table-cell/>
          <table:table-cell office:value-type="float" office:value="333">
            <text:p>333</text:p>
          </table:table-cell>
          <table:table-cell office:value-type="float" office:value="992704">
            <text:p>992704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99552">
            <text:p>999552</text:p>
          </table:table-cell>
          <table:table-cell office:value-type="float" office:value="499776">
            <text:p>499776</text:p>
          </table:table-cell>
          <table:table-cell office:value-type="float" office:value="199040">
            <text:p>199040</text:p>
          </table:table-cell>
          <table:table-cell/>
          <table:table-cell office:value-type="float" office:value="334">
            <text:p>334</text:p>
          </table:table-cell>
          <table:table-cell office:value-type="float" office:value="994976">
            <text:p>994976</text:p>
          </table:table-cell>
          <table:table-cell office:value-type="float" office:value="498912">
            <text:p>498912</text:p>
          </table:table-cell>
          <table:table-cell office:value-type="float" office:value="202912">
            <text:p>202912</text:p>
          </table:table-cell>
          <table:table-cell/>
          <table:table-cell office:value-type="float" office:value="334">
            <text:p>334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00128">
            <text:p>1000128</text:p>
          </table:table-cell>
          <table:table-cell office:value-type="float" office:value="500384">
            <text:p>500384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335">
            <text:p>33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7664">
            <text:p>197664</text:p>
          </table:table-cell>
          <table:table-cell/>
          <table:table-cell office:value-type="float" office:value="335">
            <text:p>335</text:p>
          </table:table-cell>
          <table:table-cell office:value-type="float" office:value="1004576">
            <text:p>1004576</text:p>
          </table:table-cell>
          <table:table-cell office:value-type="float" office:value="503072">
            <text:p>5030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00640">
            <text:p>100064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36">
            <text:p>336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0736">
            <text:p>200736</text:p>
          </table:table-cell>
          <table:table-cell/>
          <table:table-cell office:value-type="float" office:value="336">
            <text:p>336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999936">
            <text:p>999936</text:p>
          </table:table-cell>
          <table:table-cell office:value-type="float" office:value="499232">
            <text:p>49923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37">
            <text:p>337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198496">
            <text:p>198496</text:p>
          </table:table-cell>
          <table:table-cell/>
          <table:table-cell office:value-type="float" office:value="337">
            <text:p>337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38">
            <text:p>338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338">
            <text:p>338</text:p>
          </table:table-cell>
          <table:table-cell office:value-type="float" office:value="994784">
            <text:p>99478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339">
            <text:p>339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8944">
            <text:p>198944</text:p>
          </table:table-cell>
          <table:table-cell/>
          <table:table-cell office:value-type="float" office:value="339">
            <text:p>339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99776">
            <text:p>999776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40">
            <text:p>340</text:p>
          </table:table-cell>
          <table:table-cell office:value-type="float" office:value="997568">
            <text:p>997568</text:p>
          </table:table-cell>
          <table:table-cell office:value-type="float" office:value="498912">
            <text:p>498912</text:p>
          </table:table-cell>
          <table:table-cell office:value-type="float" office:value="196384">
            <text:p>196384</text:p>
          </table:table-cell>
          <table:table-cell/>
          <table:table-cell office:value-type="float" office:value="340">
            <text:p>340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999552">
            <text:p>999552</text:p>
          </table:table-cell>
          <table:table-cell office:value-type="float" office:value="500000">
            <text:p>50000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41">
            <text:p>34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2784">
            <text:p>202784</text:p>
          </table:table-cell>
          <table:table-cell/>
          <table:table-cell office:value-type="float" office:value="341">
            <text:p>34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000768">
            <text:p>1000768</text:p>
          </table:table-cell>
          <table:table-cell office:value-type="float" office:value="499744">
            <text:p>499744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342">
            <text:p>342</text:p>
          </table:table-cell>
          <table:table-cell office:value-type="float" office:value="999360">
            <text:p>999360</text:p>
          </table:table-cell>
          <table:table-cell office:value-type="float" office:value="495360">
            <text:p>495360</text:p>
          </table:table-cell>
          <table:table-cell office:value-type="float" office:value="196640">
            <text:p>196640</text:p>
          </table:table-cell>
          <table:table-cell/>
          <table:table-cell office:value-type="float" office:value="342">
            <text:p>342</text:p>
          </table:table-cell>
          <table:table-cell office:value-type="float" office:value="997056">
            <text:p>997056</text:p>
          </table:table-cell>
          <table:table-cell office:value-type="float" office:value="493984">
            <text:p>493984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000096">
            <text:p>1000096</text:p>
          </table:table-cell>
          <table:table-cell office:value-type="float" office:value="500416">
            <text:p>500416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43">
            <text:p>343</text:p>
          </table:table-cell>
          <table:table-cell office:value-type="float" office:value="999680">
            <text:p>999680</text:p>
          </table:table-cell>
          <table:table-cell office:value-type="float" office:value="503968">
            <text:p>503968</text:p>
          </table:table-cell>
          <table:table-cell office:value-type="float" office:value="201248">
            <text:p>201248</text:p>
          </table:table-cell>
          <table:table-cell/>
          <table:table-cell office:value-type="float" office:value="343">
            <text:p>343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999808">
            <text:p>999808</text:p>
          </table:table-cell>
          <table:table-cell office:value-type="float" office:value="500320">
            <text:p>50032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344">
            <text:p>344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44">
            <text:p>344</text:p>
          </table:table-cell>
          <table:table-cell office:value-type="float" office:value="999680">
            <text:p>999680</text:p>
          </table:table-cell>
          <table:table-cell office:value-type="float" office:value="503584">
            <text:p>50358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99584">
            <text:p>999584</text:p>
          </table:table-cell>
          <table:table-cell office:value-type="float" office:value="499232">
            <text:p>49923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45">
            <text:p>345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345">
            <text:p>345</text:p>
          </table:table-cell>
          <table:table-cell office:value-type="float" office:value="999328">
            <text:p>999328</text:p>
          </table:table-cell>
          <table:table-cell office:value-type="float" office:value="498368">
            <text:p>49836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346">
            <text:p>346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346">
            <text:p>346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2544">
            <text:p>192544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000704">
            <text:p>1000704</text:p>
          </table:table-cell>
          <table:table-cell office:value-type="float" office:value="499488">
            <text:p>499488</text:p>
          </table:table-cell>
          <table:table-cell office:value-type="float" office:value="201536">
            <text:p>201536</text:p>
          </table:table-cell>
          <table:table-cell/>
          <table:table-cell office:value-type="float" office:value="347">
            <text:p>347</text:p>
          </table:table-cell>
          <table:table-cell office:value-type="float" office:value="1001952">
            <text:p>1001952</text:p>
          </table:table-cell>
          <table:table-cell office:value-type="float" office:value="498880">
            <text:p>498880</text:p>
          </table:table-cell>
          <table:table-cell office:value-type="float" office:value="189408">
            <text:p>189408</text:p>
          </table:table-cell>
          <table:table-cell/>
          <table:table-cell office:value-type="float" office:value="347">
            <text:p>347</text:p>
          </table:table-cell>
          <table:table-cell office:value-type="float" office:value="994656">
            <text:p>994656</text:p>
          </table:table-cell>
          <table:table-cell office:value-type="float" office:value="496608">
            <text:p>49660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348">
            <text:p>348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8704">
            <text:p>208704</text:p>
          </table:table-cell>
          <table:table-cell/>
          <table:table-cell office:value-type="float" office:value="348">
            <text:p>348</text:p>
          </table:table-cell>
          <table:table-cell office:value-type="float" office:value="1002080">
            <text:p>1002080</text:p>
          </table:table-cell>
          <table:table-cell office:value-type="float" office:value="503072">
            <text:p>50307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999584">
            <text:p>999584</text:p>
          </table:table-cell>
          <table:table-cell office:value-type="float" office:value="499232">
            <text:p>49923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49">
            <text:p>349</text:p>
          </table:table-cell>
          <table:table-cell office:value-type="float" office:value="997024">
            <text:p>997024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49">
            <text:p>349</text:p>
          </table:table-cell>
          <table:table-cell office:value-type="float" office:value="1001952">
            <text:p>1001952</text:p>
          </table:table-cell>
          <table:table-cell office:value-type="float" office:value="498880">
            <text:p>498880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000160">
            <text:p>1000160</text:p>
          </table:table-cell>
          <table:table-cell office:value-type="float" office:value="500576">
            <text:p>500576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350">
            <text:p>350</text:p>
          </table:table-cell>
          <table:table-cell office:value-type="float" office:value="999904">
            <text:p>999904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50">
            <text:p>350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201120">
            <text:p>201120</text:p>
          </table:table-cell>
          <table:table-cell/>
          <table:table-cell office:value-type="float" office:value="351">
            <text:p>351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7568">
            <text:p>197568</text:p>
          </table:table-cell>
          <table:table-cell/>
          <table:table-cell office:value-type="float" office:value="351">
            <text:p>351</text:p>
          </table:table-cell>
          <table:table-cell office:value-type="float" office:value="1001952">
            <text:p>1001952</text:p>
          </table:table-cell>
          <table:table-cell office:value-type="float" office:value="496064">
            <text:p>49606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000096">
            <text:p>1000096</text:p>
          </table:table-cell>
          <table:table-cell office:value-type="float" office:value="499232">
            <text:p>499232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352">
            <text:p>352</text:p>
          </table:table-cell>
          <table:table-cell office:value-type="float" office:value="999328">
            <text:p>999328</text:p>
          </table:table-cell>
          <table:table-cell office:value-type="float" office:value="498720">
            <text:p>498720</text:p>
          </table:table-cell>
          <table:table-cell office:value-type="float" office:value="201120">
            <text:p>201120</text:p>
          </table:table-cell>
          <table:table-cell/>
          <table:table-cell office:value-type="float" office:value="352">
            <text:p>352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000704">
            <text:p>1000704</text:p>
          </table:table-cell>
          <table:table-cell office:value-type="float" office:value="500576">
            <text:p>500576</text:p>
          </table:table-cell>
          <table:table-cell office:value-type="float" office:value="201312">
            <text:p>201312</text:p>
          </table:table-cell>
          <table:table-cell/>
          <table:table-cell office:value-type="float" office:value="353">
            <text:p>353</text:p>
          </table:table-cell>
          <table:table-cell office:value-type="float" office:value="997600">
            <text:p>997600</text:p>
          </table:table-cell>
          <table:table-cell office:value-type="float" office:value="498880">
            <text:p>498880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353">
            <text:p>353</text:p>
          </table:table-cell>
          <table:table-cell office:value-type="float" office:value="992672">
            <text:p>992672</text:p>
          </table:table-cell>
          <table:table-cell office:value-type="float" office:value="503264">
            <text:p>5032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999904">
            <text:p>999904</text:p>
          </table:table-cell>
          <table:table-cell office:value-type="float" office:value="500448">
            <text:p>500448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54">
            <text:p>354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354">
            <text:p>354</text:p>
          </table:table-cell>
          <table:table-cell office:value-type="float" office:value="1004256">
            <text:p>1004256</text:p>
          </table:table-cell>
          <table:table-cell office:value-type="float" office:value="498720">
            <text:p>498720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99808">
            <text:p>999808</text:p>
          </table:table-cell>
          <table:table-cell office:value-type="float" office:value="499456">
            <text:p>499456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355">
            <text:p>355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55">
            <text:p>355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56">
            <text:p>356</text:p>
          </table:table-cell>
          <table:table-cell office:value-type="float" office:value="1001984">
            <text:p>1001984</text:p>
          </table:table-cell>
          <table:table-cell office:value-type="float" office:value="500992">
            <text:p>500992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356">
            <text:p>356</text:p>
          </table:table-cell>
          <table:table-cell office:value-type="float" office:value="999872">
            <text:p>999872</text:p>
          </table:table-cell>
          <table:table-cell office:value-type="float" office:value="503072">
            <text:p>503072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000128">
            <text:p>1000128</text:p>
          </table:table-cell>
          <table:table-cell office:value-type="float" office:value="500640">
            <text:p>50064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57">
            <text:p>357</text:p>
          </table:table-cell>
          <table:table-cell office:value-type="float" office:value="997568">
            <text:p>997568</text:p>
          </table:table-cell>
          <table:table-cell office:value-type="float" office:value="498336">
            <text:p>498336</text:p>
          </table:table-cell>
          <table:table-cell office:value-type="float" office:value="199616">
            <text:p>199616</text:p>
          </table:table-cell>
          <table:table-cell/>
          <table:table-cell office:value-type="float" office:value="357">
            <text:p>357</text:p>
          </table:table-cell>
          <table:table-cell office:value-type="float" office:value="999680">
            <text:p>999680</text:p>
          </table:table-cell>
          <table:table-cell office:value-type="float" office:value="493984">
            <text:p>49398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000416">
            <text:p>1000416</text:p>
          </table:table-cell>
          <table:table-cell office:value-type="float" office:value="500000">
            <text:p>50000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58">
            <text:p>358</text:p>
          </table:table-cell>
          <table:table-cell office:value-type="float" office:value="999360">
            <text:p>999360</text:p>
          </table:table-cell>
          <table:table-cell office:value-type="float" office:value="498720">
            <text:p>498720</text:p>
          </table:table-cell>
          <table:table-cell office:value-type="float" office:value="199648">
            <text:p>199648</text:p>
          </table:table-cell>
          <table:table-cell/>
          <table:table-cell office:value-type="float" office:value="358">
            <text:p>358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59">
            <text:p>359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59">
            <text:p>359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60">
            <text:p>360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7792">
            <text:p>197792</text:p>
          </table:table-cell>
          <table:table-cell/>
          <table:table-cell office:value-type="float" office:value="360">
            <text:p>360</text:p>
          </table:table-cell>
          <table:table-cell office:value-type="float" office:value="999904">
            <text:p>999904</text:p>
          </table:table-cell>
          <table:table-cell office:value-type="float" office:value="495200">
            <text:p>495200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361">
            <text:p>36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361">
            <text:p>361</text:p>
          </table:table-cell>
          <table:table-cell office:value-type="float" office:value="994752">
            <text:p>994752</text:p>
          </table:table-cell>
          <table:table-cell office:value-type="float" office:value="504448">
            <text:p>50444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62">
            <text:p>362</text:p>
          </table:table-cell>
          <table:table-cell office:value-type="float" office:value="997024">
            <text:p>997024</text:p>
          </table:table-cell>
          <table:table-cell office:value-type="float" office:value="500992">
            <text:p>500992</text:p>
          </table:table-cell>
          <table:table-cell office:value-type="float" office:value="199360">
            <text:p>199360</text:p>
          </table:table-cell>
          <table:table-cell/>
          <table:table-cell office:value-type="float" office:value="362">
            <text:p>362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63">
            <text:p>363</text:p>
          </table:table-cell>
          <table:table-cell office:value-type="float" office:value="999904">
            <text:p>999904</text:p>
          </table:table-cell>
          <table:table-cell office:value-type="float" office:value="498336">
            <text:p>498336</text:p>
          </table:table-cell>
          <table:table-cell office:value-type="float" office:value="201120">
            <text:p>201120</text:p>
          </table:table-cell>
          <table:table-cell/>
          <table:table-cell office:value-type="float" office:value="363">
            <text:p>363</text:p>
          </table:table-cell>
          <table:table-cell office:value-type="float" office:value="999904">
            <text:p>999904</text:p>
          </table:table-cell>
          <table:table-cell office:value-type="float" office:value="503264">
            <text:p>5032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000640">
            <text:p>1000640</text:p>
          </table:table-cell>
          <table:table-cell office:value-type="float" office:value="499232">
            <text:p>49923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64">
            <text:p>364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7632">
            <text:p>197632</text:p>
          </table:table-cell>
          <table:table-cell/>
          <table:table-cell office:value-type="float" office:value="364">
            <text:p>364</text:p>
          </table:table-cell>
          <table:table-cell office:value-type="float" office:value="997024">
            <text:p>997024</text:p>
          </table:table-cell>
          <table:table-cell office:value-type="float" office:value="498720">
            <text:p>49872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99552">
            <text:p>999552</text:p>
          </table:table-cell>
          <table:table-cell office:value-type="float" office:value="500608">
            <text:p>500608</text:p>
          </table:table-cell>
          <table:table-cell office:value-type="float" office:value="198496">
            <text:p>198496</text:p>
          </table:table-cell>
          <table:table-cell/>
          <table:table-cell office:value-type="float" office:value="365">
            <text:p>365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65">
            <text:p>365</text:p>
          </table:table-cell>
          <table:table-cell office:value-type="float" office:value="999680">
            <text:p>999680</text:p>
          </table:table-cell>
          <table:table-cell office:value-type="float" office:value="496064">
            <text:p>496064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000224">
            <text:p>1000224</text:p>
          </table:table-cell>
          <table:table-cell office:value-type="float" office:value="500288">
            <text:p>50028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66">
            <text:p>366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366">
            <text:p>366</text:p>
          </table:table-cell>
          <table:table-cell office:value-type="float" office:value="1001952">
            <text:p>1001952</text:p>
          </table:table-cell>
          <table:table-cell office:value-type="float" office:value="503264">
            <text:p>503264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999488">
            <text:p>999488</text:p>
          </table:table-cell>
          <table:table-cell office:value-type="float" office:value="499584">
            <text:p>4995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67">
            <text:p>367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367">
            <text:p>367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368">
            <text:p>368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616">
            <text:p>199616</text:p>
          </table:table-cell>
          <table:table-cell/>
          <table:table-cell office:value-type="float" office:value="368">
            <text:p>368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369">
            <text:p>369</text:p>
          </table:table-cell>
          <table:table-cell office:value-type="float" office:value="999168">
            <text:p>999168</text:p>
          </table:table-cell>
          <table:table-cell office:value-type="float" office:value="500960">
            <text:p>500960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369">
            <text:p>369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00960">
            <text:p>1000960</text:p>
          </table:table-cell>
          <table:table-cell office:value-type="float" office:value="500032">
            <text:p>500032</text:p>
          </table:table-cell>
          <table:table-cell office:value-type="float" office:value="198848">
            <text:p>198848</text:p>
          </table:table-cell>
          <table:table-cell/>
          <table:table-cell office:value-type="float" office:value="370">
            <text:p>370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7888">
            <text:p>197888</text:p>
          </table:table-cell>
          <table:table-cell/>
          <table:table-cell office:value-type="float" office:value="370">
            <text:p>370</text:p>
          </table:table-cell>
          <table:table-cell office:value-type="float" office:value="999680">
            <text:p>999680</text:p>
          </table:table-cell>
          <table:table-cell office:value-type="float" office:value="498720">
            <text:p>49872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999584">
            <text:p>999584</text:p>
          </table:table-cell>
          <table:table-cell office:value-type="float" office:value="499776">
            <text:p>499776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71">
            <text:p>37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71">
            <text:p>371</text:p>
          </table:table-cell>
          <table:table-cell office:value-type="float" office:value="999360">
            <text:p>999360</text:p>
          </table:table-cell>
          <table:table-cell office:value-type="float" office:value="498336">
            <text:p>49833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672">
            <text:p>200672</text:p>
          </table:table-cell>
          <table:table-cell/>
          <table:table-cell office:value-type="float" office:value="372">
            <text:p>372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72">
            <text:p>372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999552">
            <text:p>999552</text:p>
          </table:table-cell>
          <table:table-cell office:value-type="float" office:value="500000">
            <text:p>50000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73">
            <text:p>373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203904">
            <text:p>203904</text:p>
          </table:table-cell>
          <table:table-cell/>
          <table:table-cell office:value-type="float" office:value="373">
            <text:p>373</text:p>
          </table:table-cell>
          <table:table-cell office:value-type="float" office:value="992704">
            <text:p>992704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000160">
            <text:p>1000160</text:p>
          </table:table-cell>
          <table:table-cell office:value-type="float" office:value="499552">
            <text:p>499552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374">
            <text:p>374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5776">
            <text:p>195776</text:p>
          </table:table-cell>
          <table:table-cell/>
          <table:table-cell office:value-type="float" office:value="374">
            <text:p>374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000384">
            <text:p>1000384</text:p>
          </table:table-cell>
          <table:table-cell office:value-type="float" office:value="500672">
            <text:p>500672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375">
            <text:p>37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75">
            <text:p>375</text:p>
          </table:table-cell>
          <table:table-cell office:value-type="float" office:value="1004256">
            <text:p>1004256</text:p>
          </table:table-cell>
          <table:table-cell office:value-type="float" office:value="493984">
            <text:p>493984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99808">
            <text:p>999808</text:p>
          </table:table-cell>
          <table:table-cell office:value-type="float" office:value="499424">
            <text:p>499424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76">
            <text:p>37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376">
            <text:p>376</text:p>
          </table:table-cell>
          <table:table-cell office:value-type="float" office:value="995296">
            <text:p>995296</text:p>
          </table:table-cell>
          <table:table-cell office:value-type="float" office:value="505888">
            <text:p>5058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377">
            <text:p>377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377">
            <text:p>377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2768">
            <text:p>192768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999904">
            <text:p>999904</text:p>
          </table:table-cell>
          <table:table-cell office:value-type="float" office:value="499168">
            <text:p>499168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378">
            <text:p>378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78">
            <text:p>378</text:p>
          </table:table-cell>
          <table:table-cell office:value-type="float" office:value="997056">
            <text:p>997056</text:p>
          </table:table-cell>
          <table:table-cell office:value-type="float" office:value="498368">
            <text:p>498368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999776">
            <text:p>999776</text:p>
          </table:table-cell>
          <table:table-cell office:value-type="float" office:value="500448">
            <text:p>5004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79">
            <text:p>379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379">
            <text:p>379</text:p>
          </table:table-cell>
          <table:table-cell office:value-type="float" office:value="999904">
            <text:p>999904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380">
            <text:p>380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80">
            <text:p>380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000704">
            <text:p>1000704</text:p>
          </table:table-cell>
          <table:table-cell office:value-type="float" office:value="499168">
            <text:p>499168</text:p>
          </table:table-cell>
          <table:table-cell office:value-type="float" office:value="200480">
            <text:p>200480</text:p>
          </table:table-cell>
          <table:table-cell/>
          <table:table-cell office:value-type="float" office:value="381">
            <text:p>381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89056">
            <text:p>189056</text:p>
          </table:table-cell>
          <table:table-cell/>
          <table:table-cell office:value-type="float" office:value="381">
            <text:p>381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999552">
            <text:p>999552</text:p>
          </table:table-cell>
          <table:table-cell office:value-type="float" office:value="500608">
            <text:p>500608</text:p>
          </table:table-cell>
          <table:table-cell office:value-type="float" office:value="198784">
            <text:p>198784</text:p>
          </table:table-cell>
          <table:table-cell/>
          <table:table-cell office:value-type="float" office:value="382">
            <text:p>38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9152">
            <text:p>209152</text:p>
          </table:table-cell>
          <table:table-cell/>
          <table:table-cell office:value-type="float" office:value="382">
            <text:p>382</text:p>
          </table:table-cell>
          <table:table-cell office:value-type="float" office:value="999648">
            <text:p>999648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000128">
            <text:p>1000128</text:p>
          </table:table-cell>
          <table:table-cell office:value-type="float" office:value="500384">
            <text:p>500384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83">
            <text:p>383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83">
            <text:p>383</text:p>
          </table:table-cell>
          <table:table-cell office:value-type="float" office:value="999904">
            <text:p>999904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999872">
            <text:p>999872</text:p>
          </table:table-cell>
          <table:table-cell office:value-type="float" office:value="499168">
            <text:p>499168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384">
            <text:p>384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384">
            <text:p>384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85">
            <text:p>385</text:p>
          </table:table-cell>
          <table:table-cell office:value-type="float" office:value="1001952">
            <text:p>1001952</text:p>
          </table:table-cell>
          <table:table-cell office:value-type="float" office:value="498880">
            <text:p>498880</text:p>
          </table:table-cell>
          <table:table-cell office:value-type="float" office:value="200064">
            <text:p>200064</text:p>
          </table:table-cell>
          <table:table-cell/>
          <table:table-cell office:value-type="float" office:value="385">
            <text:p>385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000416">
            <text:p>1000416</text:p>
          </table:table-cell>
          <table:table-cell office:value-type="float" office:value="499840">
            <text:p>49984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386">
            <text:p>386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86">
            <text:p>386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87">
            <text:p>387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96">
            <text:p>199296</text:p>
          </table:table-cell>
          <table:table-cell/>
          <table:table-cell office:value-type="float" office:value="387">
            <text:p>387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999776">
            <text:p>999776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88">
            <text:p>388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200960">
            <text:p>200960</text:p>
          </table:table-cell>
          <table:table-cell/>
          <table:table-cell office:value-type="float" office:value="388">
            <text:p>388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389">
            <text:p>389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389">
            <text:p>389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000224">
            <text:p>1000224</text:p>
          </table:table-cell>
          <table:table-cell office:value-type="float" office:value="499776">
            <text:p>4997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0">
            <text:p>39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200160">
            <text:p>200160</text:p>
          </table:table-cell>
          <table:table-cell/>
          <table:table-cell office:value-type="float" office:value="390">
            <text:p>390</text:p>
          </table:table-cell>
          <table:table-cell office:value-type="float" office:value="999872">
            <text:p>99987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000320">
            <text:p>100032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1">
            <text:p>39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91">
            <text:p>391</text:p>
          </table:table-cell>
          <table:table-cell office:value-type="float" office:value="997056">
            <text:p>997056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2">
            <text:p>392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8304">
            <text:p>198304</text:p>
          </table:table-cell>
          <table:table-cell/>
          <table:table-cell office:value-type="float" office:value="392">
            <text:p>392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93">
            <text:p>393</text:p>
          </table:table-cell>
          <table:table-cell office:value-type="float" office:value="989216">
            <text:p>989216</text:p>
          </table:table-cell>
          <table:table-cell office:value-type="float" office:value="496736">
            <text:p>496736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93">
            <text:p>393</text:p>
          </table:table-cell>
          <table:table-cell office:value-type="float" office:value="992672">
            <text:p>992672</text:p>
          </table:table-cell>
          <table:table-cell office:value-type="float" office:value="499008">
            <text:p>499008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000160">
            <text:p>1000160</text:p>
          </table:table-cell>
          <table:table-cell office:value-type="float" office:value="500576">
            <text:p>5005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4">
            <text:p>394</text:p>
          </table:table-cell>
          <table:table-cell office:value-type="float" office:value="1005440">
            <text:p>1005440</text:p>
          </table:table-cell>
          <table:table-cell office:value-type="float" office:value="500864">
            <text:p>500864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94">
            <text:p>394</text:p>
          </table:table-cell>
          <table:table-cell office:value-type="float" office:value="1004032">
            <text:p>1004032</text:p>
          </table:table-cell>
          <table:table-cell office:value-type="float" office:value="487840">
            <text:p>487840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99552">
            <text:p>999552</text:p>
          </table:table-cell>
          <table:table-cell office:value-type="float" office:value="500064">
            <text:p>500064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395">
            <text:p>395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95">
            <text:p>395</text:p>
          </table:table-cell>
          <table:table-cell office:value-type="float" office:value="999904">
            <text:p>999904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00160">
            <text:p>1000160</text:p>
          </table:table-cell>
          <table:table-cell office:value-type="float" office:value="500352">
            <text:p>50035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6">
            <text:p>39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8784">
            <text:p>198784</text:p>
          </table:table-cell>
          <table:table-cell/>
          <table:table-cell office:value-type="float" office:value="396">
            <text:p>396</text:p>
          </table:table-cell>
          <table:table-cell office:value-type="float" office:value="999648">
            <text:p>999648</text:p>
          </table:table-cell>
          <table:table-cell office:value-type="float" office:value="501056">
            <text:p>50105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000384">
            <text:p>1000384</text:p>
          </table:table-cell>
          <table:table-cell office:value-type="float" office:value="497120">
            <text:p>4971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7">
            <text:p>39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0864">
            <text:p>200864</text:p>
          </table:table-cell>
          <table:table-cell/>
          <table:table-cell office:value-type="float" office:value="397">
            <text:p>397</text:p>
          </table:table-cell>
          <table:table-cell office:value-type="float" office:value="999360">
            <text:p>999360</text:p>
          </table:table-cell>
          <table:table-cell office:value-type="float" office:value="499264">
            <text:p>499264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000160">
            <text:p>1000160</text:p>
          </table:table-cell>
          <table:table-cell office:value-type="float" office:value="501888">
            <text:p>501888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398">
            <text:p>398</text:p>
          </table:table-cell>
          <table:table-cell office:value-type="float" office:value="997056">
            <text:p>997056</text:p>
          </table:table-cell>
          <table:table-cell office:value-type="float" office:value="498656">
            <text:p>498656</text:p>
          </table:table-cell>
          <table:table-cell office:value-type="float" office:value="197920">
            <text:p>197920</text:p>
          </table:table-cell>
          <table:table-cell/>
          <table:table-cell office:value-type="float" office:value="398">
            <text:p>398</text:p>
          </table:table-cell>
          <table:table-cell office:value-type="float" office:value="1000064">
            <text:p>1000064</text:p>
          </table:table-cell>
          <table:table-cell office:value-type="float" office:value="501216">
            <text:p>50121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999552">
            <text:p>999552</text:p>
          </table:table-cell>
          <table:table-cell office:value-type="float" office:value="488960">
            <text:p>488960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99">
            <text:p>399</text:p>
          </table:table-cell>
          <table:table-cell office:value-type="float" office:value="999872">
            <text:p>999872</text:p>
          </table:table-cell>
          <table:table-cell office:value-type="float" office:value="485440">
            <text:p>485440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99">
            <text:p>399</text:p>
          </table:table-cell>
          <table:table-cell office:value-type="float" office:value="999488">
            <text:p>999488</text:p>
          </table:table-cell>
          <table:table-cell office:value-type="float" office:value="498336">
            <text:p>498336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00096">
            <text:p>1000096</text:p>
          </table:table-cell>
          <table:table-cell office:value-type="float" office:value="497888">
            <text:p>497888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00">
            <text:p>400</text:p>
          </table:table-cell>
          <table:table-cell office:value-type="float" office:value="997056">
            <text:p>997056</text:p>
          </table:table-cell>
          <table:table-cell office:value-type="float" office:value="502208">
            <text:p>50220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400">
            <text:p>400</text:p>
          </table:table-cell>
          <table:table-cell office:value-type="float" office:value="997056">
            <text:p>997056</text:p>
          </table:table-cell>
          <table:table-cell office:value-type="float" office:value="498880">
            <text:p>49888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999840">
            <text:p>999840</text:p>
          </table:table-cell>
          <table:table-cell office:value-type="float" office:value="501120">
            <text:p>501120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01">
            <text:p>401</text:p>
          </table:table-cell>
          <table:table-cell office:value-type="float" office:value="1001952">
            <text:p>1001952</text:p>
          </table:table-cell>
          <table:table-cell office:value-type="float" office:value="497952">
            <text:p>497952</text:p>
          </table:table-cell>
          <table:table-cell office:value-type="float" office:value="211488">
            <text:p>211488</text:p>
          </table:table-cell>
          <table:table-cell/>
          <table:table-cell office:value-type="float" office:value="401">
            <text:p>401</text:p>
          </table:table-cell>
          <table:table-cell office:value-type="float" office:value="1001952">
            <text:p>1001952</text:p>
          </table:table-cell>
          <table:table-cell office:value-type="float" office:value="497984">
            <text:p>497984</text:p>
          </table:table-cell>
          <table:table-cell office:value-type="float" office:value="171328">
            <text:p>17132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999936">
            <text:p>999936</text:p>
          </table:table-cell>
          <table:table-cell office:value-type="float" office:value="500192">
            <text:p>50019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02">
            <text:p>402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87200">
            <text:p>187200</text:p>
          </table:table-cell>
          <table:table-cell/>
          <table:table-cell office:value-type="float" office:value="402">
            <text:p>402</text:p>
          </table:table-cell>
          <table:table-cell office:value-type="float" office:value="995296">
            <text:p>995296</text:p>
          </table:table-cell>
          <table:table-cell office:value-type="float" office:value="494752">
            <text:p>494752</text:p>
          </table:table-cell>
          <table:table-cell office:value-type="float" office:value="227584">
            <text:p>22758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00640">
            <text:p>1000640</text:p>
          </table:table-cell>
          <table:table-cell office:value-type="float" office:value="499360">
            <text:p>499360</text:p>
          </table:table-cell>
          <table:table-cell office:value-type="float" office:value="198848">
            <text:p>198848</text:p>
          </table:table-cell>
          <table:table-cell/>
          <table:table-cell office:value-type="float" office:value="403">
            <text:p>403</text:p>
          </table:table-cell>
          <table:table-cell office:value-type="float" office:value="997600">
            <text:p>997600</text:p>
          </table:table-cell>
          <table:table-cell office:value-type="float" office:value="499072">
            <text:p>49907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403">
            <text:p>403</text:p>
          </table:table-cell>
          <table:table-cell office:value-type="float" office:value="999360">
            <text:p>999360</text:p>
          </table:table-cell>
          <table:table-cell office:value-type="float" office:value="520864">
            <text:p>5208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99840">
            <text:p>999840</text:p>
          </table:table-cell>
          <table:table-cell office:value-type="float" office:value="500192">
            <text:p>500192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04">
            <text:p>404</text:p>
          </table:table-cell>
          <table:table-cell office:value-type="float" office:value="999328">
            <text:p>999328</text:p>
          </table:table-cell>
          <table:table-cell office:value-type="float" office:value="500864">
            <text:p>500864</text:p>
          </table:table-cell>
          <table:table-cell office:value-type="float" office:value="199968">
            <text:p>199968</text:p>
          </table:table-cell>
          <table:table-cell/>
          <table:table-cell office:value-type="float" office:value="404">
            <text:p>404</text:p>
          </table:table-cell>
          <table:table-cell office:value-type="float" office:value="1001952">
            <text:p>1001952</text:p>
          </table:table-cell>
          <table:table-cell office:value-type="float" office:value="485696">
            <text:p>485696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99840">
            <text:p>999840</text:p>
          </table:table-cell>
          <table:table-cell office:value-type="float" office:value="499712">
            <text:p>499712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405">
            <text:p>405</text:p>
          </table:table-cell>
          <table:table-cell office:value-type="float" office:value="999680">
            <text:p>999680</text:p>
          </table:table-cell>
          <table:table-cell office:value-type="float" office:value="500832">
            <text:p>500832</text:p>
          </table:table-cell>
          <table:table-cell office:value-type="float" office:value="198976">
            <text:p>198976</text:p>
          </table:table-cell>
          <table:table-cell/>
          <table:table-cell office:value-type="float" office:value="405">
            <text:p>405</text:p>
          </table:table-cell>
          <table:table-cell office:value-type="float" office:value="997600">
            <text:p>997600</text:p>
          </table:table-cell>
          <table:table-cell office:value-type="float" office:value="497408">
            <text:p>49740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06">
            <text:p>406</text:p>
          </table:table-cell>
          <table:table-cell office:value-type="float" office:value="999904">
            <text:p>999904</text:p>
          </table:table-cell>
          <table:table-cell office:value-type="float" office:value="495744">
            <text:p>495744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406">
            <text:p>406</text:p>
          </table:table-cell>
          <table:table-cell office:value-type="float" office:value="1001952">
            <text:p>1001952</text:p>
          </table:table-cell>
          <table:table-cell office:value-type="float" office:value="502400">
            <text:p>50240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999840">
            <text:p>999840</text:p>
          </table:table-cell>
          <table:table-cell office:value-type="float" office:value="500000">
            <text:p>500000</text:p>
          </table:table-cell>
          <table:table-cell office:value-type="float" office:value="212672">
            <text:p>212672</text:p>
          </table:table-cell>
          <table:table-cell/>
          <table:table-cell office:value-type="float" office:value="407">
            <text:p>407</text:p>
          </table:table-cell>
          <table:table-cell office:value-type="float" office:value="997024">
            <text:p>997024</text:p>
          </table:table-cell>
          <table:table-cell office:value-type="float" office:value="502144">
            <text:p>502144</text:p>
          </table:table-cell>
          <table:table-cell office:value-type="float" office:value="198944">
            <text:p>198944</text:p>
          </table:table-cell>
          <table:table-cell/>
          <table:table-cell office:value-type="float" office:value="407">
            <text:p>407</text:p>
          </table:table-cell>
          <table:table-cell office:value-type="float" office:value="997056">
            <text:p>997056</text:p>
          </table:table-cell>
          <table:table-cell office:value-type="float" office:value="497696">
            <text:p>49769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00416">
            <text:p>1000416</text:p>
          </table:table-cell>
          <table:table-cell office:value-type="float" office:value="500576">
            <text:p>500576</text:p>
          </table:table-cell>
          <table:table-cell office:value-type="float" office:value="188064">
            <text:p>188064</text:p>
          </table:table-cell>
          <table:table-cell/>
          <table:table-cell office:value-type="float" office:value="408">
            <text:p>408</text:p>
          </table:table-cell>
          <table:table-cell office:value-type="float" office:value="999680">
            <text:p>999680</text:p>
          </table:table-cell>
          <table:table-cell office:value-type="float" office:value="498432">
            <text:p>498432</text:p>
          </table:table-cell>
          <table:table-cell office:value-type="float" office:value="202752">
            <text:p>202752</text:p>
          </table:table-cell>
          <table:table-cell/>
          <table:table-cell office:value-type="float" office:value="408">
            <text:p>408</text:p>
          </table:table-cell>
          <table:table-cell office:value-type="float" office:value="999680">
            <text:p>999680</text:p>
          </table:table-cell>
          <table:table-cell office:value-type="float" office:value="500128">
            <text:p>500128</text:p>
          </table:table-cell>
          <table:table-cell office:value-type="float" office:value="192544">
            <text:p>19254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000128">
            <text:p>1000128</text:p>
          </table:table-cell>
          <table:table-cell office:value-type="float" office:value="499712">
            <text:p>49971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09">
            <text:p>409</text:p>
          </table:table-cell>
          <table:table-cell office:value-type="float" office:value="997600">
            <text:p>997600</text:p>
          </table:table-cell>
          <table:table-cell office:value-type="float" office:value="503424">
            <text:p>503424</text:p>
          </table:table-cell>
          <table:table-cell office:value-type="float" office:value="196672">
            <text:p>196672</text:p>
          </table:table-cell>
          <table:table-cell/>
          <table:table-cell office:value-type="float" office:value="409">
            <text:p>409</text:p>
          </table:table-cell>
          <table:table-cell office:value-type="float" office:value="999872">
            <text:p>999872</text:p>
          </table:table-cell>
          <table:table-cell office:value-type="float" office:value="497504">
            <text:p>49750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99872">
            <text:p>999872</text:p>
          </table:table-cell>
          <table:table-cell office:value-type="float" office:value="500256">
            <text:p>500256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410">
            <text:p>410</text:p>
          </table:table-cell>
          <table:table-cell office:value-type="float" office:value="1001952">
            <text:p>1001952</text:p>
          </table:table-cell>
          <table:table-cell office:value-type="float" office:value="496064">
            <text:p>496064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410">
            <text:p>410</text:p>
          </table:table-cell>
          <table:table-cell office:value-type="float" office:value="999680">
            <text:p>999680</text:p>
          </table:table-cell>
          <table:table-cell office:value-type="float" office:value="501376">
            <text:p>501376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999840">
            <text:p>999840</text:p>
          </table:table-cell>
          <table:table-cell office:value-type="float" office:value="500032">
            <text:p>500032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411">
            <text:p>411</text:p>
          </table:table-cell>
          <table:table-cell office:value-type="float" office:value="997056">
            <text:p>997056</text:p>
          </table:table-cell>
          <table:table-cell office:value-type="float" office:value="500480">
            <text:p>50048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11">
            <text:p>411</text:p>
          </table:table-cell>
          <table:table-cell office:value-type="float" office:value="999328">
            <text:p>999328</text:p>
          </table:table-cell>
          <table:table-cell office:value-type="float" office:value="498528">
            <text:p>49852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999808">
            <text:p>999808</text:p>
          </table:table-cell>
          <table:table-cell office:value-type="float" office:value="500064">
            <text:p>500064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412">
            <text:p>412</text:p>
          </table:table-cell>
          <table:table-cell office:value-type="float" office:value="999872">
            <text:p>999872</text:p>
          </table:table-cell>
          <table:table-cell office:value-type="float" office:value="499168">
            <text:p>4991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12">
            <text:p>412</text:p>
          </table:table-cell>
          <table:table-cell office:value-type="float" office:value="999680">
            <text:p>999680</text:p>
          </table:table-cell>
          <table:table-cell office:value-type="float" office:value="500640">
            <text:p>50064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413">
            <text:p>413</text:p>
          </table:table-cell>
          <table:table-cell office:value-type="float" office:value="999680">
            <text:p>999680</text:p>
          </table:table-cell>
          <table:table-cell office:value-type="float" office:value="501344">
            <text:p>501344</text:p>
          </table:table-cell>
          <table:table-cell office:value-type="float" office:value="201312">
            <text:p>201312</text:p>
          </table:table-cell>
          <table:table-cell/>
          <table:table-cell office:value-type="float" office:value="413">
            <text:p>413</text:p>
          </table:table-cell>
          <table:table-cell office:value-type="float" office:value="985696">
            <text:p>985696</text:p>
          </table:table-cell>
          <table:table-cell office:value-type="float" office:value="499200">
            <text:p>499200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001056">
            <text:p>1001056</text:p>
          </table:table-cell>
          <table:table-cell office:value-type="float" office:value="501056">
            <text:p>501056</text:p>
          </table:table-cell>
          <table:table-cell office:value-type="float" office:value="205536">
            <text:p>205536</text:p>
          </table:table-cell>
          <table:table-cell/>
          <table:table-cell office:value-type="float" office:value="414">
            <text:p>414</text:p>
          </table:table-cell>
          <table:table-cell office:value-type="float" office:value="994976">
            <text:p>994976</text:p>
          </table:table-cell>
          <table:table-cell office:value-type="float" office:value="497600">
            <text:p>497600</text:p>
          </table:table-cell>
          <table:table-cell office:value-type="float" office:value="190368">
            <text:p>190368</text:p>
          </table:table-cell>
          <table:table-cell/>
          <table:table-cell office:value-type="float" office:value="414">
            <text:p>414</text:p>
          </table:table-cell>
          <table:table-cell office:value-type="float" office:value="1008960">
            <text:p>1008960</text:p>
          </table:table-cell>
          <table:table-cell office:value-type="float" office:value="500576">
            <text:p>500576</text:p>
          </table:table-cell>
          <table:table-cell office:value-type="float" office:value="206400">
            <text:p>20640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99488">
            <text:p>999488</text:p>
          </table:table-cell>
          <table:table-cell office:value-type="float" office:value="499648">
            <text:p>499648</text:p>
          </table:table-cell>
          <table:table-cell office:value-type="float" office:value="195264">
            <text:p>195264</text:p>
          </table:table-cell>
          <table:table-cell/>
          <table:table-cell office:value-type="float" office:value="415">
            <text:p>415</text:p>
          </table:table-cell>
          <table:table-cell office:value-type="float" office:value="1004032">
            <text:p>1004032</text:p>
          </table:table-cell>
          <table:table-cell office:value-type="float" office:value="499744">
            <text:p>499744</text:p>
          </table:table-cell>
          <table:table-cell office:value-type="float" office:value="209088">
            <text:p>209088</text:p>
          </table:table-cell>
          <table:table-cell/>
          <table:table-cell office:value-type="float" office:value="415">
            <text:p>415</text:p>
          </table:table-cell>
          <table:table-cell office:value-type="float" office:value="999872">
            <text:p>999872</text:p>
          </table:table-cell>
          <table:table-cell office:value-type="float" office:value="496768">
            <text:p>49676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000160">
            <text:p>1000160</text:p>
          </table:table-cell>
          <table:table-cell office:value-type="float" office:value="499904">
            <text:p>49990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16">
            <text:p>416</text:p>
          </table:table-cell>
          <table:table-cell office:value-type="float" office:value="997600">
            <text:p>997600</text:p>
          </table:table-cell>
          <table:table-cell office:value-type="float" office:value="500160">
            <text:p>500160</text:p>
          </table:table-cell>
          <table:table-cell office:value-type="float" office:value="198400">
            <text:p>198400</text:p>
          </table:table-cell>
          <table:table-cell/>
          <table:table-cell office:value-type="float" office:value="416">
            <text:p>416</text:p>
          </table:table-cell>
          <table:table-cell office:value-type="float" office:value="1001952">
            <text:p>1001952</text:p>
          </table:table-cell>
          <table:table-cell office:value-type="float" office:value="499680">
            <text:p>49968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999552">
            <text:p>999552</text:p>
          </table:table-cell>
          <table:table-cell office:value-type="float" office:value="500608">
            <text:p>50060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17">
            <text:p>417</text:p>
          </table:table-cell>
          <table:table-cell office:value-type="float" office:value="999328">
            <text:p>999328</text:p>
          </table:table-cell>
          <table:table-cell office:value-type="float" office:value="499520">
            <text:p>499520</text:p>
          </table:table-cell>
          <table:table-cell office:value-type="float" office:value="201216">
            <text:p>201216</text:p>
          </table:table-cell>
          <table:table-cell/>
          <table:table-cell office:value-type="float" office:value="417">
            <text:p>417</text:p>
          </table:table-cell>
          <table:table-cell office:value-type="float" office:value="997056">
            <text:p>997056</text:p>
          </table:table-cell>
          <table:table-cell office:value-type="float" office:value="502400">
            <text:p>50240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18">
            <text:p>418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5680">
            <text:p>195680</text:p>
          </table:table-cell>
          <table:table-cell/>
          <table:table-cell office:value-type="float" office:value="418">
            <text:p>418</text:p>
          </table:table-cell>
          <table:table-cell office:value-type="float" office:value="997600">
            <text:p>997600</text:p>
          </table:table-cell>
          <table:table-cell office:value-type="float" office:value="497344">
            <text:p>497344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000384">
            <text:p>1000384</text:p>
          </table:table-cell>
          <table:table-cell office:value-type="float" office:value="499008">
            <text:p>49900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19">
            <text:p>419</text:p>
          </table:table-cell>
          <table:table-cell office:value-type="float" office:value="1002208">
            <text:p>1002208</text:p>
          </table:table-cell>
          <table:table-cell office:value-type="float" office:value="489184">
            <text:p>489184</text:p>
          </table:table-cell>
          <table:table-cell office:value-type="float" office:value="211424">
            <text:p>211424</text:p>
          </table:table-cell>
          <table:table-cell/>
          <table:table-cell office:value-type="float" office:value="419">
            <text:p>419</text:p>
          </table:table-cell>
          <table:table-cell office:value-type="float" office:value="999680">
            <text:p>999680</text:p>
          </table:table-cell>
          <table:table-cell office:value-type="float" office:value="501792">
            <text:p>5017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420">
            <text:p>420</text:p>
          </table:table-cell>
          <table:table-cell office:value-type="float" office:value="996832">
            <text:p>996832</text:p>
          </table:table-cell>
          <table:table-cell office:value-type="float" office:value="513024">
            <text:p>513024</text:p>
          </table:table-cell>
          <table:table-cell office:value-type="float" office:value="188160">
            <text:p>188160</text:p>
          </table:table-cell>
          <table:table-cell/>
          <table:table-cell office:value-type="float" office:value="420">
            <text:p>420</text:p>
          </table:table-cell>
          <table:table-cell office:value-type="float" office:value="1001952">
            <text:p>1001952</text:p>
          </table:table-cell>
          <table:table-cell office:value-type="float" office:value="500928">
            <text:p>50092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999552">
            <text:p>999552</text:p>
          </table:table-cell>
          <table:table-cell office:value-type="float" office:value="512928">
            <text:p>51292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21">
            <text:p>421</text:p>
          </table:table-cell>
          <table:table-cell office:value-type="float" office:value="999648">
            <text:p>999648</text:p>
          </table:table-cell>
          <table:table-cell office:value-type="float" office:value="493024">
            <text:p>493024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421">
            <text:p>421</text:p>
          </table:table-cell>
          <table:table-cell office:value-type="float" office:value="997056">
            <text:p>997056</text:p>
          </table:table-cell>
          <table:table-cell office:value-type="float" office:value="499168">
            <text:p>49916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000160">
            <text:p>1000160</text:p>
          </table:table-cell>
          <table:table-cell office:value-type="float" office:value="486912">
            <text:p>486912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22">
            <text:p>422</text:p>
          </table:table-cell>
          <table:table-cell office:value-type="float" office:value="999904">
            <text:p>999904</text:p>
          </table:table-cell>
          <table:table-cell office:value-type="float" office:value="501824">
            <text:p>501824</text:p>
          </table:table-cell>
          <table:table-cell office:value-type="float" office:value="198208">
            <text:p>198208</text:p>
          </table:table-cell>
          <table:table-cell/>
          <table:table-cell office:value-type="float" office:value="422">
            <text:p>422</text:p>
          </table:table-cell>
          <table:table-cell office:value-type="float" office:value="997568">
            <text:p>997568</text:p>
          </table:table-cell>
          <table:table-cell office:value-type="float" office:value="492832">
            <text:p>49283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999552">
            <text:p>999552</text:p>
          </table:table-cell>
          <table:table-cell office:value-type="float" office:value="499744">
            <text:p>499744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23">
            <text:p>423</text:p>
          </table:table-cell>
          <table:table-cell office:value-type="float" office:value="999648">
            <text:p>999648</text:p>
          </table:table-cell>
          <table:table-cell office:value-type="float" office:value="497280">
            <text:p>497280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423">
            <text:p>423</text:p>
          </table:table-cell>
          <table:table-cell office:value-type="float" office:value="991200">
            <text:p>991200</text:p>
          </table:table-cell>
          <table:table-cell office:value-type="float" office:value="501408">
            <text:p>50140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00096">
            <text:p>1000096</text:p>
          </table:table-cell>
          <table:table-cell office:value-type="float" office:value="501440">
            <text:p>50144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424">
            <text:p>424</text:p>
          </table:table-cell>
          <table:table-cell office:value-type="float" office:value="999360">
            <text:p>999360</text:p>
          </table:table-cell>
          <table:table-cell office:value-type="float" office:value="503264">
            <text:p>503264</text:p>
          </table:table-cell>
          <table:table-cell office:value-type="float" office:value="202784">
            <text:p>202784</text:p>
          </table:table-cell>
          <table:table-cell/>
          <table:table-cell office:value-type="float" office:value="424">
            <text:p>424</text:p>
          </table:table-cell>
          <table:table-cell office:value-type="float" office:value="1007840">
            <text:p>1007840</text:p>
          </table:table-cell>
          <table:table-cell office:value-type="float" office:value="501664">
            <text:p>50166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000704">
            <text:p>1000704</text:p>
          </table:table-cell>
          <table:table-cell office:value-type="float" office:value="498912">
            <text:p>498912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425">
            <text:p>425</text:p>
          </table:table-cell>
          <table:table-cell office:value-type="float" office:value="999680">
            <text:p>999680</text:p>
          </table:table-cell>
          <table:table-cell office:value-type="float" office:value="500384">
            <text:p>500384</text:p>
          </table:table-cell>
          <table:table-cell office:value-type="float" office:value="198304">
            <text:p>198304</text:p>
          </table:table-cell>
          <table:table-cell/>
          <table:table-cell office:value-type="float" office:value="425">
            <text:p>425</text:p>
          </table:table-cell>
          <table:table-cell office:value-type="float" office:value="999872">
            <text:p>999872</text:p>
          </table:table-cell>
          <table:table-cell office:value-type="float" office:value="512992">
            <text:p>512992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99904">
            <text:p>999904</text:p>
          </table:table-cell>
          <table:table-cell office:value-type="float" office:value="513184">
            <text:p>513184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426">
            <text:p>426</text:p>
          </table:table-cell>
          <table:table-cell office:value-type="float" office:value="997568">
            <text:p>997568</text:p>
          </table:table-cell>
          <table:table-cell office:value-type="float" office:value="497568">
            <text:p>497568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426">
            <text:p>426</text:p>
          </table:table-cell>
          <table:table-cell office:value-type="float" office:value="997056">
            <text:p>997056</text:p>
          </table:table-cell>
          <table:table-cell office:value-type="float" office:value="476256">
            <text:p>476256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999552">
            <text:p>999552</text:p>
          </table:table-cell>
          <table:table-cell office:value-type="float" office:value="487648">
            <text:p>487648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427">
            <text:p>427</text:p>
          </table:table-cell>
          <table:table-cell office:value-type="float" office:value="999360">
            <text:p>999360</text:p>
          </table:table-cell>
          <table:table-cell office:value-type="float" office:value="498720">
            <text:p>49872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27">
            <text:p>427</text:p>
          </table:table-cell>
          <table:table-cell office:value-type="float" office:value="1001952">
            <text:p>1001952</text:p>
          </table:table-cell>
          <table:table-cell office:value-type="float" office:value="516640">
            <text:p>51664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000096">
            <text:p>1000096</text:p>
          </table:table-cell>
          <table:table-cell office:value-type="float" office:value="499648">
            <text:p>499648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428">
            <text:p>428</text:p>
          </table:table-cell>
          <table:table-cell office:value-type="float" office:value="999648">
            <text:p>999648</text:p>
          </table:table-cell>
          <table:table-cell office:value-type="float" office:value="500384">
            <text:p>500384</text:p>
          </table:table-cell>
          <table:table-cell office:value-type="float" office:value="190624">
            <text:p>190624</text:p>
          </table:table-cell>
          <table:table-cell/>
          <table:table-cell office:value-type="float" office:value="428">
            <text:p>428</text:p>
          </table:table-cell>
          <table:table-cell office:value-type="float" office:value="999680">
            <text:p>999680</text:p>
          </table:table-cell>
          <table:table-cell office:value-type="float" office:value="493376">
            <text:p>49337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999840">
            <text:p>999840</text:p>
          </table:table-cell>
          <table:table-cell office:value-type="float" office:value="499968">
            <text:p>499968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429">
            <text:p>429</text:p>
          </table:table-cell>
          <table:table-cell office:value-type="float" office:value="999904">
            <text:p>999904</text:p>
          </table:table-cell>
          <table:table-cell office:value-type="float" office:value="499264">
            <text:p>499264</text:p>
          </table:table-cell>
          <table:table-cell office:value-type="float" office:value="209280">
            <text:p>209280</text:p>
          </table:table-cell>
          <table:table-cell/>
          <table:table-cell office:value-type="float" office:value="429">
            <text:p>429</text:p>
          </table:table-cell>
          <table:table-cell office:value-type="float" office:value="997600">
            <text:p>997600</text:p>
          </table:table-cell>
          <table:table-cell office:value-type="float" office:value="498816">
            <text:p>49881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99552">
            <text:p>999552</text:p>
          </table:table-cell>
          <table:table-cell office:value-type="float" office:value="500800">
            <text:p>50080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0">
            <text:p>430</text:p>
          </table:table-cell>
          <table:table-cell office:value-type="float" office:value="997056">
            <text:p>997056</text:p>
          </table:table-cell>
          <table:table-cell office:value-type="float" office:value="499072">
            <text:p>499072</text:p>
          </table:table-cell>
          <table:table-cell office:value-type="float" office:value="196608">
            <text:p>196608</text:p>
          </table:table-cell>
          <table:table-cell/>
          <table:table-cell office:value-type="float" office:value="430">
            <text:p>430</text:p>
          </table:table-cell>
          <table:table-cell office:value-type="float" office:value="999328">
            <text:p>999328</text:p>
          </table:table-cell>
          <table:table-cell office:value-type="float" office:value="500576">
            <text:p>50057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000992">
            <text:p>1000992</text:p>
          </table:table-cell>
          <table:table-cell office:value-type="float" office:value="500192">
            <text:p>500192</text:p>
          </table:table-cell>
          <table:table-cell office:value-type="float" office:value="200512">
            <text:p>200512</text:p>
          </table:table-cell>
          <table:table-cell/>
          <table:table-cell office:value-type="float" office:value="431">
            <text:p>431</text:p>
          </table:table-cell>
          <table:table-cell office:value-type="float" office:value="999648">
            <text:p>999648</text:p>
          </table:table-cell>
          <table:table-cell office:value-type="float" office:value="500480">
            <text:p>500480</text:p>
          </table:table-cell>
          <table:table-cell office:value-type="float" office:value="202368">
            <text:p>202368</text:p>
          </table:table-cell>
          <table:table-cell/>
          <table:table-cell office:value-type="float" office:value="431">
            <text:p>431</text:p>
          </table:table-cell>
          <table:table-cell office:value-type="float" office:value="997600">
            <text:p>997600</text:p>
          </table:table-cell>
          <table:table-cell office:value-type="float" office:value="497760">
            <text:p>49776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999872">
            <text:p>999872</text:p>
          </table:table-cell>
          <table:table-cell office:value-type="float" office:value="499904">
            <text:p>499904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432">
            <text:p>432</text:p>
          </table:table-cell>
          <table:table-cell office:value-type="float" office:value="999904">
            <text:p>999904</text:p>
          </table:table-cell>
          <table:table-cell office:value-type="float" office:value="499296">
            <text:p>499296</text:p>
          </table:table-cell>
          <table:table-cell office:value-type="float" office:value="196608">
            <text:p>196608</text:p>
          </table:table-cell>
          <table:table-cell/>
          <table:table-cell office:value-type="float" office:value="432">
            <text:p>432</text:p>
          </table:table-cell>
          <table:table-cell office:value-type="float" office:value="1001952">
            <text:p>1001952</text:p>
          </table:table-cell>
          <table:table-cell office:value-type="float" office:value="496672">
            <text:p>4966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99840">
            <text:p>999840</text:p>
          </table:table-cell>
          <table:table-cell office:value-type="float" office:value="499168">
            <text:p>499168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433">
            <text:p>433</text:p>
          </table:table-cell>
          <table:table-cell office:value-type="float" office:value="999680">
            <text:p>999680</text:p>
          </table:table-cell>
          <table:table-cell office:value-type="float" office:value="498464">
            <text:p>498464</text:p>
          </table:table-cell>
          <table:table-cell office:value-type="float" office:value="201248">
            <text:p>201248</text:p>
          </table:table-cell>
          <table:table-cell/>
          <table:table-cell office:value-type="float" office:value="433">
            <text:p>433</text:p>
          </table:table-cell>
          <table:table-cell office:value-type="float" office:value="990400">
            <text:p>990400</text:p>
          </table:table-cell>
          <table:table-cell office:value-type="float" office:value="500832">
            <text:p>50083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999872">
            <text:p>999872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4">
            <text:p>434</text:p>
          </table:table-cell>
          <table:table-cell office:value-type="float" office:value="994944">
            <text:p>994944</text:p>
          </table:table-cell>
          <table:table-cell office:value-type="float" office:value="500320">
            <text:p>500320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434">
            <text:p>434</text:p>
          </table:table-cell>
          <table:table-cell office:value-type="float" office:value="999360">
            <text:p>999360</text:p>
          </table:table-cell>
          <table:table-cell office:value-type="float" office:value="503776">
            <text:p>503776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99808">
            <text:p>999808</text:p>
          </table:table-cell>
          <table:table-cell office:value-type="float" office:value="500448">
            <text:p>5004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5">
            <text:p>435</text:p>
          </table:table-cell>
          <table:table-cell office:value-type="float" office:value="1001984">
            <text:p>1001984</text:p>
          </table:table-cell>
          <table:table-cell office:value-type="float" office:value="499104">
            <text:p>499104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35">
            <text:p>435</text:p>
          </table:table-cell>
          <table:table-cell office:value-type="float" office:value="1004576">
            <text:p>1004576</text:p>
          </table:table-cell>
          <table:table-cell office:value-type="float" office:value="498560">
            <text:p>4985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000288">
            <text:p>1000288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6">
            <text:p>436</text:p>
          </table:table-cell>
          <table:table-cell office:value-type="float" office:value="997056">
            <text:p>997056</text:p>
          </table:table-cell>
          <table:table-cell office:value-type="float" office:value="500608">
            <text:p>500608</text:p>
          </table:table-cell>
          <table:table-cell office:value-type="float" office:value="198656">
            <text:p>198656</text:p>
          </table:table-cell>
          <table:table-cell/>
          <table:table-cell office:value-type="float" office:value="436">
            <text:p>436</text:p>
          </table:table-cell>
          <table:table-cell office:value-type="float" office:value="999328">
            <text:p>999328</text:p>
          </table:table-cell>
          <table:table-cell office:value-type="float" office:value="497984">
            <text:p>49798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999936">
            <text:p>999936</text:p>
          </table:table-cell>
          <table:table-cell office:value-type="float" office:value="501312">
            <text:p>50131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7">
            <text:p>437</text:p>
          </table:table-cell>
          <table:table-cell office:value-type="float" office:value="1001952">
            <text:p>1001952</text:p>
          </table:table-cell>
          <table:table-cell office:value-type="float" office:value="499072">
            <text:p>49907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37">
            <text:p>437</text:p>
          </table:table-cell>
          <table:table-cell office:value-type="float" office:value="999680">
            <text:p>999680</text:p>
          </table:table-cell>
          <table:table-cell office:value-type="float" office:value="502400">
            <text:p>50240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00224">
            <text:p>1000224</text:p>
          </table:table-cell>
          <table:table-cell office:value-type="float" office:value="499328">
            <text:p>499328</text:p>
          </table:table-cell>
          <table:table-cell office:value-type="float" office:value="198368">
            <text:p>198368</text:p>
          </table:table-cell>
          <table:table-cell/>
          <table:table-cell office:value-type="float" office:value="438">
            <text:p>438</text:p>
          </table:table-cell>
          <table:table-cell office:value-type="float" office:value="999680">
            <text:p>999680</text:p>
          </table:table-cell>
          <table:table-cell office:value-type="float" office:value="498080">
            <text:p>49808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38">
            <text:p>438</text:p>
          </table:table-cell>
          <table:table-cell office:value-type="float" office:value="997600">
            <text:p>997600</text:p>
          </table:table-cell>
          <table:table-cell office:value-type="float" office:value="500736">
            <text:p>50073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999808">
            <text:p>999808</text:p>
          </table:table-cell>
          <table:table-cell office:value-type="float" office:value="498464">
            <text:p>498464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39">
            <text:p>439</text:p>
          </table:table-cell>
          <table:table-cell office:value-type="float" office:value="997568">
            <text:p>997568</text:p>
          </table:table-cell>
          <table:table-cell office:value-type="float" office:value="498848">
            <text:p>498848</text:p>
          </table:table-cell>
          <table:table-cell office:value-type="float" office:value="197984">
            <text:p>197984</text:p>
          </table:table-cell>
          <table:table-cell/>
          <table:table-cell office:value-type="float" office:value="439">
            <text:p>439</text:p>
          </table:table-cell>
          <table:table-cell office:value-type="float" office:value="1001952">
            <text:p>1001952</text:p>
          </table:table-cell>
          <table:table-cell office:value-type="float" office:value="495264">
            <text:p>495264</text:p>
          </table:table-cell>
          <table:table-cell office:value-type="float" office:value="192512">
            <text:p>19251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99840">
            <text:p>999840</text:p>
          </table:table-cell>
          <table:table-cell office:value-type="float" office:value="501088">
            <text:p>501088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40">
            <text:p>440</text:p>
          </table:table-cell>
          <table:table-cell office:value-type="float" office:value="999360">
            <text:p>999360</text:p>
          </table:table-cell>
          <table:table-cell office:value-type="float" office:value="501984">
            <text:p>501984</text:p>
          </table:table-cell>
          <table:table-cell office:value-type="float" office:value="201248">
            <text:p>201248</text:p>
          </table:table-cell>
          <table:table-cell/>
          <table:table-cell office:value-type="float" office:value="440">
            <text:p>440</text:p>
          </table:table-cell>
          <table:table-cell office:value-type="float" office:value="999328">
            <text:p>999328</text:p>
          </table:table-cell>
          <table:table-cell office:value-type="float" office:value="501888">
            <text:p>501888</text:p>
          </table:table-cell>
          <table:table-cell office:value-type="float" office:value="206400">
            <text:p>20640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999552">
            <text:p>999552</text:p>
          </table:table-cell>
          <table:table-cell office:value-type="float" office:value="499968">
            <text:p>499968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441">
            <text:p>441</text:p>
          </table:table-cell>
          <table:table-cell office:value-type="float" office:value="999680">
            <text:p>999680</text:p>
          </table:table-cell>
          <table:table-cell office:value-type="float" office:value="500064">
            <text:p>500064</text:p>
          </table:table-cell>
          <table:table-cell office:value-type="float" office:value="187776">
            <text:p>187776</text:p>
          </table:table-cell>
          <table:table-cell/>
          <table:table-cell office:value-type="float" office:value="441">
            <text:p>441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000992">
            <text:p>1000992</text:p>
          </table:table-cell>
          <table:table-cell office:value-type="float" office:value="501088">
            <text:p>50108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2">
            <text:p>442</text:p>
          </table:table-cell>
          <table:table-cell office:value-type="float" office:value="999872">
            <text:p>999872</text:p>
          </table:table-cell>
          <table:table-cell office:value-type="float" office:value="498976">
            <text:p>498976</text:p>
          </table:table-cell>
          <table:table-cell office:value-type="float" office:value="210656">
            <text:p>210656</text:p>
          </table:table-cell>
          <table:table-cell/>
          <table:table-cell office:value-type="float" office:value="442">
            <text:p>442</text:p>
          </table:table-cell>
          <table:table-cell office:value-type="float" office:value="999680">
            <text:p>999680</text:p>
          </table:table-cell>
          <table:table-cell office:value-type="float" office:value="496992">
            <text:p>496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999552">
            <text:p>999552</text:p>
          </table:table-cell>
          <table:table-cell office:value-type="float" office:value="499680">
            <text:p>49968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3">
            <text:p>443</text:p>
          </table:table-cell>
          <table:table-cell office:value-type="float" office:value="997056">
            <text:p>997056</text:p>
          </table:table-cell>
          <table:table-cell office:value-type="float" office:value="492032">
            <text:p>49203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43">
            <text:p>443</text:p>
          </table:table-cell>
          <table:table-cell office:value-type="float" office:value="999328">
            <text:p>999328</text:p>
          </table:table-cell>
          <table:table-cell office:value-type="float" office:value="497984">
            <text:p>497984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444">
            <text:p>444</text:p>
          </table:table-cell>
          <table:table-cell office:value-type="float" office:value="991552">
            <text:p>991552</text:p>
          </table:table-cell>
          <table:table-cell office:value-type="float" office:value="516736">
            <text:p>516736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444">
            <text:p>444</text:p>
          </table:table-cell>
          <table:table-cell office:value-type="float" office:value="1001984">
            <text:p>1001984</text:p>
          </table:table-cell>
          <table:table-cell office:value-type="float" office:value="501344">
            <text:p>501344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99552">
            <text:p>999552</text:p>
          </table:table-cell>
          <table:table-cell office:value-type="float" office:value="500192">
            <text:p>500192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445">
            <text:p>445</text:p>
          </table:table-cell>
          <table:table-cell office:value-type="float" office:value="1005696">
            <text:p>1005696</text:p>
          </table:table-cell>
          <table:table-cell office:value-type="float" office:value="488896">
            <text:p>488896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45">
            <text:p>445</text:p>
          </table:table-cell>
          <table:table-cell office:value-type="float" office:value="997600">
            <text:p>997600</text:p>
          </table:table-cell>
          <table:table-cell office:value-type="float" office:value="501024">
            <text:p>50102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000128">
            <text:p>1000128</text:p>
          </table:table-cell>
          <table:table-cell office:value-type="float" office:value="500864">
            <text:p>500864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446">
            <text:p>446</text:p>
          </table:table-cell>
          <table:table-cell office:value-type="float" office:value="1001792">
            <text:p>1001792</text:p>
          </table:table-cell>
          <table:table-cell office:value-type="float" office:value="502496">
            <text:p>502496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446">
            <text:p>446</text:p>
          </table:table-cell>
          <table:table-cell office:value-type="float" office:value="999648">
            <text:p>999648</text:p>
          </table:table-cell>
          <table:table-cell office:value-type="float" office:value="497856">
            <text:p>49785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000384">
            <text:p>1000384</text:p>
          </table:table-cell>
          <table:table-cell office:value-type="float" office:value="498880">
            <text:p>49888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7">
            <text:p>447</text:p>
          </table:table-cell>
          <table:table-cell office:value-type="float" office:value="999776">
            <text:p>999776</text:p>
          </table:table-cell>
          <table:table-cell office:value-type="float" office:value="498016">
            <text:p>498016</text:p>
          </table:table-cell>
          <table:table-cell office:value-type="float" office:value="198848">
            <text:p>198848</text:p>
          </table:table-cell>
          <table:table-cell/>
          <table:table-cell office:value-type="float" office:value="447">
            <text:p>447</text:p>
          </table:table-cell>
          <table:table-cell office:value-type="float" office:value="997056">
            <text:p>997056</text:p>
          </table:table-cell>
          <table:table-cell office:value-type="float" office:value="501280">
            <text:p>50128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000128">
            <text:p>1000128</text:p>
          </table:table-cell>
          <table:table-cell office:value-type="float" office:value="500192">
            <text:p>50019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8">
            <text:p>448</text:p>
          </table:table-cell>
          <table:table-cell office:value-type="float" office:value="986592">
            <text:p>986592</text:p>
          </table:table-cell>
          <table:table-cell office:value-type="float" office:value="497664">
            <text:p>49766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48">
            <text:p>448</text:p>
          </table:table-cell>
          <table:table-cell office:value-type="float" office:value="1001952">
            <text:p>1001952</text:p>
          </table:table-cell>
          <table:table-cell office:value-type="float" office:value="499072">
            <text:p>4990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998144">
            <text:p>998144</text:p>
          </table:table-cell>
          <table:table-cell office:value-type="float" office:value="499776">
            <text:p>4997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9">
            <text:p>449</text:p>
          </table:table-cell>
          <table:table-cell office:value-type="float" office:value="998144">
            <text:p>998144</text:p>
          </table:table-cell>
          <table:table-cell office:value-type="float" office:value="500256">
            <text:p>500256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449">
            <text:p>449</text:p>
          </table:table-cell>
          <table:table-cell office:value-type="float" office:value="997728">
            <text:p>997728</text:p>
          </table:table-cell>
          <table:table-cell office:value-type="float" office:value="499712">
            <text:p>49971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999776">
            <text:p>999776</text:p>
          </table:table-cell>
          <table:table-cell office:value-type="float" office:value="498880">
            <text:p>49888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450">
            <text:p>450</text:p>
          </table:table-cell>
          <table:table-cell office:value-type="float" office:value="999712">
            <text:p>999712</text:p>
          </table:table-cell>
          <table:table-cell office:value-type="float" office:value="499904">
            <text:p>499904</text:p>
          </table:table-cell>
          <table:table-cell office:value-type="float" office:value="197888">
            <text:p>197888</text:p>
          </table:table-cell>
          <table:table-cell/>
          <table:table-cell office:value-type="float" office:value="450">
            <text:p>450</text:p>
          </table:table-cell>
          <table:table-cell office:value-type="float" office:value="999200">
            <text:p>999200</text:p>
          </table:table-cell>
          <table:table-cell office:value-type="float" office:value="498048">
            <text:p>49804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987424">
            <text:p>987424</text:p>
          </table:table-cell>
          <table:table-cell office:value-type="float" office:value="501344">
            <text:p>501344</text:p>
          </table:table-cell>
          <table:table-cell office:value-type="float" office:value="199328">
            <text:p>199328</text:p>
          </table:table-cell>
          <table:table-cell/>
          <table:table-cell office:value-type="float" office:value="451">
            <text:p>451</text:p>
          </table:table-cell>
          <table:table-cell office:value-type="float" office:value="999136">
            <text:p>999136</text:p>
          </table:table-cell>
          <table:table-cell office:value-type="float" office:value="500800">
            <text:p>500800</text:p>
          </table:table-cell>
          <table:table-cell office:value-type="float" office:value="200960">
            <text:p>200960</text:p>
          </table:table-cell>
          <table:table-cell/>
          <table:table-cell office:value-type="float" office:value="451">
            <text:p>451</text:p>
          </table:table-cell>
          <table:table-cell office:value-type="float" office:value="984768">
            <text:p>984768</text:p>
          </table:table-cell>
          <table:table-cell office:value-type="float" office:value="500640">
            <text:p>500640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000768">
            <text:p>1000768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2">
            <text:p>452</text:p>
          </table:table-cell>
          <table:table-cell office:value-type="float" office:value="997888">
            <text:p>997888</text:p>
          </table:table-cell>
          <table:table-cell office:value-type="float" office:value="499104">
            <text:p>499104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452">
            <text:p>452</text:p>
          </table:table-cell>
          <table:table-cell office:value-type="float" office:value="1002432">
            <text:p>1002432</text:p>
          </table:table-cell>
          <table:table-cell office:value-type="float" office:value="500672">
            <text:p>5006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001408">
            <text:p>1001408</text:p>
          </table:table-cell>
          <table:table-cell office:value-type="float" office:value="499104">
            <text:p>49910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3">
            <text:p>453</text:p>
          </table:table-cell>
          <table:table-cell office:value-type="float" office:value="999584">
            <text:p>999584</text:p>
          </table:table-cell>
          <table:table-cell office:value-type="float" office:value="498976">
            <text:p>498976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53">
            <text:p>453</text:p>
          </table:table-cell>
          <table:table-cell office:value-type="float" office:value="992640">
            <text:p>992640</text:p>
          </table:table-cell>
          <table:table-cell office:value-type="float" office:value="497856">
            <text:p>49785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998880">
            <text:p>998880</text:p>
          </table:table-cell>
          <table:table-cell office:value-type="float" office:value="499680">
            <text:p>499680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454">
            <text:p>454</text:p>
          </table:table-cell>
          <table:table-cell office:value-type="float" office:value="997568">
            <text:p>997568</text:p>
          </table:table-cell>
          <table:table-cell office:value-type="float" office:value="500864">
            <text:p>500864</text:p>
          </table:table-cell>
          <table:table-cell office:value-type="float" office:value="196672">
            <text:p>196672</text:p>
          </table:table-cell>
          <table:table-cell/>
          <table:table-cell office:value-type="float" office:value="454">
            <text:p>454</text:p>
          </table:table-cell>
          <table:table-cell office:value-type="float" office:value="1001408">
            <text:p>1001408</text:p>
          </table:table-cell>
          <table:table-cell office:value-type="float" office:value="499904">
            <text:p>499904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001184">
            <text:p>1001184</text:p>
          </table:table-cell>
          <table:table-cell office:value-type="float" office:value="501088">
            <text:p>501088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55">
            <text:p>455</text:p>
          </table:table-cell>
          <table:table-cell office:value-type="float" office:value="1001376">
            <text:p>1001376</text:p>
          </table:table-cell>
          <table:table-cell office:value-type="float" office:value="497728">
            <text:p>497728</text:p>
          </table:table-cell>
          <table:table-cell office:value-type="float" office:value="201472">
            <text:p>201472</text:p>
          </table:table-cell>
          <table:table-cell/>
          <table:table-cell office:value-type="float" office:value="455">
            <text:p>455</text:p>
          </table:table-cell>
          <table:table-cell office:value-type="float" office:value="999264">
            <text:p>999264</text:p>
          </table:table-cell>
          <table:table-cell office:value-type="float" office:value="500416">
            <text:p>50041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000032">
            <text:p>1000032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6">
            <text:p>456</text:p>
          </table:table-cell>
          <table:table-cell office:value-type="float" office:value="999968">
            <text:p>999968</text:p>
          </table:table-cell>
          <table:table-cell office:value-type="float" office:value="499136">
            <text:p>49913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56">
            <text:p>456</text:p>
          </table:table-cell>
          <table:table-cell office:value-type="float" office:value="1002720">
            <text:p>1002720</text:p>
          </table:table-cell>
          <table:table-cell office:value-type="float" office:value="497952">
            <text:p>49795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999744">
            <text:p>999744</text:p>
          </table:table-cell>
          <table:table-cell office:value-type="float" office:value="499488">
            <text:p>499488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57">
            <text:p>457</text:p>
          </table:table-cell>
          <table:table-cell office:value-type="float" office:value="996032">
            <text:p>996032</text:p>
          </table:table-cell>
          <table:table-cell office:value-type="float" office:value="498624">
            <text:p>498624</text:p>
          </table:table-cell>
          <table:table-cell office:value-type="float" office:value="199616">
            <text:p>199616</text:p>
          </table:table-cell>
          <table:table-cell/>
          <table:table-cell office:value-type="float" office:value="457">
            <text:p>457</text:p>
          </table:table-cell>
          <table:table-cell office:value-type="float" office:value="999232">
            <text:p>999232</text:p>
          </table:table-cell>
          <table:table-cell office:value-type="float" office:value="499104">
            <text:p>49910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000640">
            <text:p>1000640</text:p>
          </table:table-cell>
          <table:table-cell office:value-type="float" office:value="501344">
            <text:p>50134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8">
            <text:p>458</text:p>
          </table:table-cell>
          <table:table-cell office:value-type="float" office:value="1000576">
            <text:p>1000576</text:p>
          </table:table-cell>
          <table:table-cell office:value-type="float" office:value="500864">
            <text:p>500864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58">
            <text:p>458</text:p>
          </table:table-cell>
          <table:table-cell office:value-type="float" office:value="997408">
            <text:p>997408</text:p>
          </table:table-cell>
          <table:table-cell office:value-type="float" office:value="500800">
            <text:p>500800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998592">
            <text:p>998592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9">
            <text:p>459</text:p>
          </table:table-cell>
          <table:table-cell office:value-type="float" office:value="998784">
            <text:p>998784</text:p>
          </table:table-cell>
          <table:table-cell office:value-type="float" office:value="501152">
            <text:p>50115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59">
            <text:p>459</text:p>
          </table:table-cell>
          <table:table-cell office:value-type="float" office:value="997440">
            <text:p>997440</text:p>
          </table:table-cell>
          <table:table-cell office:value-type="float" office:value="499424">
            <text:p>49942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000256">
            <text:p>1000256</text:p>
          </table:table-cell>
          <table:table-cell office:value-type="float" office:value="498816">
            <text:p>49881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60">
            <text:p>460</text:p>
          </table:table-cell>
          <table:table-cell office:value-type="float" office:value="1000224">
            <text:p>1000224</text:p>
          </table:table-cell>
          <table:table-cell office:value-type="float" office:value="499296">
            <text:p>499296</text:p>
          </table:table-cell>
          <table:table-cell office:value-type="float" office:value="197536">
            <text:p>197536</text:p>
          </table:table-cell>
          <table:table-cell/>
          <table:table-cell office:value-type="float" office:value="460">
            <text:p>460</text:p>
          </table:table-cell>
          <table:table-cell office:value-type="float" office:value="999680">
            <text:p>999680</text:p>
          </table:table-cell>
          <table:table-cell office:value-type="float" office:value="510624">
            <text:p>510624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999648">
            <text:p>999648</text:p>
          </table:table-cell>
          <table:table-cell office:value-type="float" office:value="501312">
            <text:p>501312</text:p>
          </table:table-cell>
          <table:table-cell office:value-type="float" office:value="198976">
            <text:p>198976</text:p>
          </table:table-cell>
          <table:table-cell/>
          <table:table-cell office:value-type="float" office:value="461">
            <text:p>461</text:p>
          </table:table-cell>
          <table:table-cell office:value-type="float" office:value="997248">
            <text:p>997248</text:p>
          </table:table-cell>
          <table:table-cell office:value-type="float" office:value="497792">
            <text:p>4977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61">
            <text:p>461</text:p>
          </table:table-cell>
          <table:table-cell office:value-type="float" office:value="1002880">
            <text:p>1002880</text:p>
          </table:table-cell>
          <table:table-cell office:value-type="float" office:value="489760">
            <text:p>489760</text:p>
          </table:table-cell>
          <table:table-cell office:value-type="float" office:value="176256">
            <text:p>176256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000384">
            <text:p>1000384</text:p>
          </table:table-cell>
          <table:table-cell office:value-type="float" office:value="499904">
            <text:p>499904</text:p>
          </table:table-cell>
          <table:table-cell office:value-type="float" office:value="201152">
            <text:p>201152</text:p>
          </table:table-cell>
          <table:table-cell/>
          <table:table-cell office:value-type="float" office:value="462">
            <text:p>462</text:p>
          </table:table-cell>
          <table:table-cell office:value-type="float" office:value="999584">
            <text:p>999584</text:p>
          </table:table-cell>
          <table:table-cell office:value-type="float" office:value="501888">
            <text:p>501888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462">
            <text:p>462</text:p>
          </table:table-cell>
          <table:table-cell office:value-type="float" office:value="996960">
            <text:p>996960</text:p>
          </table:table-cell>
          <table:table-cell office:value-type="float" office:value="493184">
            <text:p>49318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000448">
            <text:p>1000448</text:p>
          </table:table-cell>
          <table:table-cell office:value-type="float" office:value="499776">
            <text:p>4997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63">
            <text:p>463</text:p>
          </table:table-cell>
          <table:table-cell office:value-type="float" office:value="999648">
            <text:p>999648</text:p>
          </table:table-cell>
          <table:table-cell office:value-type="float" office:value="497312">
            <text:p>4973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63">
            <text:p>463</text:p>
          </table:table-cell>
          <table:table-cell office:value-type="float" office:value="998656">
            <text:p>998656</text:p>
          </table:table-cell>
          <table:table-cell office:value-type="float" office:value="500960">
            <text:p>500960</text:p>
          </table:table-cell>
          <table:table-cell office:value-type="float" office:value="224928">
            <text:p>224928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008832">
            <text:p>1008832</text:p>
          </table:table-cell>
          <table:table-cell office:value-type="float" office:value="512672">
            <text:p>51267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64">
            <text:p>464</text:p>
          </table:table-cell>
          <table:table-cell office:value-type="float" office:value="1000096">
            <text:p>1000096</text:p>
          </table:table-cell>
          <table:table-cell office:value-type="float" office:value="501696">
            <text:p>501696</text:p>
          </table:table-cell>
          <table:table-cell office:value-type="float" office:value="197760">
            <text:p>197760</text:p>
          </table:table-cell>
          <table:table-cell/>
          <table:table-cell office:value-type="float" office:value="464">
            <text:p>464</text:p>
          </table:table-cell>
          <table:table-cell office:value-type="float" office:value="999616">
            <text:p>999616</text:p>
          </table:table-cell>
          <table:table-cell office:value-type="float" office:value="503424">
            <text:p>503424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990624">
            <text:p>990624</text:p>
          </table:table-cell>
          <table:table-cell office:value-type="float" office:value="486880">
            <text:p>48688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65">
            <text:p>465</text:p>
          </table:table-cell>
          <table:table-cell office:value-type="float" office:value="999968">
            <text:p>999968</text:p>
          </table:table-cell>
          <table:table-cell office:value-type="float" office:value="499040">
            <text:p>499040</text:p>
          </table:table-cell>
          <table:table-cell office:value-type="float" office:value="201056">
            <text:p>201056</text:p>
          </table:table-cell>
          <table:table-cell/>
          <table:table-cell office:value-type="float" office:value="465">
            <text:p>465</text:p>
          </table:table-cell>
          <table:table-cell office:value-type="float" office:value="1000224">
            <text:p>1000224</text:p>
          </table:table-cell>
          <table:table-cell office:value-type="float" office:value="497920">
            <text:p>49792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999424">
            <text:p>999424</text:p>
          </table:table-cell>
          <table:table-cell office:value-type="float" office:value="499680">
            <text:p>499680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466">
            <text:p>466</text:p>
          </table:table-cell>
          <table:table-cell office:value-type="float" office:value="996576">
            <text:p>996576</text:p>
          </table:table-cell>
          <table:table-cell office:value-type="float" office:value="498592">
            <text:p>49859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466">
            <text:p>466</text:p>
          </table:table-cell>
          <table:table-cell office:value-type="float" office:value="996704">
            <text:p>996704</text:p>
          </table:table-cell>
          <table:table-cell office:value-type="float" office:value="500832">
            <text:p>50083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000992">
            <text:p>1000992</text:p>
          </table:table-cell>
          <table:table-cell office:value-type="float" office:value="500736">
            <text:p>500736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67">
            <text:p>467</text:p>
          </table:table-cell>
          <table:table-cell office:value-type="float" office:value="1000160">
            <text:p>1000160</text:p>
          </table:table-cell>
          <table:table-cell office:value-type="float" office:value="491040">
            <text:p>49104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67">
            <text:p>467</text:p>
          </table:table-cell>
          <table:table-cell office:value-type="float" office:value="1000832">
            <text:p>1000832</text:p>
          </table:table-cell>
          <table:table-cell office:value-type="float" office:value="507968">
            <text:p>50796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999872">
            <text:p>999872</text:p>
          </table:table-cell>
          <table:table-cell office:value-type="float" office:value="499648">
            <text:p>499648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468">
            <text:p>468</text:p>
          </table:table-cell>
          <table:table-cell office:value-type="float" office:value="999072">
            <text:p>999072</text:p>
          </table:table-cell>
          <table:table-cell office:value-type="float" office:value="513152">
            <text:p>513152</text:p>
          </table:table-cell>
          <table:table-cell office:value-type="float" office:value="199040">
            <text:p>199040</text:p>
          </table:table-cell>
          <table:table-cell/>
          <table:table-cell office:value-type="float" office:value="468">
            <text:p>468</text:p>
          </table:table-cell>
          <table:table-cell office:value-type="float" office:value="999296">
            <text:p>999296</text:p>
          </table:table-cell>
          <table:table-cell office:value-type="float" office:value="490624">
            <text:p>49062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999232">
            <text:p>999232</text:p>
          </table:table-cell>
          <table:table-cell office:value-type="float" office:value="500448">
            <text:p>500448</text:p>
          </table:table-cell>
          <table:table-cell office:value-type="float" office:value="199904">
            <text:p>199904</text:p>
          </table:table-cell>
          <table:table-cell/>
          <table:table-cell office:value-type="float" office:value="469">
            <text:p>469</text:p>
          </table:table-cell>
          <table:table-cell office:value-type="float" office:value="1000000">
            <text:p>1000000</text:p>
          </table:table-cell>
          <table:table-cell office:value-type="float" office:value="493152">
            <text:p>49315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69">
            <text:p>469</text:p>
          </table:table-cell>
          <table:table-cell office:value-type="float" office:value="996960">
            <text:p>996960</text:p>
          </table:table-cell>
          <table:table-cell office:value-type="float" office:value="500864">
            <text:p>50086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999680">
            <text:p>999680</text:p>
          </table:table-cell>
          <table:table-cell office:value-type="float" office:value="499712">
            <text:p>49971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70">
            <text:p>470</text:p>
          </table:table-cell>
          <table:table-cell office:value-type="float" office:value="1007840">
            <text:p>1007840</text:p>
          </table:table-cell>
          <table:table-cell office:value-type="float" office:value="501120">
            <text:p>501120</text:p>
          </table:table-cell>
          <table:table-cell office:value-type="float" office:value="201344">
            <text:p>201344</text:p>
          </table:table-cell>
          <table:table-cell/>
          <table:table-cell office:value-type="float" office:value="470">
            <text:p>470</text:p>
          </table:table-cell>
          <table:table-cell office:value-type="float" office:value="999968">
            <text:p>999968</text:p>
          </table:table-cell>
          <table:table-cell office:value-type="float" office:value="497856">
            <text:p>497856</text:p>
          </table:table-cell>
          <table:table-cell office:value-type="float" office:value="189920">
            <text:p>18992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001728">
            <text:p>1001728</text:p>
          </table:table-cell>
          <table:table-cell office:value-type="float" office:value="500576">
            <text:p>500576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71">
            <text:p>471</text:p>
          </table:table-cell>
          <table:table-cell office:value-type="float" office:value="991968">
            <text:p>991968</text:p>
          </table:table-cell>
          <table:table-cell office:value-type="float" office:value="499200">
            <text:p>499200</text:p>
          </table:table-cell>
          <table:table-cell office:value-type="float" office:value="197856">
            <text:p>197856</text:p>
          </table:table-cell>
          <table:table-cell/>
          <table:table-cell office:value-type="float" office:value="471">
            <text:p>471</text:p>
          </table:table-cell>
          <table:table-cell office:value-type="float" office:value="996416">
            <text:p>996416</text:p>
          </table:table-cell>
          <table:table-cell office:value-type="float" office:value="499104">
            <text:p>49910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998944">
            <text:p>998944</text:p>
          </table:table-cell>
          <table:table-cell office:value-type="float" office:value="499680">
            <text:p>499680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72">
            <text:p>472</text:p>
          </table:table-cell>
          <table:table-cell office:value-type="float" office:value="996480">
            <text:p>996480</text:p>
          </table:table-cell>
          <table:table-cell office:value-type="float" office:value="500608">
            <text:p>500608</text:p>
          </table:table-cell>
          <table:table-cell office:value-type="float" office:value="198208">
            <text:p>198208</text:p>
          </table:table-cell>
          <table:table-cell/>
          <table:table-cell office:value-type="float" office:value="472">
            <text:p>472</text:p>
          </table:table-cell>
          <table:table-cell office:value-type="float" office:value="1000288">
            <text:p>1000288</text:p>
          </table:table-cell>
          <table:table-cell office:value-type="float" office:value="499872">
            <text:p>499872</text:p>
          </table:table-cell>
          <table:table-cell office:value-type="float" office:value="206176">
            <text:p>20617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000000">
            <text:p>1000000</text:p>
          </table:table-cell>
          <table:table-cell office:value-type="float" office:value="499072">
            <text:p>49907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473">
            <text:p>473</text:p>
          </table:table-cell>
          <table:table-cell office:value-type="float" office:value="1000512">
            <text:p>1000512</text:p>
          </table:table-cell>
          <table:table-cell office:value-type="float" office:value="499392">
            <text:p>499392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473">
            <text:p>473</text:p>
          </table:table-cell>
          <table:table-cell office:value-type="float" office:value="986720">
            <text:p>986720</text:p>
          </table:table-cell>
          <table:table-cell office:value-type="float" office:value="487328">
            <text:p>48732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999360">
            <text:p>999360</text:p>
          </table:table-cell>
          <table:table-cell office:value-type="float" office:value="500192">
            <text:p>50019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74">
            <text:p>474</text:p>
          </table:table-cell>
          <table:table-cell office:value-type="float" office:value="993888">
            <text:p>993888</text:p>
          </table:table-cell>
          <table:table-cell office:value-type="float" office:value="500352">
            <text:p>50035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74">
            <text:p>474</text:p>
          </table:table-cell>
          <table:table-cell office:value-type="float" office:value="1010880">
            <text:p>1010880</text:p>
          </table:table-cell>
          <table:table-cell office:value-type="float" office:value="518976">
            <text:p>51897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001056">
            <text:p>1001056</text:p>
          </table:table-cell>
          <table:table-cell office:value-type="float" office:value="499712">
            <text:p>499712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475">
            <text:p>475</text:p>
          </table:table-cell>
          <table:table-cell office:value-type="float" office:value="1002432">
            <text:p>1002432</text:p>
          </table:table-cell>
          <table:table-cell office:value-type="float" office:value="496416">
            <text:p>496416</text:p>
          </table:table-cell>
          <table:table-cell office:value-type="float" office:value="211424">
            <text:p>211424</text:p>
          </table:table-cell>
          <table:table-cell/>
          <table:table-cell office:value-type="float" office:value="475">
            <text:p>475</text:p>
          </table:table-cell>
          <table:table-cell office:value-type="float" office:value="1004000">
            <text:p>1004000</text:p>
          </table:table-cell>
          <table:table-cell office:value-type="float" office:value="493600">
            <text:p>493600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000032">
            <text:p>1000032</text:p>
          </table:table-cell>
          <table:table-cell office:value-type="float" office:value="501120">
            <text:p>50112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76">
            <text:p>476</text:p>
          </table:table-cell>
          <table:table-cell office:value-type="float" office:value="1008896">
            <text:p>1008896</text:p>
          </table:table-cell>
          <table:table-cell office:value-type="float" office:value="500608">
            <text:p>500608</text:p>
          </table:table-cell>
          <table:table-cell office:value-type="float" office:value="188800">
            <text:p>188800</text:p>
          </table:table-cell>
          <table:table-cell/>
          <table:table-cell office:value-type="float" office:value="476">
            <text:p>476</text:p>
          </table:table-cell>
          <table:table-cell office:value-type="float" office:value="997792">
            <text:p>99779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999488">
            <text:p>999488</text:p>
          </table:table-cell>
          <table:table-cell office:value-type="float" office:value="499648">
            <text:p>49964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77">
            <text:p>477</text:p>
          </table:table-cell>
          <table:table-cell office:value-type="float" office:value="989760">
            <text:p>989760</text:p>
          </table:table-cell>
          <table:table-cell office:value-type="float" office:value="502432">
            <text:p>50243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77">
            <text:p>477</text:p>
          </table:table-cell>
          <table:table-cell office:value-type="float" office:value="999072">
            <text:p>999072</text:p>
          </table:table-cell>
          <table:table-cell office:value-type="float" office:value="497536">
            <text:p>497536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001216">
            <text:p>1001216</text:p>
          </table:table-cell>
          <table:table-cell office:value-type="float" office:value="499648">
            <text:p>49964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478">
            <text:p>478</text:p>
          </table:table-cell>
          <table:table-cell office:value-type="float" office:value="999840">
            <text:p>999840</text:p>
          </table:table-cell>
          <table:table-cell office:value-type="float" office:value="497152">
            <text:p>497152</text:p>
          </table:table-cell>
          <table:table-cell office:value-type="float" office:value="199296">
            <text:p>199296</text:p>
          </table:table-cell>
          <table:table-cell/>
          <table:table-cell office:value-type="float" office:value="478">
            <text:p>478</text:p>
          </table:table-cell>
          <table:table-cell office:value-type="float" office:value="998464">
            <text:p>998464</text:p>
          </table:table-cell>
          <table:table-cell office:value-type="float" office:value="499232">
            <text:p>49923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998336">
            <text:p>998336</text:p>
          </table:table-cell>
          <table:table-cell office:value-type="float" office:value="499968">
            <text:p>49996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79">
            <text:p>479</text:p>
          </table:table-cell>
          <table:table-cell office:value-type="float" office:value="997408">
            <text:p>997408</text:p>
          </table:table-cell>
          <table:table-cell office:value-type="float" office:value="499072">
            <text:p>49907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479">
            <text:p>479</text:p>
          </table:table-cell>
          <table:table-cell office:value-type="float" office:value="1000672">
            <text:p>1000672</text:p>
          </table:table-cell>
          <table:table-cell office:value-type="float" office:value="500928">
            <text:p>50092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00320">
            <text:p>1000320</text:p>
          </table:table-cell>
          <table:table-cell office:value-type="float" office:value="500320">
            <text:p>500320</text:p>
          </table:table-cell>
          <table:table-cell office:value-type="float" office:value="198368">
            <text:p>198368</text:p>
          </table:table-cell>
          <table:table-cell/>
          <table:table-cell office:value-type="float" office:value="480">
            <text:p>480</text:p>
          </table:table-cell>
          <table:table-cell office:value-type="float" office:value="999904">
            <text:p>999904</text:p>
          </table:table-cell>
          <table:table-cell office:value-type="float" office:value="501664">
            <text:p>501664</text:p>
          </table:table-cell>
          <table:table-cell office:value-type="float" office:value="198144">
            <text:p>198144</text:p>
          </table:table-cell>
          <table:table-cell/>
          <table:table-cell office:value-type="float" office:value="480">
            <text:p>480</text:p>
          </table:table-cell>
          <table:table-cell office:value-type="float" office:value="996768">
            <text:p>996768</text:p>
          </table:table-cell>
          <table:table-cell office:value-type="float" office:value="501152">
            <text:p>50115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999488">
            <text:p>999488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81">
            <text:p>481</text:p>
          </table:table-cell>
          <table:table-cell office:value-type="float" office:value="988096">
            <text:p>988096</text:p>
          </table:table-cell>
          <table:table-cell office:value-type="float" office:value="497632">
            <text:p>49763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81">
            <text:p>481</text:p>
          </table:table-cell>
          <table:table-cell office:value-type="float" office:value="999456">
            <text:p>999456</text:p>
          </table:table-cell>
          <table:table-cell office:value-type="float" office:value="498944">
            <text:p>49894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000448">
            <text:p>1000448</text:p>
          </table:table-cell>
          <table:table-cell office:value-type="float" office:value="500576">
            <text:p>500576</text:p>
          </table:table-cell>
          <table:table-cell office:value-type="float" office:value="200480">
            <text:p>200480</text:p>
          </table:table-cell>
          <table:table-cell/>
          <table:table-cell office:value-type="float" office:value="482">
            <text:p>482</text:p>
          </table:table-cell>
          <table:table-cell office:value-type="float" office:value="1010880">
            <text:p>1010880</text:p>
          </table:table-cell>
          <table:table-cell office:value-type="float" office:value="501568">
            <text:p>501568</text:p>
          </table:table-cell>
          <table:table-cell office:value-type="float" office:value="199296">
            <text:p>199296</text:p>
          </table:table-cell>
          <table:table-cell/>
          <table:table-cell office:value-type="float" office:value="482">
            <text:p>482</text:p>
          </table:table-cell>
          <table:table-cell office:value-type="float" office:value="998560">
            <text:p>998560</text:p>
          </table:table-cell>
          <table:table-cell office:value-type="float" office:value="492896">
            <text:p>492896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000960">
            <text:p>1000960</text:p>
          </table:table-cell>
          <table:table-cell office:value-type="float" office:value="500000">
            <text:p>50000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83">
            <text:p>483</text:p>
          </table:table-cell>
          <table:table-cell office:value-type="float" office:value="1000128">
            <text:p>1000128</text:p>
          </table:table-cell>
          <table:table-cell office:value-type="float" office:value="499072">
            <text:p>499072</text:p>
          </table:table-cell>
          <table:table-cell office:value-type="float" office:value="202592">
            <text:p>202592</text:p>
          </table:table-cell>
          <table:table-cell/>
          <table:table-cell office:value-type="float" office:value="483">
            <text:p>483</text:p>
          </table:table-cell>
          <table:table-cell office:value-type="float" office:value="998336">
            <text:p>998336</text:p>
          </table:table-cell>
          <table:table-cell office:value-type="float" office:value="500672">
            <text:p>500672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999840">
            <text:p>999840</text:p>
          </table:table-cell>
          <table:table-cell office:value-type="float" office:value="499904">
            <text:p>49990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84">
            <text:p>484</text:p>
          </table:table-cell>
          <table:table-cell office:value-type="float" office:value="996800">
            <text:p>996800</text:p>
          </table:table-cell>
          <table:table-cell office:value-type="float" office:value="499232">
            <text:p>499232</text:p>
          </table:table-cell>
          <table:table-cell office:value-type="float" office:value="196640">
            <text:p>196640</text:p>
          </table:table-cell>
          <table:table-cell/>
          <table:table-cell office:value-type="float" office:value="484">
            <text:p>484</text:p>
          </table:table-cell>
          <table:table-cell office:value-type="float" office:value="1002560">
            <text:p>1002560</text:p>
          </table:table-cell>
          <table:table-cell office:value-type="float" office:value="506848">
            <text:p>50684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00992">
            <text:p>1000992</text:p>
          </table:table-cell>
          <table:table-cell office:value-type="float" office:value="498976">
            <text:p>498976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485">
            <text:p>485</text:p>
          </table:table-cell>
          <table:table-cell office:value-type="float" office:value="1000672">
            <text:p>1000672</text:p>
          </table:table-cell>
          <table:table-cell office:value-type="float" office:value="500416">
            <text:p>500416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85">
            <text:p>485</text:p>
          </table:table-cell>
          <table:table-cell office:value-type="float" office:value="985376">
            <text:p>985376</text:p>
          </table:table-cell>
          <table:table-cell office:value-type="float" office:value="495296">
            <text:p>495296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997600">
            <text:p>997600</text:p>
          </table:table-cell>
          <table:table-cell office:value-type="float" office:value="499904">
            <text:p>499904</text:p>
          </table:table-cell>
          <table:table-cell office:value-type="float" office:value="204768">
            <text:p>204768</text:p>
          </table:table-cell>
          <table:table-cell/>
          <table:table-cell office:value-type="float" office:value="486">
            <text:p>486</text:p>
          </table:table-cell>
          <table:table-cell office:value-type="float" office:value="1011616">
            <text:p>1011616</text:p>
          </table:table-cell>
          <table:table-cell office:value-type="float" office:value="495712">
            <text:p>495712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86">
            <text:p>486</text:p>
          </table:table-cell>
          <table:table-cell office:value-type="float" office:value="1012064">
            <text:p>1012064</text:p>
          </table:table-cell>
          <table:table-cell office:value-type="float" office:value="499040">
            <text:p>499040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001344">
            <text:p>1001344</text:p>
          </table:table-cell>
          <table:table-cell office:value-type="float" office:value="500992">
            <text:p>500992</text:p>
          </table:table-cell>
          <table:table-cell office:value-type="float" office:value="196512">
            <text:p>196512</text:p>
          </table:table-cell>
          <table:table-cell/>
          <table:table-cell office:value-type="float" office:value="487">
            <text:p>487</text:p>
          </table:table-cell>
          <table:table-cell office:value-type="float" office:value="986496">
            <text:p>986496</text:p>
          </table:table-cell>
          <table:table-cell office:value-type="float" office:value="500672">
            <text:p>500672</text:p>
          </table:table-cell>
          <table:table-cell office:value-type="float" office:value="198880">
            <text:p>198880</text:p>
          </table:table-cell>
          <table:table-cell/>
          <table:table-cell office:value-type="float" office:value="487">
            <text:p>487</text:p>
          </table:table-cell>
          <table:table-cell office:value-type="float" office:value="994848">
            <text:p>994848</text:p>
          </table:table-cell>
          <table:table-cell office:value-type="float" office:value="501952">
            <text:p>501952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999648">
            <text:p>999648</text:p>
          </table:table-cell>
          <table:table-cell office:value-type="float" office:value="500192">
            <text:p>50019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88">
            <text:p>488</text:p>
          </table:table-cell>
          <table:table-cell office:value-type="float" office:value="1000032">
            <text:p>1000032</text:p>
          </table:table-cell>
          <table:table-cell office:value-type="float" office:value="501856">
            <text:p>501856</text:p>
          </table:table-cell>
          <table:table-cell office:value-type="float" office:value="190784">
            <text:p>190784</text:p>
          </table:table-cell>
          <table:table-cell/>
          <table:table-cell office:value-type="float" office:value="488">
            <text:p>488</text:p>
          </table:table-cell>
          <table:table-cell office:value-type="float" office:value="1001280">
            <text:p>1001280</text:p>
          </table:table-cell>
          <table:table-cell office:value-type="float" office:value="499360">
            <text:p>499360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999264">
            <text:p>999264</text:p>
          </table:table-cell>
          <table:table-cell office:value-type="float" office:value="499488">
            <text:p>49948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89">
            <text:p>489</text:p>
          </table:table-cell>
          <table:table-cell office:value-type="float" office:value="997728">
            <text:p>997728</text:p>
          </table:table-cell>
          <table:table-cell office:value-type="float" office:value="499424">
            <text:p>499424</text:p>
          </table:table-cell>
          <table:table-cell office:value-type="float" office:value="209408">
            <text:p>209408</text:p>
          </table:table-cell>
          <table:table-cell/>
          <table:table-cell office:value-type="float" office:value="489">
            <text:p>489</text:p>
          </table:table-cell>
          <table:table-cell office:value-type="float" office:value="997248">
            <text:p>997248</text:p>
          </table:table-cell>
          <table:table-cell office:value-type="float" office:value="512736">
            <text:p>51273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001536">
            <text:p>1001536</text:p>
          </table:table-cell>
          <table:table-cell office:value-type="float" office:value="499456">
            <text:p>499456</text:p>
          </table:table-cell>
          <table:table-cell office:value-type="float" office:value="198848">
            <text:p>198848</text:p>
          </table:table-cell>
          <table:table-cell/>
          <table:table-cell office:value-type="float" office:value="490">
            <text:p>490</text:p>
          </table:table-cell>
          <table:table-cell office:value-type="float" office:value="999328">
            <text:p>999328</text:p>
          </table:table-cell>
          <table:table-cell office:value-type="float" office:value="500704">
            <text:p>50070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90">
            <text:p>490</text:p>
          </table:table-cell>
          <table:table-cell office:value-type="float" office:value="1003488">
            <text:p>1003488</text:p>
          </table:table-cell>
          <table:table-cell office:value-type="float" office:value="485824">
            <text:p>485824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998848">
            <text:p>998848</text:p>
          </table:table-cell>
          <table:table-cell office:value-type="float" office:value="501952">
            <text:p>501952</text:p>
          </table:table-cell>
          <table:table-cell office:value-type="float" office:value="201952">
            <text:p>201952</text:p>
          </table:table-cell>
          <table:table-cell/>
          <table:table-cell office:value-type="float" office:value="491">
            <text:p>491</text:p>
          </table:table-cell>
          <table:table-cell office:value-type="float" office:value="1000096">
            <text:p>1000096</text:p>
          </table:table-cell>
          <table:table-cell office:value-type="float" office:value="488768">
            <text:p>488768</text:p>
          </table:table-cell>
          <table:table-cell office:value-type="float" office:value="198304">
            <text:p>198304</text:p>
          </table:table-cell>
          <table:table-cell/>
          <table:table-cell office:value-type="float" office:value="491">
            <text:p>491</text:p>
          </table:table-cell>
          <table:table-cell office:value-type="float" office:value="996800">
            <text:p>996800</text:p>
          </table:table-cell>
          <table:table-cell office:value-type="float" office:value="500224">
            <text:p>50022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999840">
            <text:p>999840</text:p>
          </table:table-cell>
          <table:table-cell office:value-type="float" office:value="499648">
            <text:p>499648</text:p>
          </table:table-cell>
          <table:table-cell office:value-type="float" office:value="210720">
            <text:p>210720</text:p>
          </table:table-cell>
          <table:table-cell/>
          <table:table-cell office:value-type="float" office:value="492">
            <text:p>492</text:p>
          </table:table-cell>
          <table:table-cell office:value-type="float" office:value="999392">
            <text:p>999392</text:p>
          </table:table-cell>
          <table:table-cell office:value-type="float" office:value="518048">
            <text:p>51804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92">
            <text:p>492</text:p>
          </table:table-cell>
          <table:table-cell office:value-type="float" office:value="1001120">
            <text:p>1001120</text:p>
          </table:table-cell>
          <table:table-cell office:value-type="float" office:value="501984">
            <text:p>501984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001536">
            <text:p>1001536</text:p>
          </table:table-cell>
          <table:table-cell office:value-type="float" office:value="498208">
            <text:p>498208</text:p>
          </table:table-cell>
          <table:table-cell office:value-type="float" office:value="200640">
            <text:p>200640</text:p>
          </table:table-cell>
          <table:table-cell/>
          <table:table-cell office:value-type="float" office:value="493">
            <text:p>493</text:p>
          </table:table-cell>
          <table:table-cell office:value-type="float" office:value="986848">
            <text:p>986848</text:p>
          </table:table-cell>
          <table:table-cell office:value-type="float" office:value="488416">
            <text:p>488416</text:p>
          </table:table-cell>
          <table:table-cell office:value-type="float" office:value="212544">
            <text:p>212544</text:p>
          </table:table-cell>
          <table:table-cell/>
          <table:table-cell office:value-type="float" office:value="493">
            <text:p>493</text:p>
          </table:table-cell>
          <table:table-cell office:value-type="float" office:value="991104">
            <text:p>991104</text:p>
          </table:table-cell>
          <table:table-cell office:value-type="float" office:value="495040">
            <text:p>495040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999264">
            <text:p>999264</text:p>
          </table:table-cell>
          <table:table-cell office:value-type="float" office:value="502368">
            <text:p>502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94">
            <text:p>494</text:p>
          </table:table-cell>
          <table:table-cell office:value-type="float" office:value="1007648">
            <text:p>1007648</text:p>
          </table:table-cell>
          <table:table-cell office:value-type="float" office:value="500160">
            <text:p>50016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94">
            <text:p>494</text:p>
          </table:table-cell>
          <table:table-cell office:value-type="float" office:value="1000736">
            <text:p>1000736</text:p>
          </table:table-cell>
          <table:table-cell office:value-type="float" office:value="501760">
            <text:p>501760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999840">
            <text:p>999840</text:p>
          </table:table-cell>
          <table:table-cell office:value-type="float" office:value="498432">
            <text:p>49843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495">
            <text:p>495</text:p>
          </table:table-cell>
          <table:table-cell office:value-type="float" office:value="999776">
            <text:p>999776</text:p>
          </table:table-cell>
          <table:table-cell office:value-type="float" office:value="500032">
            <text:p>50003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95">
            <text:p>495</text:p>
          </table:table-cell>
          <table:table-cell office:value-type="float" office:value="1004448">
            <text:p>1004448</text:p>
          </table:table-cell>
          <table:table-cell office:value-type="float" office:value="499360">
            <text:p>49936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000032">
            <text:p>1000032</text:p>
          </table:table-cell>
          <table:table-cell office:value-type="float" office:value="500640">
            <text:p>500640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496">
            <text:p>496</text:p>
          </table:table-cell>
          <table:table-cell office:value-type="float" office:value="1001760">
            <text:p>1001760</text:p>
          </table:table-cell>
          <table:table-cell office:value-type="float" office:value="500832">
            <text:p>50083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496">
            <text:p>496</text:p>
          </table:table-cell>
          <table:table-cell office:value-type="float" office:value="1006016">
            <text:p>1006016</text:p>
          </table:table-cell>
          <table:table-cell office:value-type="float" office:value="500512">
            <text:p>500512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998976">
            <text:p>998976</text:p>
          </table:table-cell>
          <table:table-cell office:value-type="float" office:value="498624">
            <text:p>49862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97">
            <text:p>497</text:p>
          </table:table-cell>
          <table:table-cell office:value-type="float" office:value="997600">
            <text:p>997600</text:p>
          </table:table-cell>
          <table:table-cell office:value-type="float" office:value="510688">
            <text:p>510688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497">
            <text:p>497</text:p>
          </table:table-cell>
          <table:table-cell office:value-type="float" office:value="981216">
            <text:p>981216</text:p>
          </table:table-cell>
          <table:table-cell office:value-type="float" office:value="490112">
            <text:p>49011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000768">
            <text:p>1000768</text:p>
          </table:table-cell>
          <table:table-cell office:value-type="float" office:value="512672">
            <text:p>51267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498">
            <text:p>498</text:p>
          </table:table-cell>
          <table:table-cell office:value-type="float" office:value="998944">
            <text:p>998944</text:p>
          </table:table-cell>
          <table:table-cell office:value-type="float" office:value="499072">
            <text:p>499072</text:p>
          </table:table-cell>
          <table:table-cell office:value-type="float" office:value="199264">
            <text:p>199264</text:p>
          </table:table-cell>
          <table:table-cell/>
          <table:table-cell office:value-type="float" office:value="498">
            <text:p>498</text:p>
          </table:table-cell>
          <table:table-cell office:value-type="float" office:value="1009568">
            <text:p>1009568</text:p>
          </table:table-cell>
          <table:table-cell office:value-type="float" office:value="522304">
            <text:p>52230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999136">
            <text:p>999136</text:p>
          </table:table-cell>
          <table:table-cell office:value-type="float" office:value="500640">
            <text:p>500640</text:p>
          </table:table-cell>
          <table:table-cell office:value-type="float" office:value="200160">
            <text:p>200160</text:p>
          </table:table-cell>
          <table:table-cell/>
          <table:table-cell office:value-type="float" office:value="499">
            <text:p>499</text:p>
          </table:table-cell>
          <table:table-cell office:value-type="float" office:value="997216">
            <text:p>997216</text:p>
          </table:table-cell>
          <table:table-cell office:value-type="float" office:value="500800">
            <text:p>500800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499">
            <text:p>499</text:p>
          </table:table-cell>
          <table:table-cell office:value-type="float" office:value="999456">
            <text:p>999456</text:p>
          </table:table-cell>
          <table:table-cell office:value-type="float" office:value="498368">
            <text:p>49836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12000">
            <text:p>1012000</text:p>
          </table:table-cell>
          <table:table-cell office:value-type="float" office:value="498784">
            <text:p>498784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500">
            <text:p>500</text:p>
          </table:table-cell>
          <table:table-cell office:value-type="float" office:value="1003008">
            <text:p>1003008</text:p>
          </table:table-cell>
          <table:table-cell office:value-type="float" office:value="501248">
            <text:p>501248</text:p>
          </table:table-cell>
          <table:table-cell office:value-type="float" office:value="197312">
            <text:p>197312</text:p>
          </table:table-cell>
          <table:table-cell/>
          <table:table-cell office:value-type="float" office:value="500">
            <text:p>500</text:p>
          </table:table-cell>
          <table:table-cell office:value-type="float" office:value="1010528">
            <text:p>1010528</text:p>
          </table:table-cell>
          <table:table-cell office:value-type="float" office:value="498784">
            <text:p>498784</text:p>
          </table:table-cell>
          <table:table-cell office:value-type="float" office:value="164896">
            <text:p>164896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string">
            <text:p>Inter</text:p>
          </table:table-cell>
          <table:table-cell table:formula="oooc:=([reportes.B10]-[reportes.B9])/22" office:value-type="float" office:value="1117.09090909091">
            <text:p>1117,0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tadísticas</text:p>
          </table:table-cell>
          <table:table-cell table:number-columns-repeated="4"/>
          <table:table-cell office:value-type="string">
            <text:p>Estadísticas</text:p>
          </table:table-cell>
          <table:table-cell table:number-columns-repeated="4"/>
          <table:table-cell office:value-type="string">
            <text:p>Estadíst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/>
          <table:table-cell table:style-name="ce6"/>
          <table:table-cell table:style-name="ce6" office:value-type="float" office:value="10000">
            <text:p>10000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1000">
            <text:p>1000</text:p>
          </table:table-cell>
        </table:table-row>
        <table:table-row table:style-name="ro1">
          <table:table-cell table:formula="oooc:=[reportes.B9]" office:value-type="float" office:value="987424">
            <text:p>987424</text:p>
          </table:table-cell>
          <table:table-cell table:formula="oooc:=[.A509]+1117" office:value-type="float" office:value="988541">
            <text:p>988541</text:p>
          </table:table-cell>
          <table:table-cell table:formula="oooc:=COUNTIF([.B3:.B502];&quot;&lt;promedio(B527)&quot;)" office:value-type="float" office:value="0">
            <text:p>0</text:p>
          </table:table-cell>
          <table:table-cell table:formula="oooc:=COUNTIF([.C3:.C502];(1))" office:value-type="float" office:value="0">
            <text:p>0</text:p>
          </table:table-cell>
          <table:table-cell table:formula="oooc:=COUNTIF([.D3:.D502];(1))" office:value-type="float" office:value="0">
            <text:p>0</text:p>
          </table:table-cell>
          <table:table-cell/>
          <table:table-cell office:value-type="string">
            <text:p>0-1</text:p>
          </table:table-cell>
          <table:table-cell table:formula="oooc:=COUNTIF([.G3:.G502];(1))" office:value-type="float" office:value="0">
            <text:p>0</text:p>
          </table:table-cell>
          <table:table-cell table:formula="oooc:=COUNTIF([.H3:.H502];(1))" office:value-type="float" office:value="0">
            <text:p>0</text:p>
          </table:table-cell>
          <table:table-cell table:formula="oooc:=COUNTIF([.I3:.I502];(1))" office:value-type="float" office:value="0">
            <text:p>0</text:p>
          </table:table-cell>
          <table:table-cell/>
          <table:table-cell table:style-name="ce6" office:value-type="string">
            <text:p>0-1</text:p>
          </table:table-cell>
          <table:table-cell table:style-name="ce6" table:formula="oooc:=COUNTIF([.L3:.L502];(1))" office:value-type="float" office:value="0">
            <text:p>0</text:p>
          </table:table-cell>
          <table:table-cell table:style-name="ce6" table:formula="oooc:=COUNTIF([.M3:.M502];(1))" office:value-type="float" office:value="0">
            <text:p>0</text:p>
          </table:table-cell>
          <table:table-cell table:style-name="ce6" table:formula="oooc:=COUNTIF([.N3:.N502];(1))" office:value-type="float" office:value="0">
            <text:p>0</text:p>
          </table:table-cell>
        </table:table-row>
        <table:table-row table:style-name="ro1">
          <table:table-cell table:formula="oooc:=[.B509]" office:value-type="float" office:value="988541">
            <text:p>988541</text:p>
          </table:table-cell>
          <table:table-cell table:formula="oooc:=[.A510]+1117" office:value-type="float" office:value="989658">
            <text:p>989658</text:p>
          </table:table-cell>
          <table:table-cell table:formula="oooc:=COUNTIF([.B4:.B503];&quot;&lt;9B509&quot;)" office:value-type="float" office:value="0">
            <text:p>0</text:p>
          </table:table-cell>
          <table:table-cell table:style-name="ce5" table:formula="oooc:=COUNTIF([.C3:.C502];(2))" office:value-type="float" office:value="0">
            <text:p>0</text:p>
          </table:table-cell>
          <table:table-cell table:style-name="ce5" table:formula="oooc:=COUNTIF([.D3:.D502];(2))" office:value-type="float" office:value="0">
            <text:p>0</text:p>
          </table:table-cell>
          <table:table-cell/>
          <table:table-cell office:value-type="string">
            <text:p>1-2</text:p>
          </table:table-cell>
          <table:table-cell table:style-name="ce5" table:formula="oooc:=COUNTIF([.G3:.G502];(2))" office:value-type="float" office:value="0">
            <text:p>0</text:p>
          </table:table-cell>
          <table:table-cell table:style-name="ce5" table:formula="oooc:=COUNTIF([.H3:.H502];(2))" office:value-type="float" office:value="0">
            <text:p>0</text:p>
          </table:table-cell>
          <table:table-cell table:style-name="ce5" table:formula="oooc:=COUNTIF([.I3:.I502];(2))" office:value-type="float" office:value="0">
            <text:p>0</text:p>
          </table:table-cell>
          <table:table-cell/>
          <table:table-cell table:style-name="ce6" office:value-type="string">
            <text:p>1-2</text:p>
          </table:table-cell>
          <table:table-cell table:style-name="ce7" table:formula="oooc:=COUNTIF([.L3:.L502];(2))" office:value-type="float" office:value="0">
            <text:p>0</text:p>
          </table:table-cell>
          <table:table-cell table:style-name="ce7" table:formula="oooc:=COUNTIF([.M3:.M502];(2))" office:value-type="float" office:value="0">
            <text:p>0</text:p>
          </table:table-cell>
          <table:table-cell table:style-name="ce7" table:formula="oooc:=COUNTIF([.N3:.N502];(2))" office:value-type="float" office:value="0">
            <text:p>0</text:p>
          </table:table-cell>
        </table:table-row>
        <table:table-row table:style-name="ro1">
          <table:table-cell table:formula="oooc:=[.B510]" office:value-type="float" office:value="989658">
            <text:p>989658</text:p>
          </table:table-cell>
          <table:table-cell table:formula="oooc:=[.A511]+1117" office:value-type="float" office:value="990775">
            <text:p>990775</text:p>
          </table:table-cell>
          <table:table-cell table:formula="oooc:=COUNTIF([.B3:.B502];(3))" office:value-type="float" office:value="0">
            <text:p>0</text:p>
          </table:table-cell>
          <table:table-cell table:formula="oooc:=COUNTIF([.C3:.C502];(3))" office:value-type="float" office:value="0">
            <text:p>0</text:p>
          </table:table-cell>
          <table:table-cell table:formula="oooc:=COUNTIF([.D3:.D502];(3))" office:value-type="float" office:value="0">
            <text:p>0</text:p>
          </table:table-cell>
          <table:table-cell/>
          <table:table-cell office:value-type="string">
            <text:p>2-3</text:p>
          </table:table-cell>
          <table:table-cell table:formula="oooc:=COUNTIF([.G3:.G502];(3))" office:value-type="float" office:value="0">
            <text:p>0</text:p>
          </table:table-cell>
          <table:table-cell table:formula="oooc:=COUNTIF([.H3:.H502];(3))" office:value-type="float" office:value="0">
            <text:p>0</text:p>
          </table:table-cell>
          <table:table-cell table:formula="oooc:=COUNTIF([.I3:.I502];(3))" office:value-type="float" office:value="0">
            <text:p>0</text:p>
          </table:table-cell>
          <table:table-cell/>
          <table:table-cell table:style-name="ce6" office:value-type="string">
            <text:p>2-3</text:p>
          </table:table-cell>
          <table:table-cell table:style-name="ce6" table:formula="oooc:=COUNTIF([.L3:.L502];(3))" office:value-type="float" office:value="0">
            <text:p>0</text:p>
          </table:table-cell>
          <table:table-cell table:style-name="ce6" table:formula="oooc:=COUNTIF([.M3:.M502];(3))" office:value-type="float" office:value="0">
            <text:p>0</text:p>
          </table:table-cell>
          <table:table-cell table:style-name="ce6" table:formula="oooc:=COUNTIF([.N3:.N502];(3))" office:value-type="float" office:value="0">
            <text:p>0</text:p>
          </table:table-cell>
        </table:table-row>
        <table:table-row table:style-name="ro1">
          <table:table-cell table:formula="oooc:=[.B511]" office:value-type="float" office:value="990775">
            <text:p>990775</text:p>
          </table:table-cell>
          <table:table-cell table:formula="oooc:=[.A512]+1117" office:value-type="float" office:value="991892">
            <text:p>991892</text:p>
          </table:table-cell>
          <table:table-cell table:style-name="ce5" table:formula="oooc:=COUNTIF([.B3:.B502];(4))" office:value-type="float" office:value="0">
            <text:p>0</text:p>
          </table:table-cell>
          <table:table-cell table:style-name="ce5" table:formula="oooc:=COUNTIF([.C3:.C502];(4))" office:value-type="float" office:value="0">
            <text:p>0</text:p>
          </table:table-cell>
          <table:table-cell table:style-name="ce5" table:formula="oooc:=COUNTIF([.D3:.D502];(4))" office:value-type="float" office:value="0">
            <text:p>0</text:p>
          </table:table-cell>
          <table:table-cell/>
          <table:table-cell office:value-type="string">
            <text:p>3-4</text:p>
          </table:table-cell>
          <table:table-cell table:style-name="ce5" table:formula="oooc:=COUNTIF([.G3:.G502];(4))" office:value-type="float" office:value="0">
            <text:p>0</text:p>
          </table:table-cell>
          <table:table-cell table:style-name="ce5" table:formula="oooc:=COUNTIF([.H3:.H502];(4))" office:value-type="float" office:value="0">
            <text:p>0</text:p>
          </table:table-cell>
          <table:table-cell table:style-name="ce5" table:formula="oooc:=COUNTIF([.I3:.I502];(4))" office:value-type="float" office:value="0">
            <text:p>0</text:p>
          </table:table-cell>
          <table:table-cell/>
          <table:table-cell table:style-name="ce6" office:value-type="string">
            <text:p>3-4</text:p>
          </table:table-cell>
          <table:table-cell table:style-name="ce7" table:formula="oooc:=COUNTIF([.L3:.L502];(4))" office:value-type="float" office:value="0">
            <text:p>0</text:p>
          </table:table-cell>
          <table:table-cell table:style-name="ce7" table:formula="oooc:=COUNTIF([.M3:.M502];(4))" office:value-type="float" office:value="0">
            <text:p>0</text:p>
          </table:table-cell>
          <table:table-cell table:style-name="ce7" table:formula="oooc:=COUNTIF([.N3:.N502];(4))" office:value-type="float" office:value="0">
            <text:p>0</text:p>
          </table:table-cell>
        </table:table-row>
        <table:table-row table:style-name="ro1">
          <table:table-cell table:formula="oooc:=[.B512]" office:value-type="float" office:value="991892">
            <text:p>991892</text:p>
          </table:table-cell>
          <table:table-cell table:formula="oooc:=[.A513]+1117" office:value-type="float" office:value="993009">
            <text:p>993009</text:p>
          </table:table-cell>
          <table:table-cell table:number-columns-repeated="13"/>
        </table:table-row>
        <table:table-row table:style-name="ro1">
          <table:table-cell table:formula="oooc:=[.B513]" office:value-type="float" office:value="993009">
            <text:p>993009</text:p>
          </table:table-cell>
          <table:table-cell table:formula="oooc:=[.A514]+1117" office:value-type="float" office:value="994126">
            <text:p>994126</text:p>
          </table:table-cell>
          <table:table-cell table:number-columns-repeated="13"/>
        </table:table-row>
        <table:table-row table:style-name="ro1">
          <table:table-cell table:formula="oooc:=[.B514]" office:value-type="float" office:value="994126">
            <text:p>994126</text:p>
          </table:table-cell>
          <table:table-cell table:formula="oooc:=[.A515]+1117" office:value-type="float" office:value="995243">
            <text:p>995243</text:p>
          </table:table-cell>
          <table:table-cell table:number-columns-repeated="13"/>
        </table:table-row>
        <table:table-row table:style-name="ro1">
          <table:table-cell table:formula="oooc:=[.B515]" office:value-type="float" office:value="995243">
            <text:p>995243</text:p>
          </table:table-cell>
          <table:table-cell table:formula="oooc:=[.A516]+1117" office:value-type="float" office:value="996360">
            <text:p>996360</text:p>
          </table:table-cell>
          <table:table-cell table:number-columns-repeated="13"/>
        </table:table-row>
        <table:table-row table:style-name="ro1">
          <table:table-cell table:formula="oooc:=[.B516]" office:value-type="float" office:value="996360">
            <text:p>996360</text:p>
          </table:table-cell>
          <table:table-cell table:formula="oooc:=[.A517]+1117" office:value-type="float" office:value="997477">
            <text:p>997477</text:p>
          </table:table-cell>
          <table:table-cell table:number-columns-repeated="13"/>
        </table:table-row>
        <table:table-row table:style-name="ro1">
          <table:table-cell table:formula="oooc:=[.B517]" office:value-type="float" office:value="997477">
            <text:p>997477</text:p>
          </table:table-cell>
          <table:table-cell table:formula="oooc:=[.A518]+1117" office:value-type="float" office:value="998594">
            <text:p>998594</text:p>
          </table:table-cell>
          <table:table-cell table:number-columns-repeated="13"/>
        </table:table-row>
        <table:table-row table:style-name="ro1">
          <table:table-cell table:formula="oooc:=[.B518]" office:value-type="float" office:value="998594">
            <text:p>998594</text:p>
          </table:table-cell>
          <table:table-cell table:formula="oooc:=[.A519]+1117" office:value-type="float" office:value="999711">
            <text:p>999711</text:p>
          </table:table-cell>
          <table:table-cell table:number-columns-repeated="13"/>
        </table:table-row>
        <table:table-row table:style-name="ro1">
          <table:table-cell table:formula="oooc:=[.B519]" office:value-type="float" office:value="999711">
            <text:p>999711</text:p>
          </table:table-cell>
          <table:table-cell table:formula="oooc:=[.A520]+1117" office:value-type="float" office:value="1000828">
            <text:p>1000828</text:p>
          </table:table-cell>
          <table:table-cell table:number-columns-repeated="13"/>
        </table:table-row>
        <table:table-row table:style-name="ro1">
          <table:table-cell table:formula="oooc:=[.B520]" office:value-type="float" office:value="1000828">
            <text:p>1000828</text:p>
          </table:table-cell>
          <table:table-cell table:formula="oooc:=[.A521]+1117" office:value-type="float" office:value="1001945">
            <text:p>1001945</text:p>
          </table:table-cell>
          <table:table-cell table:number-columns-repeated="13"/>
        </table:table-row>
        <table:table-row table:style-name="ro1">
          <table:table-cell table:formula="oooc:=[.B521]" office:value-type="float" office:value="1001945">
            <text:p>1001945</text:p>
          </table:table-cell>
          <table:table-cell table:formula="oooc:=[.A522]+1117" office:value-type="float" office:value="1003062">
            <text:p>1003062</text:p>
          </table:table-cell>
          <table:table-cell table:number-columns-repeated="13"/>
        </table:table-row>
        <table:table-row table:style-name="ro1">
          <table:table-cell table:formula="oooc:=[.B522]" office:value-type="float" office:value="1003062">
            <text:p>1003062</text:p>
          </table:table-cell>
          <table:table-cell table:formula="oooc:=[.A523]+1117" office:value-type="float" office:value="1004179">
            <text:p>1004179</text:p>
          </table:table-cell>
          <table:table-cell table:number-columns-repeated="13"/>
        </table:table-row>
        <table:table-row table:style-name="ro1">
          <table:table-cell table:formula="oooc:=[.B523]" office:value-type="float" office:value="1004179">
            <text:p>1004179</text:p>
          </table:table-cell>
          <table:table-cell table:formula="oooc:=[.A524]+1117" office:value-type="float" office:value="1005296">
            <text:p>1005296</text:p>
          </table:table-cell>
          <table:table-cell table:number-columns-repeated="13"/>
        </table:table-row>
        <table:table-row table:style-name="ro1">
          <table:table-cell table:formula="oooc:=[.B524]" office:value-type="float" office:value="1005296">
            <text:p>1005296</text:p>
          </table:table-cell>
          <table:table-cell table:formula="oooc:=[.A525]+1117" office:value-type="float" office:value="1006413">
            <text:p>1006413</text:p>
          </table:table-cell>
          <table:table-cell table:number-columns-repeated="13"/>
        </table:table-row>
        <table:table-row table:style-name="ro1">
          <table:table-cell table:formula="oooc:=[.B525]" office:value-type="float" office:value="1006413">
            <text:p>1006413</text:p>
          </table:table-cell>
          <table:table-cell table:formula="oooc:=[.A526]+1117" office:value-type="float" office:value="1007530">
            <text:p>1007530</text:p>
          </table:table-cell>
          <table:table-cell table:number-columns-repeated="13"/>
        </table:table-row>
        <table:table-row table:style-name="ro1">
          <table:table-cell table:formula="oooc:=[.B526]" office:value-type="float" office:value="1007530">
            <text:p>1007530</text:p>
          </table:table-cell>
          <table:table-cell table:formula="oooc:=[.A527]+1117" office:value-type="float" office:value="1008647">
            <text:p>1008647</text:p>
          </table:table-cell>
          <table:table-cell table:number-columns-repeated="13"/>
        </table:table-row>
        <table:table-row table:style-name="ro1">
          <table:table-cell table:formula="oooc:=[.B527]" office:value-type="float" office:value="1008647">
            <text:p>1008647</text:p>
          </table:table-cell>
          <table:table-cell table:formula="oooc:=[.A528]+1117" office:value-type="float" office:value="1009764">
            <text:p>1009764</text:p>
          </table:table-cell>
          <table:table-cell table:number-columns-repeated="13"/>
        </table:table-row>
        <table:table-row table:style-name="ro1">
          <table:table-cell table:formula="oooc:=[.B528]" office:value-type="float" office:value="1009764">
            <text:p>1009764</text:p>
          </table:table-cell>
          <table:table-cell table:formula="oooc:=[.A529]+1117" office:value-type="float" office:value="1010881">
            <text:p>1010881</text:p>
          </table:table-cell>
          <table:table-cell table:number-columns-repeated="13"/>
        </table:table-row>
        <table:table-row table:style-name="ro1">
          <table:table-cell table:formula="oooc:=[.B529]" office:value-type="float" office:value="1010881">
            <text:p>1010881</text:p>
          </table:table-cell>
          <table:table-cell table:formula="oooc:=[.A530]+1117" office:value-type="float" office:value="1011998">
            <text:p>1011998</text:p>
          </table:table-cell>
          <table:table-cell table:number-columns-repeated="13"/>
        </table:table-row>
        <table:table-row table:style-name="ro1">
          <table:table-cell table:formula="oooc:=[.B530]" office:value-type="float" office:value="1011998">
            <text:p>1011998</text:p>
          </table:table-cell>
          <table:table-cell table:formula="oooc:=[.A531]+1117" office:value-type="float" office:value="1013115">
            <text:p>1013115</text:p>
          </table:table-cell>
          <table:table-cell table:number-columns-repeated="13"/>
        </table:table-row>
        <table:table-row table:style-name="ro1">
          <table:table-cell table:formula="oooc:=[.B531]" office:value-type="float" office:value="1013115">
            <text:p>1013115</text:p>
          </table:table-cell>
          <table:table-cell table:formula="oooc:=[.A532]+1117" office:value-type="float" office:value="1014232">
            <text:p>1014232</text:p>
          </table:table-cell>
          <table:table-cell table:number-columns-repeated="13"/>
        </table:table-row>
        <table:table-row table:style-name="ro1">
          <table:table-cell table:formula="oooc:=[.B532]" office:value-type="float" office:value="1014232">
            <text:p>1014232</text:p>
          </table:table-cell>
          <table:table-cell table:formula="oooc:=[.A533]+1117" office:value-type="float" office:value="1015349">
            <text:p>1015349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s" fo:country="A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1">31/07/2007</text:date>, <text:time>20:21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Luis Larrateguy</meta:initial-creator>
    <meta:creation-date>2007-07-27T15:57:32</meta:creation-date>
    <dc:creator>Cesar Matías Sandrigo</dc:creator>
    <dc:date>2007-07-31T20:21:33</dc:date>
    <dc:language>es-AR</dc:language>
    <meta:editing-cycles>6</meta:editing-cycles>
    <meta:editing-duration>PT39M50S</meta:editing-duration>
    <meta:user-defined meta:name="Info 1"/>
    <meta:user-defined meta:name="Info 2"/>
    <meta:user-defined meta:name="Info 3"/>
    <meta:user-defined meta:name="Info 4"/>
    <meta:document-statistic meta:table-count="2" meta:cell-count="61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7.989cm" svg:height="6.992cm" chart:class="chart:bar" chart:style-name="ch1">
        <chart:title svg:x="1.651cm" svg:y="0.138cm" chart:style-name="ch2">
          <text:p>Latencia en RTLinux</text:p>
        </chart:title>
        <chart:legend chart:legend-position="end" svg:x="6.423cm" svg:y="2.987cm" chart:style-name="ch3"/>
        <chart:plot-area chart:style-name="ch4" table:cell-range-address="datos.$A$508:.$E$512" chart:data-source-has-labels="both" chart:table-number-list="1" svg:x="0.159cm" svg:y="0.947cm" svg:width="6.252cm" svg:height="5.905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series chart:style-name="ch10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10000</text:p>
              </table:table-cell>
              <table:table-cell office:value-type="string">
                <text:p>50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987424</text:p>
              </table:table-cell>
              <table:table-cell office:value-type="float" office:value="988541">
                <text:p>988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541</text:p>
              </table:table-cell>
              <table:table-cell office:value-type="float" office:value="989658">
                <text:p>989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658</text:p>
              </table:table-cell>
              <table:table-cell office:value-type="float" office:value="990775">
                <text:p>990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775</text:p>
              </table:table-cell>
              <table:table-cell office:value-type="float" office:value="991892">
                <text:p>991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title svg:x="1.743cm" svg:y="0.14cm" chart:style-name="ch2">
          <text:p>MINIX4RT AL VACIO</text:p>
        </chart:title>
        <chart:legend chart:legend-position="end" svg:x="6.739cm" svg:y="2.991cm" chart:style-name="ch3"/>
        <chart:plot-area chart:style-name="ch4" table:cell-range-address="datos.$G$508:.$J$512" chart:data-source-has-labels="both" chart:table-number-list="1" svg:x="0.16cm" svg:y="0.949cm" svg:width="6.26cm" svg:height="5.911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</table:table-cell>
              <table:table-cell office:value-type="string">
                <text:p>50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0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title svg:x="1.429cm" svg:y="0.14cm" chart:style-name="ch2">
          <text:p>MINIX4RT CON CARGA</text:p>
        </chart:title>
        <chart:legend chart:legend-position="end" svg:x="6.739cm" svg:y="2.991cm" chart:style-name="ch3"/>
        <chart:plot-area chart:style-name="ch4" table:cell-range-address="datos.$L$508:.$O$512" chart:data-source-has-labels="both" chart:table-number-list="1" svg:x="0.16cm" svg:y="0.949cm" svg:width="6.26cm" svg:height="5.911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</table:table-cell>
              <table:table-cell office:value-type="string">
                <text:p>50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0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